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pt"/>
    </style:style>
    <style:style style:name="co3" style:family="table-column">
      <style:table-column-properties fo:break-before="auto" style:column-width="15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/>
    <style:style style:name="ce4" style:family="table-cell" style:parent-style-name="Default">
      <style:text-properties fo:color="#ff3333"/>
    </style:style>
    <style:style style:name="ce5" style:family="table-cell" style:parent-style-name="Default" style:data-style-name="N100"/>
    <style:style style:name="ce6" style:family="table-cell" style:parent-style-name="Default">
      <style:text-properties fo:color="#ff3333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justify" fo:margin-left="0pt"/>
      <style:text-properties fo:color="#ff3333"/>
    </style:style>
    <style:style style:name="ce10" style:family="table-cell" style:parent-style-name="Default">
      <style:text-properties fo:color="#ff3333" fo:font-weight="bold" style:font-weight-asian="bold" style:font-weight-complex="bold"/>
    </style:style>
    <style:style style:name="ce11" style:family="table-cell" style:parent-style-name="Default">
      <style:text-properties style:use-window-font-color="true"/>
    </style:style>
    <style:style style:name="ce12" style:family="table-cell" style:parent-style-name="Default" style:data-style-name="N100">
      <style:text-properties fo:color="#ff3333"/>
    </style:style>
    <style:style style:name="ce13" style:family="table-cell" style:parent-style-name="Default">
      <style:text-properties style:use-window-font-color="true" style:text-underline-style="none"/>
    </style:style>
  </office:automatic-styles>
  <office:body>
    <office:spreadsheet>
      <table:calculation-settings table:automatic-find-labels="false"/>
      <table:table table:name="MostPop" table:style-name="ta1">
        <table:table-column table:style-name="co1" table:default-cell-style-name="Default"/>
        <table:table-row table:style-name="ro1">
          <table:table-cell/>
        </table:table-row>
      </table:table>
      <table:table table:name="CFItemN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aset: tmp\\reducedU2DistMapPurchaseMatrixWithoutRX_v1.se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Jaccard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office:value-type="string" calcext:value-type="string">
            <text:p>0.3897276566823632</text:p>
          </table:table-cell>
          <table:table-cell office:value-type="string" calcext:value-type="string">
            <text:p>0.22686731426213094</text:p>
          </table:table-cell>
          <table:table-cell office:value-type="string" calcext:value-type="string">
            <text:p>27 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office:value-type="string" calcext:value-type="string">
            <text:p>0.3907956696927035</text:p>
          </table:table-cell>
          <table:table-cell office:value-type="string" calcext:value-type="string">
            <text:p>0.22752459053980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office:value-type="string" calcext:value-type="string">
            <text:p>0.39171804456527015</text:p>
          </table:table-cell>
          <table:table-cell office:value-type="string" calcext:value-type="string">
            <text:p>0.228105439343335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office:value-type="string" calcext:value-type="string">
            <text:p>0.3924947813000631</text:p>
          </table:table-cell>
          <table:table-cell office:value-type="string" calcext:value-type="string">
            <text:p>0.228579289683055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office:value-type="string" calcext:value-type="string">
            <text:p>0.3932229719889315</text:p>
          </table:table-cell>
          <table:table-cell office:value-type="string" calcext:value-type="string">
            <text:p>0.22896906980121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office:value-type="string" calcext:value-type="string">
            <text:p>0.39364370438694435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2518514555612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4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office:value-type="string" calcext:value-type="string">
            <text:p>0.3938217065553344</text:p>
          </table:table-cell>
          <table:table-cell office:value-type="string" calcext:value-type="string">
            <text:p>0.2292289232133167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office:value-type="string" calcext:value-type="string">
            <text:p>0.39401589073903265</text:p>
          </table:table-cell>
          <table:table-cell office:value-type="string" calcext:value-type="string">
            <text:p>0.22934356442453932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office:value-type="string" calcext:value-type="string">
            <text:p>0.39369225043286893</text:p>
          </table:table-cell>
          <table:table-cell office:value-type="string" calcext:value-type="string">
            <text:p>0.22905314002277538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office:value-type="string" calcext:value-type="string">
            <text:p>0.39283460362153505</text:p>
          </table:table-cell>
          <table:table-cell office:value-type="string" calcext:value-type="string">
            <text:p>0.22852579045115137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office:value-type="string" calcext:value-type="string">
            <text:p>0.39181513665711926</text:p>
          </table:table-cell>
          <table:table-cell office:value-type="string" calcext:value-type="string">
            <text:p>0.22792201340537896</text:p>
          </table:table-cell>
          <table:table-cell office:value-type="string" calcext:value-type="string">
            <text:p>21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office:value-type="string" calcext:value-type="string">
            <text:p>0.38681489392688967</text:p>
          </table:table-cell>
          <table:table-cell office:value-type="string" calcext:value-type="string">
            <text:p>0.22491077092393175</text:p>
          </table:table-cell>
          <table:table-cell office:value-type="string" calcext:value-type="string">
            <text:p>17 min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sine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3342955582833" calcext:value-type="float">
            <text:p>0.1333429556</text:p>
          </table:table-cell>
          <table:table-cell office:value-type="string" calcext:value-type="string">
            <text:p>0.3866530737738078</text:p>
          </table:table-cell>
          <table:table-cell office:value-type="string" calcext:value-type="string">
            <text:p>0.2228013726374357</text:p>
          </table:table-cell>
          <table:table-cell office:value-type="string" calcext:value-type="string">
            <text:p>26 min</text:p>
          </table:table-cell>
        </table:table-row>
      </table:table>
      <table:table table:name="CFUserN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9489389436323456</text:p>
          </table:table-cell>
          <table:table-cell table:style-name="ce1" office:value-type="string" calcext:value-type="string">
            <text:p>0.3181707849895626</text:p>
          </table:table-cell>
          <table:table-cell table:style-name="ce1" office:value-type="string" calcext:value-type="string">
            <text:p>0.171763105401129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9909424885764248</text:p>
          </table:table-cell>
          <table:table-cell table:style-name="ce1" office:value-type="string" calcext:value-type="string">
            <text:p>0.332783144812855</text:p>
          </table:table-cell>
          <table:table-cell table:style-name="ce1" office:value-type="string" calcext:value-type="string">
            <text:p>0.18061340690751512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10094576389106988</text:p>
          </table:table-cell>
          <table:table-cell table:style-name="ce1" office:value-type="string" calcext:value-type="string">
            <text:p>0.33642409825719694</text:p>
          </table:table-cell>
          <table:table-cell table:style-name="ce1" office:value-type="string" calcext:value-type="string">
            <text:p>0.18269223420435177</text:p>
          </table:table-cell>
          <table:table-cell office:value-type="string" calcext:value-type="string">
            <text:p>12 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10187252748198634</text:p>
          </table:table-cell>
          <table:table-cell table:style-name="ce1" office:value-type="string" calcext:value-type="string">
            <text:p>0.33800993575739924</text:p>
          </table:table-cell>
          <table:table-cell table:style-name="ce1" office:value-type="string" calcext:value-type="string">
            <text:p><text:s/>0.1838157180743333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10218758300744507</text:p>
          </table:table-cell>
          <table:table-cell table:style-name="ce1" office:value-type="string" calcext:value-type="string">
            <text:p>0.3389646746605822</text:p>
          </table:table-cell>
          <table:table-cell table:style-name="ce1" office:value-type="string" calcext:value-type="string">
            <text:p>0.18447299435200967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0.10205189294055214</text:p>
          </table:table-cell>
          <table:table-cell table:style-name="ce1" office:value-type="string" calcext:value-type="string">
            <text:p>0.34038869200770266</text:p>
          </table:table-cell>
          <table:table-cell table:style-name="ce1" office:value-type="string" calcext:value-type="string">
            <text:p>0.1852296263460789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1015212166892076</text:p>
          </table:table-cell>
          <table:table-cell table:style-name="ce1" office:value-type="string" calcext:value-type="string">
            <text:p>0.33954722721167696</text:p>
          </table:table-cell>
          <table:table-cell table:style-name="ce1" office:value-type="string" calcext:value-type="string">
            <text:p>0.18505384315553755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string" calcext:value-type="string">
            <text:p>0.09956885866035257</text:p>
          </table:table-cell>
          <table:table-cell table:style-name="ce1" office:value-type="string" calcext:value-type="string">
            <text:p>0.3388675825687331</text:p>
          </table:table-cell>
          <table:table-cell table:style-name="ce1" office:value-type="string" calcext:value-type="string">
            <text:p>0.18490098820724074</text:p>
          </table:table-cell>
          <table:table-cell office:value-type="string" calcext:value-type="string">
            <text:p>13 mi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67126499566278</text:p>
          </table:table-cell>
          <table:table-cell table:style-name="ce1" office:value-type="string" calcext:value-type="string">
            <text:p>0.3381393918798647</text:p>
          </table:table-cell>
          <table:table-cell table:style-name="ce1" office:value-type="string" calcext:value-type="string">
            <text:p>0.18741545210672333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including identical users (for other values neighbors with sim = 1 were exclud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92591982942339</text:p>
          </table:table-cell>
          <table:table-cell table:style-name="ce1" office:value-type="string" calcext:value-type="string">
            <text:p>0.3388837645840413</text:p>
          </table:table-cell>
          <table:table-cell table:style-name="ce1" office:value-type="string" calcext:value-type="string">
            <text:p>0.187767018487806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35479</text:p>
          </table:table-cell>
          <table:table-cell office:value-type="string" calcext:value-type="string">
            <text:p>0.196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048</text:p>
          </table:table-cell>
          <table:table-cell office:value-type="string" calcext:value-type="string">
            <text:p>0.35541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0948734342671736</text:p>
          </table:table-cell>
          <table:table-cell office:value-type="string" calcext:value-type="string">
            <text:p>0.35333430425425183</text:p>
          </table:table-cell>
          <table:table-cell office:value-type="string" calcext:value-type="string">
            <text:p>0.19515755523795694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08968</text:p>
          </table:table-cell>
          <table:table-cell office:value-type="string" calcext:value-type="string">
            <text:p>0.35287</text:p>
          </table:table-cell>
          <table:table-cell office:value-type="string" calcext:value-type="string">
            <text:p>0.1948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80165439795189</text:p>
          </table:table-cell>
          <table:table-cell office:value-type="string" calcext:value-type="string">
            <text:p>0.35089081994271565</text:p>
          </table:table-cell>
          <table:table-cell office:value-type="string" calcext:value-type="string">
            <text:p>0.1933538668480545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702</text:p>
          </table:table-cell>
          <table:table-cell office:value-type="string" calcext:value-type="string">
            <text:p>0.34964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614569115013482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1878816596990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536</text:p>
          </table:table-cell>
          <table:table-cell office:value-type="string" calcext:value-type="string">
            <text:p>0.34746</text:p>
          </table:table-cell>
          <table:table-cell office:value-type="string" calcext:value-type="string">
            <text:p>0.19132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457511443436268</text:p>
          </table:table-cell>
          <table:table-cell office:value-type="string" calcext:value-type="string">
            <text:p>0.34665113193197084</text:p>
          </table:table-cell>
          <table:table-cell office:value-type="string" calcext:value-type="string">
            <text:p>0.1904954793149041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34617</text:p>
          </table:table-cell>
          <table:table-cell office:value-type="string" calcext:value-type="string">
            <text:p>0.18994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312257744795389</text:p>
          </table:table-cell>
          <table:table-cell office:value-type="string" calcext:value-type="string">
            <text:p>0.34491965629399485</text:p>
          </table:table-cell>
          <table:table-cell office:value-type="string" calcext:value-type="string">
            <text:p>0.18920385500179604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228</text:p>
          </table:table-cell>
          <table:table-cell office:value-type="string" calcext:value-type="string">
            <text:p>0.34392</text:p>
          </table:table-cell>
          <table:table-cell office:value-type="string" calcext:value-type="string">
            <text:p>0.18866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167985927470873</text:p>
          </table:table-cell>
          <table:table-cell office:value-type="string" calcext:value-type="string">
            <text:p>0.34278363027331427</text:p>
          </table:table-cell>
          <table:table-cell office:value-type="string" calcext:value-type="string">
            <text:p>0.18791223068868798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.10124</text:p>
          </table:table-cell>
          <table:table-cell office:value-type="string" calcext:value-type="string">
            <text:p>0.34212</text:p>
          </table:table-cell>
          <table:table-cell office:value-type="string" calcext:value-type="string">
            <text:p>0.18761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0.10049147297529452</text:p>
          </table:table-cell>
          <table:table-cell office:value-type="string" calcext:value-type="string">
            <text:p>0.3410359726200301</text:p>
          </table:table-cell>
          <table:table-cell office:value-type="string" calcext:value-type="string">
            <text:p>0.1868498887980251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0.09954846633668728</text:p>
          </table:table-cell>
          <table:table-cell office:value-type="string" calcext:value-type="string">
            <text:p>0.33870576241565126</text:p>
          </table:table-cell>
          <table:table-cell office:value-type="string" calcext:value-type="string">
            <text:p>0.18533662480988666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9910731272094397</text:p>
          </table:table-cell>
          <table:table-cell office:value-type="string" calcext:value-type="string">
            <text:p>0.3374759292522291</text:p>
          </table:table-cell>
          <table:table-cell office:value-type="string" calcext:value-type="string">
            <text:p>0.18471756226928457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738695510625449</text:p>
          </table:table-cell>
          <table:table-cell office:value-type="string" calcext:value-type="string">
            <text:p>0.33449843843552274</text:p>
          </table:table-cell>
          <table:table-cell office:value-type="string" calcext:value-type="string">
            <text:p>0.18267694870952209</text:p>
          </table:table-cell>
          <table:table-cell office:value-type="string" calcext:value-type="string">
            <text:p>18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01383665522174</text:p>
          </table:table-cell>
          <table:table-cell office:value-type="string" calcext:value-type="string">
            <text:p>0.3306956648380989</text:p>
          </table:table-cell>
          <table:table-cell office:value-type="string" calcext:value-type="string">
            <text:p>0.1804223382221441</text:p>
          </table:table-cell>
          <table:table-cell office:value-type="string" calcext:value-type="string">
            <text:p>20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C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339900349590743</text:p>
          </table:table-cell>
          <table:table-cell table:style-name="ce1" office:value-type="string" calcext:value-type="string">
            <text:p>0.3145945596064534</text:p>
          </table:table-cell>
          <table:table-cell table:style-name="ce1" office:value-type="string" calcext:value-type="string">
            <text:p>0.171182256597601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11074</text:p>
          </table:table-cell>
          <table:table-cell table:style-name="ce1" office:value-type="string" calcext:value-type="string">
            <text:p>0.34987</text:p>
          </table:table-cell>
          <table:table-cell table:style-name="ce1" office:value-type="string" calcext:value-type="string">
            <text:p>0.19317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224199910519143</text:p>
          </table:table-cell>
          <table:table-cell office:value-type="string" calcext:value-type="string">
            <text:p>0.3566030713465055</text:p>
          </table:table-cell>
          <table:table-cell office:value-type="string" calcext:value-type="string">
            <text:p>0.1973815947356755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192</text:p>
          </table:table-cell>
          <table:table-cell office:value-type="string" calcext:value-type="string">
            <text:p>0.35795</text:p>
          </table:table-cell>
          <table:table-cell office:value-type="string" calcext:value-type="string">
            <text:p>0.1984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1071720726509532</text:p>
          </table:table-cell>
          <table:table-cell office:value-type="string" calcext:value-type="string">
            <text:p>0.3569267116526692</text:p>
          </table:table-cell>
          <table:table-cell office:value-type="string" calcext:value-type="string">
            <text:p>0.19783251683315117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1009</text:p>
          </table:table-cell>
          <table:table-cell office:value-type="string" calcext:value-type="string">
            <text:p>0.35730</text:p>
          </table:table-cell>
          <table:table-cell office:value-type="string" calcext:value-type="string">
            <text:p>0.1978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907026620639552</text:p>
          </table:table-cell>
          <table:table-cell office:value-type="string" calcext:value-type="string">
            <text:p>0.35508196190753594</text:p>
          </table:table-cell>
          <table:table-cell office:value-type="string" calcext:value-type="string">
            <text:p>0.1965485352674579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832</text:p>
          </table:table-cell>
          <table:table-cell office:value-type="string" calcext:value-type="string">
            <text:p>0.35405</text:p>
          </table:table-cell>
          <table:table-cell office:value-type="string" calcext:value-type="string">
            <text:p>0.19581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756567981091202</text:p>
          </table:table-cell>
          <table:table-cell office:value-type="string" calcext:value-type="string">
            <text:p>0.3526870236419244</text:p>
          </table:table-cell>
          <table:table-cell office:value-type="string" calcext:value-type="string">
            <text:p>0.1950811277638085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672</text:p>
          </table:table-cell>
          <table:table-cell office:value-type="string" calcext:value-type="string">
            <text:p>0.35207</text:p>
          </table:table-cell>
          <table:table-cell office:value-type="string" calcext:value-type="string">
            <text:p>0.19466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579228786600611</text:p>
          </table:table-cell>
          <table:table-cell office:value-type="string" calcext:value-type="string">
            <text:p>0.3507613638202502</text:p>
          </table:table-cell>
          <table:table-cell office:value-type="string" calcext:value-type="string">
            <text:p>0.19375128971362626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481</text:p>
          </table:table-cell>
          <table:table-cell office:value-type="string" calcext:value-type="string">
            <text:p>0.34911</text:p>
          </table:table-cell>
          <table:table-cell office:value-type="string" calcext:value-type="string">
            <text:p>0.19247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42342017786795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225331122031747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345</text:p>
          </table:table-cell>
          <table:table-cell office:value-type="string" calcext:value-type="string">
            <text:p>0.34741</text:p>
          </table:table-cell>
          <table:table-cell office:value-type="string" calcext:value-type="string">
            <text:p>0.1912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269</text:p>
          </table:table-cell>
          <table:table-cell office:value-type="string" calcext:value-type="string">
            <text:p>0.34649</text:p>
          </table:table-cell>
          <table:table-cell office:value-type="string" calcext:value-type="string">
            <text:p>0.19059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10004967088697539</text:p>
          </table:table-cell>
          <table:table-cell office:value-type="string" calcext:value-type="string">
            <text:p>0.34067996828325</text:p>
          </table:table-cell>
          <table:table-cell office:value-type="string" calcext:value-type="string">
            <text:p>0.18705624297822582</text:p>
          </table:table-cell>
          <table:table-cell office:value-type="string" calcext:value-type="string">
            <text:p>15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803288167283714</text:p>
          </table:table-cell>
          <table:table-cell office:value-type="string" calcext:value-type="string">
            <text:p>0.335647361522404</text:p>
          </table:table-cell>
          <table:table-cell office:value-type="string" calcext:value-type="string">
            <text:p>0.1841367134657566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71380248794548</text:p>
          </table:table-cell>
          <table:table-cell office:value-type="string" calcext:value-type="string">
            <text:p>0.3317798598637474</text:p>
          </table:table-cell>
          <table:table-cell office:value-type="string" calcext:value-type="string">
            <text:p>0.18153817934471084</text:p>
          </table:table-cell>
          <table:table-cell office:value-type="string" calcext:value-type="string">
            <text:p>19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FUserNN2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0.0915805438539911" calcext:value-type="float">
            <text:p>0.0915805439</text:p>
          </table:table-cell>
          <table:table-cell office:value-type="float" office:value="0.318785701571274" calcext:value-type="float">
            <text:p>0.3187857016</text:p>
          </table:table-cell>
          <table:table-cell office:value-type="float" office:value="0.171808961885619" calcext:value-type="float">
            <text:p>0.1718089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0.0896550931760026" calcext:value-type="float">
            <text:p>0.0896550932</text:p>
          </table:table-cell>
          <table:table-cell office:value-type="float" office:value="0.316471673382203" calcext:value-type="float">
            <text:p>0.3164716734</text:p>
          </table:table-cell>
          <table:table-cell office:value-type="float" office:value="0.170540265814755" calcext:value-type="float">
            <text:p>0.1705402658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: 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</table:table>
      <table:table table:name="CBNN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Categories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5"/>
          <table:table-cell table:style-name="ce1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.00507246220592463</text:p>
          </table:table-cell>
          <table:table-cell table:style-name="ce1" office:value-type="string" calcext:value-type="string">
            <text:p>0.025891224493098372</text:p>
          </table:table-cell>
          <table:table-cell table:style-name="ce1" office:value-type="string" calcext:value-type="string">
            <text:p>0.012518820265509045</text:p>
          </table:table-cell>
          <table:table-cell office:value-type="string" calcext:value-type="string">
            <text:p>6 mi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12092220031279044</text:p>
          </table:table-cell>
          <table:table-cell table:style-name="ce1" office:value-type="string" calcext:value-type="string">
            <text:p>0.06233312296713433</text:p>
          </table:table-cell>
          <table:table-cell table:style-name="ce1" office:value-type="string" calcext:value-type="string">
            <text:p>0.03080791482922281</text:p>
          </table:table-cell>
          <table:table-cell office:value-type="string" calcext:value-type="string">
            <text:p>0.5 mi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15399915703446003</text:p>
          </table:table-cell>
          <table:table-cell table:style-name="ce1" office:value-type="string" calcext:value-type="string">
            <text:p>0.07768985549460329</text:p>
          </table:table-cell>
          <table:table-cell table:style-name="ce1" office:value-type="string" calcext:value-type="string">
            <text:p>0.03856530345528611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017249337288282488</text:p>
          </table:table-cell>
          <table:table-cell table:style-name="ce1" office:value-type="string" calcext:value-type="string">
            <text:p>0.0836610191433241</text:p>
          </table:table-cell>
          <table:table-cell table:style-name="ce1" office:value-type="string" calcext:value-type="string">
            <text:p>0.0414848329677552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016841294261693916</text:p>
          </table:table-cell>
          <table:table-cell table:style-name="ce1" office:value-type="string" calcext:value-type="string">
            <text:p>0.09110474618508989</text:p>
          </table:table-cell>
          <table:table-cell table:style-name="ce1" office:value-type="string" calcext:value-type="string">
            <text:p>0.0450157822734116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019109264933795646</text:p>
          </table:table-cell>
          <table:table-cell table:style-name="ce1" office:value-type="string" calcext:value-type="string">
            <text:p>0.10015049274236613</text:p>
          </table:table-cell>
          <table:table-cell table:style-name="ce1" office:value-type="string" calcext:value-type="string">
            <text:p>0.0496396444593902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 office:value-type="string" calcext:value-type="string">
            <text:p>0.01971987570125009</text:p>
          </table:table-cell>
          <table:table-cell table:style-name="ce1" office:value-type="string" calcext:value-type="string">
            <text:p>0.11032898037121543</text:p>
          </table:table-cell>
          <table:table-cell table:style-name="ce1" office:value-type="string" calcext:value-type="string">
            <text:p>0.0551424225980755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" office:value-type="string" calcext:value-type="string">
            <text:p>0.021825395501498264</text:p>
          </table:table-cell>
          <table:table-cell table:style-name="ce1" office:value-type="string" calcext:value-type="string">
            <text:p>0.11895399453047882</text:p>
          </table:table-cell>
          <table:table-cell table:style-name="ce1" office:value-type="string" calcext:value-type="string">
            <text:p>0.05952171686677927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" office:value-type="string" calcext:value-type="string">
            <text:p>0.02241931798850992</text:p>
          </table:table-cell>
          <table:table-cell table:style-name="ce1" office:value-type="string" calcext:value-type="string">
            <text:p>0.1198278233571209</text:p>
          </table:table-cell>
          <table:table-cell table:style-name="ce1" office:value-type="string" calcext:value-type="string">
            <text:p>0.06004142369098844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1" office:value-type="string" calcext:value-type="string">
            <text:p>0.02108075216845354</text:p>
          </table:table-cell>
          <table:table-cell table:style-name="ce1" office:value-type="string" calcext:value-type="string">
            <text:p>0.12149457093386411</text:p>
          </table:table-cell>
          <table:table-cell table:style-name="ce1" office:value-type="string" calcext:value-type="string">
            <text:p>0.06094326788593963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023174469424021012</text:p>
          </table:table-cell>
          <table:table-cell table:style-name="ce1" office:value-type="string" calcext:value-type="string">
            <text:p>0.1276113727203586</text:p>
          </table:table-cell>
          <table:table-cell table:style-name="ce1" office:value-type="string" calcext:value-type="string">
            <text:p>0.06404622333636496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Categor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507559136151206" calcext:value-type="float">
            <text:p>0.0050755914</text:p>
          </table:table-cell>
          <table:table-cell table:style-name="ce1" office:value-type="float" office:value="0.02516303380423" calcext:value-type="float">
            <text:p>0.0251630338</text:p>
          </table:table-cell>
          <table:table-cell table:style-name="ce1" office:value-type="float" office:value="0.0121137546525225" calcext:value-type="float">
            <text:p>0.0121137547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73462083671491" calcext:value-type="float">
            <text:p>0.0057346208</text:p>
          </table:table-cell>
          <table:table-cell office:value-type="float" office:value="0.0264737770441931" calcext:value-type="float">
            <text:p>0.026473777</text:p>
          </table:table-cell>
          <table:table-cell office:value-type="float" office:value="0.0129315286259104" calcext:value-type="float">
            <text:p>0.012931528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477426915792365" calcext:value-type="float">
            <text:p>0.0047742692</text:p>
          </table:table-cell>
          <table:table-cell office:value-type="float" office:value="0.0210689839312588" calcext:value-type="float">
            <text:p>0.0210689839</text:p>
          </table:table-cell>
          <table:table-cell office:value-type="float" office:value="0.0102947807677904" calcext:value-type="float">
            <text:p>0.0102947808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3147869084637" calcext:value-type="float">
            <text:p>0.0123147869</text:p>
          </table:table-cell>
          <table:table-cell office:value-type="float" office:value="0.0444681780668965" calcext:value-type="float">
            <text:p>0.0444681781</text:p>
          </table:table-cell>
          <table:table-cell office:value-type="float" office:value="0.0217589018900514" calcext:value-type="float">
            <text:p>0.0217589019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1334786067644" calcext:value-type="float">
            <text:p>0.0121334786</text:p>
          </table:table-cell>
          <table:table-cell office:value-type="float" office:value="0.042429244138065" calcext:value-type="float">
            <text:p>0.0424292441</text:p>
          </table:table-cell>
          <table:table-cell office:value-type="float" office:value="0.0206889172519737" calcext:value-type="float">
            <text:p>0.020688917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756166140120571" calcext:value-type="float">
            <text:p>0.0075616614</text:p>
          </table:table-cell>
          <table:table-cell office:value-type="float" office:value="0.0344191465605127" calcext:value-type="float">
            <text:p>0.0344191466</text:p>
          </table:table-cell>
          <table:table-cell office:value-type="float" office:value="0.0169134000290424" calcext:value-type="float">
            <text:p>0.016913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03692954633737" calcext:value-type="float">
            <text:p>0.0080369295</text:p>
          </table:table-cell>
          <table:table-cell office:value-type="float" office:value="0.0217000825282781" calcext:value-type="float">
            <text:p>0.0217000825</text:p>
          </table:table-cell>
          <table:table-cell office:value-type="float" office:value="0.0104552784635021" calcext:value-type="float">
            <text:p>0.010455278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tfi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56774689720623" calcext:value-type="float">
            <text:p>0.0085677469</text:p>
          </table:table-cell>
          <table:table-cell office:value-type="float" office:value="0.0444519960515883" calcext:value-type="float">
            <text:p>0.0444519961</text:p>
          </table:table-cell>
          <table:table-cell office:value-type="float" office:value="0.0220111125547412" calcext:value-type="float">
            <text:p>0.022011112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tfi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59455902085341" calcext:value-type="float">
            <text:p>0.0159455902</text:p>
          </table:table-cell>
          <table:table-cell office:value-type="float" office:value="0.0654886159522307" calcext:value-type="float">
            <text:p>0.065488616</text:p>
          </table:table-cell>
          <table:table-cell office:value-type="float" office:value="0.032191252111309" calcext:value-type="float">
            <text:p>0.032191252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.0162372587412729" calcext:value-type="float">
            <text:p>0.0162372587</text:p>
          </table:table-cell>
          <table:table-cell office:value-type="string" calcext:value-type="string">
            <text:p>53min (with 3 cores)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62394249120025" calcext:value-type="float">
            <text:p>0.0162394249</text:p>
          </table:table-cell>
          <table:table-cell office:value-type="float" office:value="0.0667346311309611" calcext:value-type="float">
            <text:p>0.0667346311</text:p>
          </table:table-cell>
          <table:table-cell office:value-type="float" office:value="0.0328638138838149" calcext:value-type="float">
            <text:p>0.0328638139</text:p>
          </table:table-cell>
          <table:table-cell office:value-type="string" calcext:value-type="string">
            <text:p>49min (with 3 cores)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65319909964399" calcext:value-type="float">
            <text:p>0.016531991</text:p>
          </table:table-cell>
          <table:table-cell office:value-type="float" office:value="0.067511367865754" calcext:value-type="float">
            <text:p>0.0675113679</text:p>
          </table:table-cell>
          <table:table-cell office:value-type="float" office:value="0.033245951254557" calcext:value-type="float">
            <text:p>0.0332459513</text:p>
          </table:table-cell>
          <table:table-cell office:value-type="string" calcext:value-type="string">
            <text:p>42min (with 3 cores)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67113452752124" calcext:value-type="float">
            <text:p>0.0167113453</text:p>
          </table:table-cell>
          <table:table-cell office:value-type="float" office:value="0.0693561176108873" calcext:value-type="float">
            <text:p>0.0693561176</text:p>
          </table:table-cell>
          <table:table-cell office:value-type="float" office:value="0.0339949405012114" calcext:value-type="float">
            <text:p>0.0339949405</text:p>
          </table:table-cell>
          <table:table-cell office:value-type="string" calcext:value-type="string">
            <text:p>32min (with 3 cores)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65882397702975" calcext:value-type="float">
            <text:p>0.0165882398</text:p>
          </table:table-cell>
          <table:table-cell office:value-type="float" office:value="0.069938670161982" calcext:value-type="float">
            <text:p>0.0699386702</text:p>
          </table:table-cell>
          <table:table-cell office:value-type="float" office:value="0.0341860091865824" calcext:value-type="float">
            <text:p>0.0341860092</text:p>
          </table:table-cell>
          <table:table-cell office:value-type="string" calcext:value-type="string">
            <text:p>23min (with 3 cores)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7894819264017" calcext:value-type="float">
            <text:p>0.0167894819</text:p>
          </table:table-cell>
          <table:table-cell office:value-type="float" office:value="0.0742754502645759" calcext:value-type="float">
            <text:p>0.0742754503</text:p>
          </table:table-cell>
          <table:table-cell office:value-type="float" office:value="0.036410048684301" calcext:value-type="float">
            <text:p>0.0364100487</text:p>
          </table:table-cell>
          <table:table-cell office:value-type="string" calcext:value-type="string">
            <text:p>11min (with 3 cores)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73888939189561" calcext:value-type="float">
            <text:p>0.0173888939</text:p>
          </table:table-cell>
          <table:table-cell office:value-type="float" office:value="0.0771558489894332" calcext:value-type="float">
            <text:p>0.077155849</text:p>
          </table:table-cell>
          <table:table-cell office:value-type="float" office:value="0.0378163142086317" calcext:value-type="float">
            <text:p>0.0378163142</text:p>
          </table:table-cell>
          <table:table-cell office:value-type="string" calcext:value-type="string">
            <text:p>6min (with 3 cores)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89483417265057" calcext:value-type="float">
            <text:p>0.0189483417</text:p>
          </table:table-cell>
          <table:table-cell office:value-type="float" office:value="0.0866223279447222" calcext:value-type="float">
            <text:p>0.0866223279</text:p>
          </table:table-cell>
          <table:table-cell office:value-type="float" office:value="0.0427611717860336" calcext:value-type="float">
            <text:p>0.0427611718</text:p>
          </table:table-cell>
          <table:table-cell office:value-type="string" calcext:value-type="string">
            <text:p>3min (with 3 cores)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18997815946543" calcext:value-type="float">
            <text:p>0.0189978159</text:p>
          </table:table-cell>
          <table:table-cell office:value-type="float" office:value="0.0917520267974174" calcext:value-type="float">
            <text:p>0.0917520268</text:p>
          </table:table-cell>
          <table:table-cell office:value-type="float" office:value="0.0455660600872802" calcext:value-type="float">
            <text:p>0.0455660601</text:p>
          </table:table-cell>
          <table:table-cell office:value-type="string" calcext:value-type="string">
            <text:p>2min (with 3 cores)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191936625165924" calcext:value-type="float">
            <text:p>0.0191936625</text:p>
          </table:table-cell>
          <table:table-cell office:value-type="float" office:value="0.0957813486091558" calcext:value-type="float">
            <text:p>0.0957813486</text:p>
          </table:table-cell>
          <table:table-cell office:value-type="float" office:value="0.0477977423324137" calcext:value-type="float">
            <text:p>0.0477977423</text:p>
          </table:table-cell>
          <table:table-cell office:value-type="string" calcext:value-type="string">
            <text:p>1min (with 3 cores)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91936625165924" calcext:value-type="float">
            <text:p>0.0191936625</text:p>
          </table:table-cell>
          <table:table-cell office:value-type="float" office:value="0.0957813486091558" calcext:value-type="float">
            <text:p>0.0957813486</text:p>
          </table:table-cell>
          <table:table-cell office:value-type="float" office:value="0.0477977423324137" calcext:value-type="float">
            <text:p>0.0477977423</text:p>
          </table:table-cell>
          <table:table-cell office:value-type="string" calcext:value-type="string">
            <text:p>1min (with 3 cores)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91936625165924" calcext:value-type="float">
            <text:p>0.0191936625</text:p>
          </table:table-cell>
          <table:table-cell office:value-type="float" office:value="0.0957813486091558" calcext:value-type="float">
            <text:p>0.0957813486</text:p>
          </table:table-cell>
          <table:table-cell office:value-type="float" office:value="0.0477977423324137" calcext:value-type="float">
            <text:p>0.0477977423</text:p>
          </table:table-cell>
          <table:table-cell office:value-type="string" calcext:value-type="string">
            <text:p>1min (with 3 cores)</text:p>
          </table:table-cell>
          <table:table-cell table:number-columns-repeated="3"/>
        </table:table-row>
      </table:table>
      <table:table table:name="Correlation" table:style-name="ta1"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FUserNN <text:s/>(300 neighbors) – CBNN (Categori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400" calcext:value-type="float">
            <text:p>400</text:p>
          </table:table-cell>
          <table:table-cell table:style-name="ce2" office:value-type="percentage" office:value="0.00305709896593627" calcext:value-type="percentage">
            <text:p>0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ed by CFUserNN:</text:p>
          </table:table-cell>
          <table:table-cell table:style-name="ce1" office:value-type="float" office:value="25446" calcext:value-type="float">
            <text:p>25446</text:p>
          </table:table-cell>
          <table:table-cell table:style-name="ce2" office:value-type="percentage" office:value="0.194477350718036" calcext:value-type="percentage">
            <text:p>19.4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1185" calcext:value-type="float">
            <text:p>1185</text:p>
          </table:table-cell>
          <table:table-cell table:style-name="ce2" office:value-type="percentage" office:value="0.00905665568658621" calcext:value-type="percentage">
            <text:p>0.9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103812" calcext:value-type="float">
            <text:p>103812</text:p>
          </table:table-cell>
          <table:table-cell table:style-name="ce2" office:value-type="percentage" office:value="0.793408894629442" calcext:value-type="percentage">
            <text:p>79.3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 coefficient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CBNN (Categories)</text:p>
          </table:table-cell>
          <table:table-cell office:value-type="string" calcext:value-type="string">
            <text:p>used cosine similartiy for cfitemnn…</text:p>
          </table:table-cell>
          <table:table-cell table:number-columns-repeated="2"/>
          <table:table-cell office:value-type="string" calcext:value-type="string">
            <text:p>Percent with respect to recommended items</text:p>
          </table:table-cell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550" calcext:value-type="float">
            <text:p>550</text:p>
          </table:table-cell>
          <table:table-cell table:style-name="ce2" office:value-type="percentage" office:value="0.00420351107816238" calcext:value-type="percentage">
            <text:p>0.42%</text:p>
          </table:table-cell>
          <table:table-cell/>
          <table:table-cell table:style-name="ce3" table:formula="of:=[Correlation.B9]/SUM([Correlation.B9:.B11])" office:value-type="percentage" office:value="0.0182197634743433" calcext:value-type="percentage">
            <text:p>1.82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table:style-name="ce1" office:value-type="float" office:value="28602" calcext:value-type="float">
            <text:p>28602</text:p>
          </table:table-cell>
          <table:table-cell table:style-name="ce2" office:value-type="percentage" office:value="0.218597861559273" calcext:value-type="percentage">
            <text:p>21.86%</text:p>
          </table:table-cell>
          <table:table-cell/>
          <table:table-cell table:style-name="ce3" table:formula="of:=[Correlation.B10]/SUM([Correlation.B9:.B11])" office:value-type="percentage" office:value="0.947493954351211" calcext:value-type="percentage">
            <text:p>94.75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1035" calcext:value-type="float">
            <text:p>1035</text:p>
          </table:table-cell>
          <table:table-cell table:style-name="ce2" office:value-type="percentage" office:value="0.00791024357436011" calcext:value-type="percentage">
            <text:p>0.79%</text:p>
          </table:table-cell>
          <table:table-cell/>
          <table:table-cell table:style-name="ce3" table:formula="of:=[Correlation.B11]/SUM([Correlation.B9:.B11])" office:value-type="percentage" office:value="0.0342862821744459" calcext:value-type="percentage">
            <text:p>3.43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100656" calcext:value-type="float">
            <text:p>100656</text:p>
          </table:table-cell>
          <table:table-cell table:style-name="ce2" office:value-type="percentage" office:value="0.769288383788204" calcext:value-type="percentage">
            <text:p>76.93%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CFUserNN <text:s/>(300 neighbors) – CBNN (allginfo tfid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1047" calcext:value-type="float">
            <text:p>1047</text:p>
          </table:table-cell>
          <table:table-cell table:style-name="ce2" office:value-type="percentage" office:value="0.0080019565433382" calcext:value-type="percentage">
            <text:p>0.80%</text:p>
          </table:table-cell>
          <table:table-cell/>
          <table:table-cell table:style-name="ce3" table:formula="of:=[Correlation.B15]/SUM([Correlation.B15:.B17])" office:value-type="percentage" office:value="0.0360910031023785" calcext:value-type="percentage">
            <text:p>3.61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table:style-name="ce1" office:value-type="float" office:value="24798" calcext:value-type="float">
            <text:p>24798</text:p>
          </table:table-cell>
          <table:table-cell table:style-name="ce2" office:value-type="percentage" office:value="0.189524850393219" calcext:value-type="percentage">
            <text:p>18.95%</text:p>
          </table:table-cell>
          <table:table-cell/>
          <table:table-cell table:style-name="ce3" table:formula="of:=[Correlation.B16]/SUM([Correlation.B15:.B17])" office:value-type="percentage" office:value="0.854808686659773" calcext:value-type="percentage">
            <text:p>85.48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3165" calcext:value-type="float">
            <text:p>3165</text:p>
          </table:table-cell>
          <table:table-cell table:style-name="ce2" office:value-type="percentage" office:value="0.0241892955679708" calcext:value-type="percentage">
            <text:p>2.42%</text:p>
          </table:table-cell>
          <table:table-cell/>
          <table:table-cell table:style-name="ce3" table:formula="of:=[Correlation.B17]/SUM([Correlation.B15:.B17])" office:value-type="percentage" office:value="0.109100310237849" calcext:value-type="percentage">
            <text:p>10.9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101833" calcext:value-type="float">
            <text:p>101833</text:p>
          </table:table-cell>
          <table:table-cell table:style-name="ce2" office:value-type="percentage" office:value="0.778283897495472" calcext:value-type="percentage">
            <text:p>77.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 coefficient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CBNN (allginfo tfid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1713" calcext:value-type="float">
            <text:p>1713</text:p>
          </table:table-cell>
          <table:table-cell table:style-name="ce2" office:value-type="percentage" office:value="0.0130920263216221" calcext:value-type="percentage">
            <text:p>1.31%</text:p>
          </table:table-cell>
          <table:table-cell/>
          <table:table-cell table:style-name="ce3" table:formula="of:=[Correlation.B22]/([Correlation.B22]+[Correlation.B23]+[Correlation.B24])" office:value-type="percentage" office:value="0.0532268589006618" calcext:value-type="percentage">
            <text:p>5.32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table:style-name="ce1" office:value-type="float" office:value="27971" calcext:value-type="float">
            <text:p>27971</text:p>
          </table:table-cell>
          <table:table-cell table:style-name="ce2" office:value-type="percentage" office:value="0.213775287940509" calcext:value-type="percentage">
            <text:p>21.38%</text:p>
          </table:table-cell>
          <table:table-cell/>
          <table:table-cell table:style-name="ce3" table:formula="of:=[Correlation.B23]/([Correlation.B22]+[Correlation.B23]+[Correlation.B24])" office:value-type="percentage" office:value="0.869123450268775" calcext:value-type="percentage">
            <text:p>86.91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2499" calcext:value-type="float">
            <text:p>2499</text:p>
          </table:table-cell>
          <table:table-cell table:style-name="ce2" office:value-type="percentage" office:value="0.0190992257896869" calcext:value-type="percentage">
            <text:p>1.91%</text:p>
          </table:table-cell>
          <table:table-cell/>
          <table:table-cell table:style-name="ce3" table:formula="of:=[Correlation.B24]/([Correlation.B22]+[Correlation.B23]+[Correlation.B24])" office:value-type="percentage" office:value="0.0776496908305627" calcext:value-type="percentage">
            <text:p>7.76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98660" calcext:value-type="float">
            <text:p>98660</text:p>
          </table:table-cell>
          <table:table-cell table:style-name="ce2" office:value-type="percentage" office:value="0.754033459948182" calcext:value-type="percentage">
            <text:p>75.40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CFUserNN (300 neighbou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20965" calcext:value-type="float">
            <text:p>20965</text:p>
          </table:table-cell>
          <table:table-cell table:style-name="ce3" office:value-type="percentage" office:value="0.160230199552135" calcext:value-type="percentage">
            <text:p>16.02%</text:p>
          </table:table-cell>
          <table:table-cell/>
          <table:table-cell table:style-name="ce3" table:formula="of:=[Correlation.B28]/SUM([Correlation.B28:.B30])" office:value-type="percentage" office:value="0.606520858647226" calcext:value-type="percentage">
            <text:p>60.65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8719" calcext:value-type="float">
            <text:p>8719</text:p>
          </table:table-cell>
          <table:table-cell table:style-name="ce3" office:value-type="percentage" office:value="0.066637114709996" calcext:value-type="percentage">
            <text:p>6.66%</text:p>
          </table:table-cell>
          <table:table-cell/>
          <table:table-cell table:style-name="ce3" table:formula="of:=[Correlation.B29]/SUM([Correlation.B28:.B30])" office:value-type="percentage" office:value="0.252242087600532" calcext:value-type="percentage">
            <text:p>25.22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4882" calcext:value-type="float">
            <text:p>4882</text:p>
          </table:table-cell>
          <table:table-cell table:style-name="ce3" office:value-type="percentage" office:value="0.0373118928792522" calcext:value-type="percentage">
            <text:p>3.73%</text:p>
          </table:table-cell>
          <table:table-cell/>
          <table:table-cell table:style-name="ce3" table:formula="of:=[Correlation.B30]/SUM([Correlation.B28:.B30])" office:value-type="percentage" office:value="0.141237053752242" calcext:value-type="percentage">
            <text:p>14.12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6277" calcext:value-type="float">
            <text:p>96277</text:p>
          </table:table-cell>
          <table:table-cell table:style-name="ce3" office:value-type="percentage" office:value="0.735820792858617" calcext:value-type="percentage">
            <text:p>73.58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LogRegSVD (5 models, 300 features, 2000 iter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6795" calcext:value-type="float">
            <text:p>16795</text:p>
          </table:table-cell>
          <table:table-cell table:style-name="ce3" office:value-type="percentage" office:value="0.128359942832249" calcext:value-type="percentage">
            <text:p>12.84%</text:p>
          </table:table-cell>
          <table:table-cell/>
          <table:table-cell table:style-name="ce3" table:formula="of:=[Correlation.B34]/SUM([Correlation.B34:.B36])" office:value-type="percentage" office:value="0.472552826313272" calcext:value-type="percentage">
            <text:p>47.2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12889" calcext:value-type="float">
            <text:p>12889</text:p>
          </table:table-cell>
          <table:table-cell table:style-name="ce3" office:value-type="percentage" office:value="0.0985073714298816" calcext:value-type="percentage">
            <text:p>9.85%</text:p>
          </table:table-cell>
          <table:table-cell/>
          <table:table-cell table:style-name="ce3" table:formula="of:=[Correlation.B35]/SUM([Correlation.B34:.B36])" office:value-type="percentage" office:value="0.362651585492811" calcext:value-type="percentage">
            <text:p>36.27%</text:p>
          </table:table-cell>
        </table:table-row>
        <table:table-row table:style-name="ro1">
          <table:table-cell office:value-type="string" calcext:value-type="string">
            <text:p>recommended by LogRegSVD:</text:p>
          </table:table-cell>
          <table:table-cell office:value-type="float" office:value="5857" calcext:value-type="float">
            <text:p>5857</text:p>
          </table:table-cell>
          <table:table-cell table:style-name="ce3" office:value-type="percentage" office:value="0.0447635716087219" calcext:value-type="percentage">
            <text:p>4.48%</text:p>
          </table:table-cell>
          <table:table-cell/>
          <table:table-cell table:style-name="ce3" table:formula="of:=[Correlation.B36]/SUM([Correlation.B34:.B36])" office:value-type="percentage" office:value="0.164795588193917" calcext:value-type="percentage">
            <text:p>16.4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5302" calcext:value-type="float">
            <text:p>95302</text:p>
          </table:table-cell>
          <table:table-cell table:style-name="ce3" office:value-type="percentage" office:value="0.728369114129147" calcext:value-type="percentage">
            <text:p>72.84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UserNN – LogRegSVD (5 models, 300 features, 2000 iter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1035" calcext:value-type="float">
            <text:p>11035</text:p>
          </table:table-cell>
          <table:table-cell table:style-name="ce3" office:value-type="percentage" office:value="0.084337717722767" calcext:value-type="percentage">
            <text:p>8.43%</text:p>
          </table:table-cell>
          <table:table-cell/>
          <table:table-cell table:style-name="ce3" table:formula="of:=[Correlation.B40]/SUM([Correlation.B40:.B42])" office:value-type="percentage" office:value="0.294557296532579" calcext:value-type="percentage">
            <text:p>29.46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4811" calcext:value-type="float">
            <text:p>14811</text:p>
          </table:table-cell>
          <table:table-cell table:style-name="ce3" office:value-type="percentage" office:value="0.113196731961205" calcext:value-type="percentage">
            <text:p>11.32%</text:p>
          </table:table-cell>
          <table:table-cell/>
          <table:table-cell table:style-name="ce3" table:formula="of:=[Correlation.B41]/SUM([Correlation.B40:.B42])" office:value-type="percentage" office:value="0.395350078744361" calcext:value-type="percentage">
            <text:p>39.54%</text:p>
          </table:table-cell>
        </table:table-row>
        <table:table-row table:style-name="ro1">
          <table:table-cell office:value-type="string" calcext:value-type="string">
            <text:p>recommended by LogRegSVD:</text:p>
          </table:table-cell>
          <table:table-cell office:value-type="float" office:value="11617" calcext:value-type="float">
            <text:p>11617</text:p>
          </table:table-cell>
          <table:table-cell table:style-name="ce3" office:value-type="percentage" office:value="0.0887857967182043" calcext:value-type="percentage">
            <text:p>8.88%</text:p>
          </table:table-cell>
          <table:table-cell/>
          <table:table-cell table:style-name="ce3" table:formula="of:=[Correlation.B42]/SUM([Correlation.B40:.B42])" office:value-type="percentage" office:value="0.31009262472306" calcext:value-type="percentage">
            <text:p>31.0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3380" calcext:value-type="float">
            <text:p>93380</text:p>
          </table:table-cell>
          <table:table-cell table:style-name="ce3" office:value-type="percentage" office:value="0.713679753597823" calcext:value-type="percentage">
            <text:p>71.37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BNN – LogRegSVD (5 models, 300 features, 2000 iter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769" calcext:value-type="float">
            <text:p>1769</text:p>
          </table:table-cell>
          <table:table-cell table:style-name="ce3" office:value-type="percentage" office:value="0.0135200201768532" calcext:value-type="percentage">
            <text:p>1.35%</text:p>
          </table:table-cell>
          <table:table-cell/>
          <table:table-cell table:style-name="ce3" table:formula="of:=[Correlation.B46]/SUM([Correlation.B46:.B48])" office:value-type="percentage" office:value="0.0704921299063559" calcext:value-type="percentage">
            <text:p>7.05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office:value-type="float" office:value="2443" calcext:value-type="float">
            <text:p>2443</text:p>
          </table:table-cell>
          <table:table-cell table:style-name="ce3" office:value-type="percentage" office:value="0.0186712319344558" calcext:value-type="percentage">
            <text:p>1.87%</text:p>
          </table:table-cell>
          <table:table-cell/>
          <table:table-cell table:style-name="ce3" table:formula="of:=[Correlation.B47]/SUM([Correlation.B46:.B48])" office:value-type="percentage" office:value="0.097350069735007" calcext:value-type="percentage">
            <text:p>9.74%</text:p>
          </table:table-cell>
        </table:table-row>
        <table:table-row table:style-name="ro1">
          <table:table-cell office:value-type="string" calcext:value-type="string">
            <text:p>recommended by LogRegSVD:</text:p>
          </table:table-cell>
          <table:table-cell office:value-type="float" office:value="20883" calcext:value-type="float">
            <text:p>20883</text:p>
          </table:table-cell>
          <table:table-cell table:style-name="ce3" office:value-type="percentage" office:value="0.159603494264118" calcext:value-type="percentage">
            <text:p>15.96%</text:p>
          </table:table-cell>
          <table:table-cell/>
          <table:table-cell table:style-name="ce3" table:formula="of:=[Correlation.B48]/SUM([Correlation.B46:.B48])" office:value-type="percentage" office:value="0.832157800358637" calcext:value-type="percentage">
            <text:p>83.22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5748" calcext:value-type="float">
            <text:p>105748</text:p>
          </table:table-cell>
          <table:table-cell table:style-name="ce3" office:value-type="percentage" office:value="0.808205253624573" calcext:value-type="percentage">
            <text:p>80.82%</text:p>
          </table:table-cell>
          <table:table-cell table:number-columns-repeated="2"/>
        </table:table-row>
      </table:table>
      <table:table table:name="LogRegSVD candidate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Candidates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Article precision</text:p>
          </table:table-cell>
          <table:table-cell office:value-type="string" calcext:value-type="string">
            <text:p>Duration</text:p>
          </table:table-cell>
          <table:table-cell/>
          <table:table-cell table:style-name="ce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ce4" office:value-type="float" office:value="0.0997312214563273" calcext:value-type="float">
            <text:p>0.0997312215</text:p>
          </table:table-cell>
          <table:table-cell table:style-name="ce4" office:value-type="float" office:value="0.262342832176319" calcext:value-type="float">
            <text:p>0.2623428322</text:p>
          </table:table-cell>
          <table:table-cell table:style-name="ce4" office:value-type="float" office:value="0.143049303363573" calcext:value-type="float">
            <text:p>0.1430493034</text:p>
          </table:table-cell>
          <table:table-cell table:number-columns-repeated="2"/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rticle</text:p>
          </table:table-cell>
          <table:table-cell office:value-type="float" office:value="0.0997312214563273" calcext:value-type="float">
            <text:p>0.0997312215</text:p>
          </table:table-cell>
          <table:table-cell office:value-type="float" office:value="0.262342832176319" calcext:value-type="float">
            <text:p>0.2623428322</text:p>
          </table:table-cell>
          <table:table-cell office:value-type="float" office:value="0.143049303363573" calcext:value-type="float">
            <text:p>0.1430493034</text:p>
          </table:table-cell>
          <table:table-cell office:value-type="string" calcext:value-type="string">
            <text:p>2min (with 3 cores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rticle</text:p>
          </table:table-cell>
          <table:table-cell office:value-type="float" office:value="0.0997315104208864" calcext:value-type="float">
            <text:p>0.0997315104</text:p>
          </table:table-cell>
          <table:table-cell office:value-type="float" office:value="0.262342832176319" calcext:value-type="float">
            <text:p>0.2623428322</text:p>
          </table:table-cell>
          <table:table-cell office:value-type="float" office:value="0.143049303363573" calcext:value-type="float">
            <text:p>0.1430493034</text:p>
          </table:table-cell>
          <table:table-cell table:number-columns-repeated="2"/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office:value-type="string" calcext:value-type="string">
            <text:p>2min (with 3 cores)</text:p>
          </table:table-cell>
          <table:table-cell/>
          <table:table-cell table:style-name="ce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ticle</text:p>
          </table:table-cell>
          <table:table-cell office:value-type="float" office:value="0.0997244307891891" calcext:value-type="float">
            <text:p>0.0997244308</text:p>
          </table:table-cell>
          <table:table-cell office:value-type="float" office:value="0.262326650161011" calcext:value-type="float">
            <text:p>0.2623266502</text:p>
          </table:table-cell>
          <table:table-cell office:value-type="float" office:value="0.143034017868743" calcext:value-type="float">
            <text:p>0.14303401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7186756718" calcext:value-type="float">
            <text:p>0.1024071868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24176302897" calcext:value-type="float">
            <text:p>0.1469241763</text:p>
          </table:table-cell>
          <table:table-cell office:value-type="string" calcext:value-type="string">
            <text:p>2min (with 3 cores)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97275053720976" calcext:value-type="float">
            <text:p>0.0997275054</text:p>
          </table:table-cell>
          <table:table-cell office:value-type="float" office:value="0.262326650161011" calcext:value-type="float">
            <text:p>0.2623266502</text:p>
          </table:table-cell>
          <table:table-cell office:value-type="float" office:value="0.143041660616158" calcext:value-type="float">
            <text:p>0.14304166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7186756718" calcext:value-type="float">
            <text:p>0.1024071868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24176302897" calcext:value-type="float">
            <text:p>0.14692417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rticle</text:p>
          </table:table-cell>
          <table:table-cell office:value-type="float" office:value="0.0996876960382691" calcext:value-type="float">
            <text:p>0.099687696</text:p>
          </table:table-cell>
          <table:table-cell office:value-type="float" office:value="0.262181012023237" calcext:value-type="float">
            <text:p>0.262181012</text:p>
          </table:table-cell>
          <table:table-cell office:value-type="float" office:value="0.142911733910106" calcext:value-type="float">
            <text:p>0.14291173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363338525357" calcext:value-type="float">
            <text:p>0.1023633385</text:p>
          </table:table-cell>
          <table:table-cell office:value-type="float" office:value="0.268928912406751" calcext:value-type="float">
            <text:p>0.2689289124</text:p>
          </table:table-cell>
          <table:table-cell office:value-type="float" office:value="0.146840106081334" calcext:value-type="float">
            <text:p>0.1468401061</text:p>
          </table:table-cell>
          <table:table-cell office:value-type="string" calcext:value-type="string">
            <text:p>1min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rticle</text:p>
          </table:table-cell>
          <table:table-cell office:value-type="float" office:value="0.0993388001237766" calcext:value-type="float">
            <text:p>0.0993388001</text:p>
          </table:table-cell>
          <table:table-cell office:value-type="float" office:value="0.261258637150671" calcext:value-type="float">
            <text:p>0.2612586372</text:p>
          </table:table-cell>
          <table:table-cell office:value-type="float" office:value="0.142437883570386" calcext:value-type="float">
            <text:p>0.14243788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1980543412825" calcext:value-type="float">
            <text:p>0.1019805434</text:p>
          </table:table-cell>
          <table:table-cell office:value-type="float" office:value="0.267909445442335" calcext:value-type="float">
            <text:p>0.2679094454</text:p>
          </table:table-cell>
          <table:table-cell office:value-type="float" office:value="0.146228686288147" calcext:value-type="float">
            <text:p>0.14622868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rticle</text:p>
          </table:table-cell>
          <table:table-cell office:value-type="float" office:value="0.0988240714588421" calcext:value-type="float">
            <text:p>0.0988240715</text:p>
          </table:table-cell>
          <table:table-cell office:value-type="float" office:value="0.260061168017865" calcext:value-type="float">
            <text:p>0.260061168</text:p>
          </table:table-cell>
          <table:table-cell office:value-type="float" office:value="0.142147459168622" calcext:value-type="float">
            <text:p>0.14214745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0574515036406" calcext:value-type="float">
            <text:p>0.100574515</text:p>
          </table:table-cell>
          <table:table-cell office:value-type="float" office:value="0.264770134472547" calcext:value-type="float">
            <text:p>0.2647701345</text:p>
          </table:table-cell>
          <table:table-cell office:value-type="float" office:value="0.144379141413755" calcext:value-type="float">
            <text:p>0.14437914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rticle</text:p>
          </table:table-cell>
          <table:table-cell office:value-type="float" office:value="0.0972243145876834" calcext:value-type="float">
            <text:p>0.0972243146</text:p>
          </table:table-cell>
          <table:table-cell office:value-type="float" office:value="0.257116041231775" calcext:value-type="float">
            <text:p>0.2571160412</text:p>
          </table:table-cell>
          <table:table-cell office:value-type="float" office:value="0.140389627263209" calcext:value-type="float">
            <text:p>0.14038962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0977898098922926" calcext:value-type="float">
            <text:p>0.0977898099</text:p>
          </table:table-cell>
          <table:table-cell office:value-type="float" office:value="0.260336262278104" calcext:value-type="float">
            <text:p>0.2603362623</text:p>
          </table:table-cell>
          <table:table-cell office:value-type="float" office:value="0.141589538607339" calcext:value-type="float">
            <text:p>0.14158953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rticle</text:p>
          </table:table-cell>
          <table:table-cell office:value-type="float" office:value="0.0795344588338671" calcext:value-type="float">
            <text:p>0.0795344588</text:p>
          </table:table-cell>
          <table:table-cell office:value-type="float" office:value="0.23030244186611" calcext:value-type="float">
            <text:p>0.2303024419</text:p>
          </table:table-cell>
          <table:table-cell office:value-type="float" office:value="0.124156431754087" calcext:value-type="float">
            <text:p>0.12415643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0783767267235947" calcext:value-type="float">
            <text:p>0.0783767267</text:p>
          </table:table-cell>
          <table:table-cell office:value-type="float" office:value="0.229622797223166" calcext:value-type="float">
            <text:p>0.2296227972</text:p>
          </table:table-cell>
          <table:table-cell office:value-type="float" office:value="0.123483869981581" calcext:value-type="float">
            <text:p>0.12348387</text:p>
          </table:table-cell>
          <table:table-cell table:number-columns-repeated="3"/>
        </table:table-row>
      </table:table>
      <table:table table:name="AdaBoostSVD" table:style-name="ta1">
        <table:table-column table:style-name="co1" table:number-columns-repeated="8" table:default-cell-style-name="Default"/>
        <table:table-column table:style-name="co1" table:number-columns-repeated="2" table:default-cell-style-name="ce5"/>
        <table:table-column table:style-name="co1" table:number-columns-repeated="12" table:default-cell-style-name="Default"/>
        <table:table-row table:style-name="ro1">
          <table:table-cell table:number-columns-repeated="8"/>
          <table:table-cell table:style-name="Default" table:number-columns-repeated="2"/>
          <table:table-cell table:number-columns-repeated="3"/>
          <table:table-cell office:value-type="string" calcext:value-type="string">
            <text:p>4 models</text:p>
          </table:table-cell>
          <table:table-cell table:number-columns-repeated="2"/>
          <table:table-cell office:value-type="string" calcext:value-type="string">
            <text:p>3 models</text:p>
          </table:table-cell>
          <table:table-cell table:number-columns-repeated="2"/>
          <table:table-cell office:value-type="string" calcext:value-type="string">
            <text:p>2 mod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feature init</text:p>
          </table:table-cell>
          <table:table-cell office:value-type="string" calcext:value-type="string">
            <text:p>feature num</text:p>
          </table:table-cell>
          <table:table-cell office:value-type="string" calcext:value-type="string">
            <text:p>Neg weighting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# models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Folder</text:p>
          </table:table-cell>
          <table:table-cell table:style-name="Default" office:value-type="string" calcext:value-type="string">
            <text:p>commen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1</text:p>
          </table:table-cell>
          <table:table-cell table:style-name="Default"/>
          <table:table-cell table:style-name="ce4" office:value-type="float" office:value="0.0785389196495733" calcext:value-type="float">
            <text:p>0.0785389196</text:p>
          </table:table-cell>
          <table:table-cell table:style-name="ce10" office:value-type="float" office:value="0.260837904752658" calcext:value-type="float">
            <text:p>0.2608379048</text:p>
          </table:table-cell>
          <table:table-cell table:style-name="ce10" office:value-type="float" office:value="0.14702353201929" calcext:value-type="float">
            <text:p>0.1470235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style-name="ce4" office:value-type="float" office:value="0.0851099770125837" calcext:value-type="float">
            <text:p>0.085109977</text:p>
          </table:table-cell>
          <table:table-cell table:style-name="ce4" office:value-type="float" office:value="0.254607828859006" calcext:value-type="float">
            <text:p>0.2546078289</text:p>
          </table:table-cell>
          <table:table-cell table:style-name="ce4" office:value-type="float" office:value="0.138333728208616" calcext:value-type="float">
            <text:p>0.13833372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6" office:value-type="float" office:value="0.0784664772334853" calcext:value-type="float">
            <text:p>0.0784664772</text:p>
          </table:table-cell>
          <table:table-cell table:style-name="ce6" office:value-type="float" office:value="0.259802255772934" calcext:value-type="float">
            <text:p>0.2598022558</text:p>
          </table:table-cell>
          <table:table-cell table:style-name="ce6" office:value-type="float" office:value="0.146595538164059" calcext:value-type="float">
            <text:p>0.14659553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7" office:value-type="float" office:value="0.0861660704573377" calcext:value-type="float">
            <text:p>0.0861660705</text:p>
          </table:table-cell>
          <table:table-cell table:style-name="ce11" office:value-type="float" office:value="0.256743854879687" calcext:value-type="float">
            <text:p>0.2567438549</text:p>
          </table:table-cell>
          <table:table-cell table:style-name="ce11" office:value-type="float" office:value="0.139648280763969" calcext:value-type="float">
            <text:p>0.13964828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1" office:value-type="float" office:value="0.0860470712940601" calcext:value-type="float">
            <text:p>0.0860470713</text:p>
          </table:table-cell>
          <table:table-cell table:style-name="ce1" office:value-type="float" office:value="0.25599948217551" calcext:value-type="float">
            <text:p>0.2559994822</text:p>
          </table:table-cell>
          <table:table-cell table:style-name="ce1" office:value-type="float" office:value="0.139174430424249" calcext:value-type="float">
            <text:p>0.13917443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502113707842064" calcext:value-type="float">
            <text:p>0.0502113708</text:p>
          </table:table-cell>
          <table:table-cell table:style-name="ce4" office:value-type="float" office:value="0.190429956146738" calcext:value-type="float">
            <text:p>0.1904299561</text:p>
          </table:table-cell>
          <table:table-cell table:style-name="ce4" office:value-type="float" office:value="0.103597441208166" calcext:value-type="float">
            <text:p>0.103597441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Default"/>
          <table:table-cell office:value-type="float" office:value="0.0495895541300226" calcext:value-type="float">
            <text:p>0.0495895541</text:p>
          </table:table-cell>
          <table:table-cell office:value-type="float" office:value="0.174636309205948" calcext:value-type="float">
            <text:p>0.1746363092</text:p>
          </table:table-cell>
          <table:table-cell office:value-type="float" office:value="0.0902990607063427" calcext:value-type="float">
            <text:p>0.090299060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2</text:p>
          </table:table-cell>
          <table:table-cell table:style-name="Default"/>
          <table:table-cell table:style-name="ce4" office:value-type="float" office:value="0.0852197736113419" calcext:value-type="float">
            <text:p>0.0852197736</text:p>
          </table:table-cell>
          <table:table-cell table:style-name="ce10" office:value-type="float" office:value="0.272553683835785" calcext:value-type="float">
            <text:p>0.2725536838</text:p>
          </table:table-cell>
          <table:table-cell table:style-name="ce10" office:value-type="float" office:value="0.155415268680785" calcext:value-type="float">
            <text:p>0.15541526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0906438423309532" calcext:value-type="float">
            <text:p>0.0906438423</text:p>
          </table:table-cell>
          <table:table-cell table:style-name="ce4" office:value-type="float" office:value="0.265514507176724" calcext:value-type="float">
            <text:p>0.2655145072</text:p>
          </table:table-cell>
          <table:table-cell table:style-name="ce4" office:value-type="float" office:value="0.146878319818408" calcext:value-type="float">
            <text:p>0.14687831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850464475500978" calcext:value-type="float">
            <text:p>0.0850464476</text:p>
          </table:table-cell>
          <table:table-cell table:style-name="ce4" office:value-type="float" office:value="0.272100587407156" calcext:value-type="float">
            <text:p>0.2721005874</text:p>
          </table:table-cell>
          <table:table-cell table:style-name="ce4" office:value-type="float" office:value="0.154971989330725" calcext:value-type="float">
            <text:p>0.15497198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091084285978548" calcext:value-type="float">
            <text:p>0.091084286</text:p>
          </table:table-cell>
          <table:table-cell office:value-type="float" office:value="0.266566338171756" calcext:value-type="float">
            <text:p>0.2665663382</text:p>
          </table:table-cell>
          <table:table-cell office:value-type="float" office:value="0.14751266785384" calcext:value-type="float">
            <text:p>0.14751266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8" office:value-type="float" office:value="0.0911111953772793" calcext:value-type="float">
            <text:p>0.0911111954</text:p>
          </table:table-cell>
          <table:table-cell office:value-type="float" office:value="0.26671197630953" calcext:value-type="float">
            <text:p>0.2667119763</text:p>
          </table:table-cell>
          <table:table-cell office:value-type="float" office:value="0.147589095327989" calcext:value-type="float">
            <text:p>0.147589095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555524099980888" calcext:value-type="float">
            <text:p>0.05555241</text:p>
          </table:table-cell>
          <table:table-cell table:style-name="ce4" office:value-type="float" office:value="0.206870883699856" calcext:value-type="float">
            <text:p>0.2068708837</text:p>
          </table:table-cell>
          <table:table-cell table:style-name="ce4" office:value-type="float" office:value="0.11393043571303" calcext:value-type="float">
            <text:p>0.113930435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28426458300679" calcext:value-type="float">
            <text:p>0.0528426458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69023944727651" calcext:value-type="float">
            <text:p>0.096902394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3</text:p>
          </table:table-cell>
          <table:table-cell/>
          <table:table-cell table:style-name="ce4" office:value-type="float" office:value="0.087687883605773" calcext:value-type="float">
            <text:p>0.0876878836</text:p>
          </table:table-cell>
          <table:table-cell table:style-name="ce4" office:value-type="float" office:value="0.276485913555674" calcext:value-type="float">
            <text:p>0.2764859136</text:p>
          </table:table-cell>
          <table:table-cell table:style-name="ce4" office:value-type="float" office:value="0.158403582919988" calcext:value-type="float">
            <text:p>0.158403582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0930548006639511" calcext:value-type="float">
            <text:p>0.0930548007</text:p>
          </table:table-cell>
          <table:table-cell table:style-name="ce4" office:value-type="float" office:value="0.272391863682703" calcext:value-type="float">
            <text:p>0.2723918637</text:p>
          </table:table-cell>
          <table:table-cell table:style-name="ce4" office:value-type="float" office:value="0.152373455209679" calcext:value-type="float">
            <text:p>0.152373455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table:style-name="ce4" office:value-type="float" office:value="0.0873472697523198" calcext:value-type="float">
            <text:p>0.0873472698</text:p>
          </table:table-cell>
          <table:table-cell table:style-name="ce10" office:value-type="float" office:value="0.275660630774957" calcext:value-type="float">
            <text:p>0.2756606308</text:p>
          </table:table-cell>
          <table:table-cell table:style-name="ce10" office:value-type="float" office:value="0.157967946317342" calcext:value-type="float">
            <text:p>0.157967946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09366675015192" calcext:value-type="float">
            <text:p>0.0936667502</text:p>
          </table:table-cell>
          <table:table-cell office:value-type="float" office:value="0.274479343657459" calcext:value-type="float">
            <text:p>0.2744793437</text:p>
          </table:table-cell>
          <table:table-cell office:value-type="float" office:value="0.153504581827075" calcext:value-type="float">
            <text:p>0.15350458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36171319666342" calcext:value-type="float">
            <text:p>0.093617132</text:p>
          </table:table-cell>
          <table:table-cell office:value-type="float" office:value="0.274268977458453" calcext:value-type="float">
            <text:p>0.2742689775</text:p>
          </table:table-cell>
          <table:table-cell office:value-type="float" office:value="0.153420511605512" calcext:value-type="float">
            <text:p>0.15342051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29244535144561" calcext:value-type="float">
            <text:p>0.0629244535</text:p>
          </table:table-cell>
          <table:table-cell table:style-name="ce4" office:value-type="float" office:value="0.215447351813195" calcext:value-type="float">
            <text:p>0.2154473518</text:p>
          </table:table-cell>
          <table:table-cell table:style-name="ce4" office:value-type="float" office:value="0.119158074944781" calcext:value-type="float">
            <text:p>0.11915807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552276412855313" calcext:value-type="float">
            <text:p>0.0552276413</text:p>
          </table:table-cell>
          <table:table-cell office:value-type="float" office:value="0.191675971325469" calcext:value-type="float">
            <text:p>0.1916759713</text:p>
          </table:table-cell>
          <table:table-cell office:value-type="float" office:value="0.101740253586359" calcext:value-type="float">
            <text:p>0.101740253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4</text:p>
          </table:table-cell>
          <table:table-cell/>
          <table:table-cell table:style-name="ce4" office:value-type="float" office:value="0.0903257365616313" calcext:value-type="float">
            <text:p>0.0903257366</text:p>
          </table:table-cell>
          <table:table-cell table:style-name="ce4" office:value-type="float" office:value="0.280725601566419" calcext:value-type="float">
            <text:p>0.2807256016</text:p>
          </table:table-cell>
          <table:table-cell table:style-name="ce4" office:value-type="float" office:value="0.16094861780913" calcext:value-type="float">
            <text:p>0.16094861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0945202921172004" calcext:value-type="float">
            <text:p>0.0945202921</text:p>
          </table:table-cell>
          <table:table-cell table:style-name="ce4" office:value-type="float" office:value="0.273476058708351" calcext:value-type="float">
            <text:p>0.2734760587</text:p>
          </table:table-cell>
          <table:table-cell table:style-name="ce4" office:value-type="float" office:value="0.154062502388359" calcext:value-type="float">
            <text:p>0.15406250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900173205412938" calcext:value-type="float">
            <text:p>0.0900173205</text:p>
          </table:table-cell>
          <table:table-cell table:style-name="ce10" office:value-type="float" office:value="0.280207777076557" calcext:value-type="float">
            <text:p>0.2802077771</text:p>
          </table:table-cell>
          <table:table-cell table:style-name="ce10" office:value-type="float" office:value="0.16045948197458" calcext:value-type="float">
            <text:p>0.1604594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33220055537523" calcext:value-type="float">
            <text:p>0.0633220056</text:p>
          </table:table-cell>
          <table:table-cell table:style-name="ce4" office:value-type="float" office:value="0.221208149262909" calcext:value-type="float">
            <text:p>0.2212081493</text:p>
          </table:table-cell>
          <table:table-cell table:style-name="ce4" office:value-type="float" office:value="0.121962963246028" calcext:value-type="float">
            <text:p>0.12196296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54957621486033" calcext:value-type="float">
            <text:p>0.0554957621</text:p>
          </table:table-cell>
          <table:table-cell office:value-type="float" office:value="0.194265093774779" calcext:value-type="float">
            <text:p>0.1942650938</text:p>
          </table:table-cell>
          <table:table-cell office:value-type="float" office:value="0.103352873290891" calcext:value-type="float">
            <text:p>0.103352873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5</text:p>
          </table:table-cell>
          <table:table-cell/>
          <table:table-cell table:style-name="ce9" office:value-type="float" office:value="0.0895989107891598" calcext:value-type="float">
            <text:p>0.0895989108</text:p>
          </table:table-cell>
          <table:table-cell table:style-name="ce4" office:value-type="float" office:value="0.279544314448921" calcext:value-type="float">
            <text:p>0.2795443144</text:p>
          </table:table-cell>
          <table:table-cell table:style-name="ce10" office:value-type="float" office:value="0.161132043747086" calcext:value-type="float">
            <text:p>0.16113204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0945202921172004" calcext:value-type="float">
            <text:p>0.0945202921</text:p>
          </table:table-cell>
          <table:table-cell table:style-name="ce4" office:value-type="float" office:value="0.273476058708351" calcext:value-type="float">
            <text:p>0.2734760587</text:p>
          </table:table-cell>
          <table:table-cell table:style-name="ce4" office:value-type="float" office:value="0.154062502388359" calcext:value-type="float">
            <text:p>0.15406250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900173205412938" calcext:value-type="float">
            <text:p>0.0900173205</text:p>
          </table:table-cell>
          <table:table-cell table:style-name="ce10" office:value-type="float" office:value="0.280207777076557" calcext:value-type="float">
            <text:p>0.2802077771</text:p>
          </table:table-cell>
          <table:table-cell table:style-name="ce4" office:value-type="float" office:value="0.16045948197458" calcext:value-type="float">
            <text:p>0.1604594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1894536171347" calcext:value-type="float">
            <text:p>0.0618945362</text:p>
          </table:table-cell>
          <table:table-cell table:style-name="ce4" office:value-type="float" office:value="0.219023577196304" calcext:value-type="float">
            <text:p>0.2190235772</text:p>
          </table:table-cell>
          <table:table-cell table:style-name="ce4" office:value-type="float" office:value="0.122085247204665" calcext:value-type="float">
            <text:p>0.122085247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54989781153594" calcext:value-type="float">
            <text:p>0.0554989781</text:p>
          </table:table-cell>
          <table:table-cell office:value-type="float" office:value="0.193067624641973" calcext:value-type="float">
            <text:p>0.1930676246</text:p>
          </table:table-cell>
          <table:table-cell office:value-type="float" office:value="0.103757938903877" calcext:value-type="float">
            <text:p>0.103757938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6</text:p>
          </table:table-cell>
          <table:table-cell table:style-name="Default"/>
          <table:table-cell table:style-name="ce4" office:value-type="float" office:value="0.0905563826798685" calcext:value-type="float">
            <text:p>0.0905563827</text:p>
          </table:table-cell>
          <table:table-cell table:style-name="ce4" office:value-type="float" office:value="0.280045956923475" calcext:value-type="float">
            <text:p>0.2800459569</text:p>
          </table:table-cell>
          <table:table-cell table:style-name="ce4" office:value-type="float" office:value="0.161651750571295" calcext:value-type="float">
            <text:p>0.161651750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52826056487077" calcext:value-type="float">
            <text:p>0.0652826056</text:p>
          </table:table-cell>
          <table:table-cell table:style-name="ce4" office:value-type="float" office:value="0.220835962910821" calcext:value-type="float">
            <text:p>0.2208359629</text:p>
          </table:table-cell>
          <table:table-cell table:style-name="ce4" office:value-type="float" office:value="0.123285158548795" calcext:value-type="float">
            <text:p>0.12328515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546233093467743" calcext:value-type="float">
            <text:p>0.0546233093</text:p>
          </table:table-cell>
          <table:table-cell office:value-type="float" office:value="0.193617813162451" calcext:value-type="float">
            <text:p>0.1936178132</text:p>
          </table:table-cell>
          <table:table-cell office:value-type="float" office:value="0.104445786171213" calcext:value-type="float">
            <text:p>0.104445786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700" calcext:value-type="float">
            <text:p>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7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1</text:p>
          </table:table-cell>
          <table:table-cell/>
          <table:table-cell table:style-name="ce4" office:value-type="float" office:value="0.0820416216668813" calcext:value-type="float">
            <text:p>0.0820416217</text:p>
          </table:table-cell>
          <table:table-cell table:style-name="ce4" office:value-type="float" office:value="0.258167872226807" calcext:value-type="float">
            <text:p>0.2581678722</text:p>
          </table:table-cell>
          <table:table-cell table:style-name="ce4" office:value-type="float" office:value="0.147818377750434" calcext:value-type="float">
            <text:p>0.14781837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0978106761169206" calcext:value-type="float">
            <text:p>0.0978106761</text:p>
          </table:table-cell>
          <table:table-cell table:style-name="ce4" office:value-type="float" office:value="0.28258653332686" calcext:value-type="float">
            <text:p>0.2825865333</text:p>
          </table:table-cell>
          <table:table-cell table:style-name="ce4" office:value-type="float" office:value="0.156982031900828" calcext:value-type="float">
            <text:p>0.15698203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865061967418082" calcext:value-type="float">
            <text:p>0.0865061967</text:p>
          </table:table-cell>
          <table:table-cell table:style-name="ce4" office:value-type="float" office:value="0.267618169166788" calcext:value-type="float">
            <text:p>0.2676181692</text:p>
          </table:table-cell>
          <table:table-cell table:style-name="ce4" office:value-type="float" office:value="0.154322355800463" calcext:value-type="float">
            <text:p>0.1543223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0988897145420006" calcext:value-type="float">
            <text:p>0.0988897145</text:p>
          </table:table-cell>
          <table:table-cell table:style-name="ce8" office:value-type="float" office:value="0.285256565852711" calcext:value-type="float">
            <text:p>0.2852565659</text:p>
          </table:table-cell>
          <table:table-cell table:style-name="ce8" office:value-type="float" office:value="0.158472367646722" calcext:value-type="float">
            <text:p>0.15847236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86561830283914" calcext:value-type="float">
            <text:p>0.098656183</text:p>
          </table:table-cell>
          <table:table-cell table:number-columns-repeated="2" office:value-type="float" office:value="0.157731021147482" calcext:value-type="float">
            <text:p>0.157731021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495895731822031" calcext:value-type="float">
            <text:p>0.0495895732</text:p>
          </table:table-cell>
          <table:table-cell table:style-name="ce4" office:value-type="float" office:value="0.18220949237018" calcext:value-type="float">
            <text:p>0.1822094924</text:p>
          </table:table-cell>
          <table:table-cell table:style-name="ce4" office:value-type="float" office:value="0.0997989957429897" calcext:value-type="float">
            <text:p>0.099798995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70186074679703" calcext:value-type="float">
            <text:p>0.0570186075</text:p>
          </table:table-cell>
          <table:table-cell office:value-type="float" office:value="0.186643364564623" calcext:value-type="float">
            <text:p>0.1866433646</text:p>
          </table:table-cell>
          <table:table-cell office:value-type="float" office:value="0.0964361868804598" calcext:value-type="float">
            <text:p>0.096436186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2</text:p>
          </table:table-cell>
          <table:table-cell/>
          <table:table-cell table:style-name="ce4" office:value-type="float" office:value="0.089014494094121" calcext:value-type="float">
            <text:p>0.0890144941</text:p>
          </table:table-cell>
          <table:table-cell table:style-name="ce4" office:value-type="float" office:value="0.269996925417092" calcext:value-type="float">
            <text:p>0.2699969254</text:p>
          </table:table-cell>
          <table:table-cell table:style-name="ce4" office:value-type="float" office:value="0.155613980113571" calcext:value-type="float">
            <text:p>0.15561398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4" office:value-type="float" office:value="0.100000396371797" calcext:value-type="float">
            <text:p>0.1000003964</text:p>
          </table:table-cell>
          <table:table-cell table:style-name="ce4" office:value-type="float" office:value="0.286081848633429" calcext:value-type="float">
            <text:p>0.2860818486</text:p>
          </table:table-cell>
          <table:table-cell table:style-name="ce4" office:value-type="float" office:value="0.160153772077987" calcext:value-type="float">
            <text:p>0.160153772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884042065419608" calcext:value-type="float">
            <text:p>0.0884042065</text:p>
          </table:table-cell>
          <table:table-cell table:style-name="ce4" office:value-type="float" office:value="0.26849199799343" calcext:value-type="float">
            <text:p>0.268491998</text:p>
          </table:table-cell>
          <table:table-cell table:style-name="ce4" office:value-type="float" office:value="0.155124844279021" calcext:value-type="float">
            <text:p>0.15512484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01021832108626" calcext:value-type="float">
            <text:p>0.1010218321</text:p>
          </table:table-cell>
          <table:table-cell table:style-name="ce8" office:value-type="float" office:value="0.288331148761267" calcext:value-type="float">
            <text:p>0.2883311488</text:p>
          </table:table-cell>
          <table:table-cell table:style-name="ce8" office:value-type="float" office:value="0.161468324633339" calcext:value-type="float">
            <text:p>0.16146832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01009623361421" calcext:value-type="float">
            <text:p>0.1010096234</text:p>
          </table:table-cell>
          <table:table-cell office:value-type="float" office:value="0.288153146592877" calcext:value-type="float">
            <text:p>0.2881531466</text:p>
          </table:table-cell>
          <table:table-cell office:value-type="float" office:value="0.161353683422117" calcext:value-type="float">
            <text:p>0.16135368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/>
          <table:table-cell table:style-name="Default"/>
          <table:table-cell table:style-name="ce4" office:value-type="float" office:value="0.0607908072640599" calcext:value-type="float">
            <text:p>0.0607908073</text:p>
          </table:table-cell>
          <table:table-cell table:style-name="ce4" office:value-type="float" office:value="0.203812482806609" calcext:value-type="float">
            <text:p>0.2038124828</text:p>
          </table:table-cell>
          <table:table-cell table:style-name="ce4" office:value-type="float" office:value="0.112294887766254" calcext:value-type="float">
            <text:p>0.11229488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66458625503912" calcext:value-type="float">
            <text:p>0.0664586255</text:p>
          </table:table-cell>
          <table:table-cell office:value-type="float" office:value="0.208861271582763" calcext:value-type="float">
            <text:p>0.2088612716</text:p>
          </table:table-cell>
          <table:table-cell office:value-type="float" office:value="0.110705196303967" calcext:value-type="float">
            <text:p>0.110705196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3</text:p>
          </table:table-cell>
          <table:table-cell/>
          <table:table-cell table:style-name="ce4" office:value-type="float" office:value="0.0952462812863936" calcext:value-type="float">
            <text:p>0.0952462813</text:p>
          </table:table-cell>
          <table:table-cell table:style-name="ce4" office:value-type="float" office:value="0.280660873505186" calcext:value-type="float">
            <text:p>0.2806608735</text:p>
          </table:table-cell>
          <table:table-cell table:style-name="ce4" office:value-type="float" office:value="0.162179100142919" calcext:value-type="float">
            <text:p>0.16217910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01747238834119" calcext:value-type="float">
            <text:p>0.1017472388</text:p>
          </table:table-cell>
          <table:table-cell table:style-name="ce4" office:value-type="float" office:value="0.289075521465443" calcext:value-type="float">
            <text:p>0.2890755215</text:p>
          </table:table-cell>
          <table:table-cell table:style-name="ce4" office:value-type="float" office:value="0.163080944337871" calcext:value-type="float">
            <text:p>0.16308094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946561911063074" calcext:value-type="float">
            <text:p>0.0946561911</text:p>
          </table:table-cell>
          <table:table-cell table:style-name="ce4" office:value-type="float" office:value="0.279495768402997" calcext:value-type="float">
            <text:p>0.2794957684</text:p>
          </table:table-cell>
          <table:table-cell table:style-name="ce4" office:value-type="float" office:value="0.161644107823881" calcext:value-type="float">
            <text:p>0.16164410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02380546019277" calcext:value-type="float">
            <text:p>0.102380546</text:p>
          </table:table-cell>
          <table:table-cell office:value-type="float" office:value="0.29035390067479" calcext:value-type="float">
            <text:p>0.2903539007</text:p>
          </table:table-cell>
          <table:table-cell table:style-name="ce8" office:value-type="float" office:value="0.163944574795748" calcext:value-type="float">
            <text:p>0.163944574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8" office:value-type="float" office:value="0.102382793030992" calcext:value-type="float">
            <text:p>0.102382793</text:p>
          </table:table-cell>
          <table:table-cell table:style-name="ce8" office:value-type="float" office:value="0.29035390067479" calcext:value-type="float">
            <text:p>0.2903539007</text:p>
          </table:table-cell>
          <table:table-cell office:value-type="float" office:value="0.163883432816429" calcext:value-type="float">
            <text:p>0.163883432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62503907948912" calcext:value-type="float">
            <text:p>0.0662503908</text:p>
          </table:table-cell>
          <table:table-cell table:style-name="ce4" office:value-type="float" office:value="0.218845575027914" calcext:value-type="float">
            <text:p>0.218845575</text:p>
          </table:table-cell>
          <table:table-cell table:style-name="ce4" office:value-type="float" office:value="0.122253387647792" calcext:value-type="float">
            <text:p>0.12225338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715784194107432" calcext:value-type="float">
            <text:p>0.0715784194</text:p>
          </table:table-cell>
          <table:table-cell office:value-type="float" office:value="0.220010680130103" calcext:value-type="float">
            <text:p>0.2200106801</text:p>
          </table:table-cell>
          <table:table-cell office:value-type="float" office:value="0.11847787042486" calcext:value-type="float">
            <text:p>0.1184778704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4</text:p>
          </table:table-cell>
          <table:table-cell/>
          <table:table-cell table:style-name="ce4" office:value-type="float" office:value="0.0976435682249295" calcext:value-type="float">
            <text:p>0.0976435682</text:p>
          </table:table-cell>
          <table:table-cell table:style-name="ce4" office:value-type="float" office:value="0.285062381669013" calcext:value-type="float">
            <text:p>0.2850623817</text:p>
          </table:table-cell>
          <table:table-cell table:style-name="ce4" office:value-type="float" office:value="0.164701206789817" calcext:value-type="float">
            <text:p>0.16470120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style-name="ce4" office:value-type="float" office:value="0.10232721272502" calcext:value-type="float">
            <text:p>0.1023272127</text:p>
          </table:table-cell>
          <table:table-cell table:style-name="ce4" office:value-type="float" office:value="0.289544799909381" calcext:value-type="float">
            <text:p>0.2895447999</text:p>
          </table:table-cell>
          <table:table-cell table:style-name="ce4" office:value-type="float" office:value="0.164525423599275" calcext:value-type="float">
            <text:p>0.16452542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967445414628027" calcext:value-type="float">
            <text:p>0.0967445415</text:p>
          </table:table-cell>
          <table:table-cell table:style-name="ce4" office:value-type="float" office:value="0.283476544168811" calcext:value-type="float">
            <text:p>0.2834765442</text:p>
          </table:table-cell>
          <table:table-cell table:style-name="ce4" office:value-type="float" office:value="0.16382229083711" calcext:value-type="float">
            <text:p>0.16382229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03233988073857" calcext:value-type="float">
            <text:p>0.1032339881</text:p>
          </table:table-cell>
          <table:table-cell office:value-type="float" office:value="0.290952635241193" calcext:value-type="float">
            <text:p>0.2909526352</text:p>
          </table:table-cell>
          <table:table-cell table:style-name="ce8" office:value-type="float" office:value="0.165167414382122" calcext:value-type="float">
            <text:p>0.165167414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698765952556384" calcext:value-type="float">
            <text:p>0.0698765953</text:p>
          </table:table-cell>
          <table:table-cell table:style-name="ce4" office:value-type="float" office:value="0.224832920691943" calcext:value-type="float">
            <text:p>0.2248329207</text:p>
          </table:table-cell>
          <table:table-cell table:style-name="ce4" office:value-type="float" office:value="0.125883692669841" calcext:value-type="float">
            <text:p>0.12588369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720859273912113" calcext:value-type="float">
            <text:p>0.0720859274</text:p>
          </table:table-cell>
          <table:table-cell office:value-type="float" office:value="0.224994740845025" calcext:value-type="float">
            <text:p>0.2249947408</text:p>
          </table:table-cell>
          <table:table-cell office:value-type="float" office:value="0.121664896096849" calcext:value-type="float">
            <text:p>0.121664896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1</text:p>
          </table:table-cell>
          <table:table-cell/>
          <table:table-cell table:style-name="ce4" office:value-type="float" office:value="0.094937938040794" calcext:value-type="float">
            <text:p>0.094937938</text:p>
          </table:table-cell>
          <table:table-cell table:style-name="ce4" office:value-type="float" office:value="0.273961519167597" calcext:value-type="float">
            <text:p>0.2739615192</text:p>
          </table:table-cell>
          <table:table-cell table:style-name="ce4" office:value-type="float" office:value="0.154719778666035" calcext:value-type="float">
            <text:p>0.15471977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00364600709069" calcext:value-type="float">
            <text:p>0.1003646007</text:p>
          </table:table-cell>
          <table:table-cell table:style-name="ce4" office:value-type="float" office:value="0.279350130265223" calcext:value-type="float">
            <text:p>0.2793501303</text:p>
          </table:table-cell>
          <table:table-cell table:style-name="ce4" office:value-type="float" office:value="0.154842062624672" calcext:value-type="float">
            <text:p>0.154842062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946713396229374" calcext:value-type="float">
            <text:p>0.0946713396</text:p>
          </table:table-cell>
          <table:table-cell table:style-name="ce4" office:value-type="float" office:value="0.273734970953282" calcext:value-type="float">
            <text:p>0.273734971</text:p>
          </table:table-cell>
          <table:table-cell table:style-name="ce4" office:value-type="float" office:value="0.154452282506515" calcext:value-type="float">
            <text:p>0.15445228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00786563815669" calcext:value-type="float">
            <text:p>0.1007865638</text:p>
          </table:table-cell>
          <table:table-cell table:style-name="ce8" office:value-type="float" office:value="0.280725601566419" calcext:value-type="float">
            <text:p>0.2807256016</text:p>
          </table:table-cell>
          <table:table-cell office:value-type="float" office:value="0.155377054943711" calcext:value-type="float">
            <text:p>0.15537705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8" office:value-type="float" office:value="0.100835892594044" calcext:value-type="float">
            <text:p>0.1008358926</text:p>
          </table:table-cell>
          <table:table-cell office:value-type="float" office:value="0.280660873505186" calcext:value-type="float">
            <text:p>0.2806608735</text:p>
          </table:table-cell>
          <table:table-cell table:style-name="ce8" office:value-type="float" office:value="0.155392340438541" calcext:value-type="float">
            <text:p>0.15539234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90820839103369" calcext:value-type="float">
            <text:p>0.0690820839</text:p>
          </table:table-cell>
          <table:table-cell table:style-name="ce4" office:value-type="float" office:value="0.211952036506627" calcext:value-type="float">
            <text:p>0.2119520365</text:p>
          </table:table-cell>
          <table:table-cell table:style-name="ce4" office:value-type="float" office:value="0.114633568475195" calcext:value-type="float">
            <text:p>0.11463356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603913562969666" calcext:value-type="float">
            <text:p>0.0603913563</text:p>
          </table:table-cell>
          <table:table-cell office:value-type="float" office:value="0.19318089874913" calcext:value-type="float">
            <text:p>0.1931808987</text:p>
          </table:table-cell>
          <table:table-cell office:value-type="float" office:value="0.100333988062029" calcext:value-type="float">
            <text:p>0.100333988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1</text:p>
          </table:table-cell>
          <table:table-cell table:style-name="Default"/>
          <table:table-cell table:style-name="ce4" office:value-type="float" office:value="0.109063137661583" calcext:value-type="float">
            <text:p>0.1090631377</text:p>
          </table:table-cell>
          <table:table-cell table:style-name="ce4" office:value-type="float" office:value="0.292311924527081" calcext:value-type="float">
            <text:p>0.2923119245</text:p>
          </table:table-cell>
          <table:table-cell table:style-name="ce4" office:value-type="float" office:value="0.162362526080876" calcext:value-type="float">
            <text:p>0.162362526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/>
          <table:table-cell table:style-name="Default"/>
          <table:table-cell table:style-name="ce10" office:value-type="float" office:value="0.110695111111883" calcext:value-type="float">
            <text:p>0.1106951111</text:p>
          </table:table-cell>
          <table:table-cell table:style-name="ce4" office:value-type="float" office:value="0.297020890981763" calcext:value-type="float">
            <text:p>0.297020891</text:p>
          </table:table-cell>
          <table:table-cell table:style-name="ce4" office:value-type="float" office:value="0.164403139640638" calcext:value-type="float">
            <text:p>0.164403139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108835008585197" calcext:value-type="float">
            <text:p>0.1088350086</text:p>
          </table:table-cell>
          <table:table-cell table:style-name="ce4" office:value-type="float" office:value="0.291972102205609" calcext:value-type="float">
            <text:p>0.2919721022</text:p>
          </table:table-cell>
          <table:table-cell table:style-name="ce4" office:value-type="float" office:value="0.16214852915326" calcext:value-type="float">
            <text:p>0.16214852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10641350919457" calcext:value-type="float">
            <text:p>0.1106413509</text:p>
          </table:table-cell>
          <table:table-cell table:style-name="ce8" office:value-type="float" office:value="0.297571079502241" calcext:value-type="float">
            <text:p>0.2975710795</text:p>
          </table:table-cell>
          <table:table-cell table:style-name="ce8" office:value-type="float" office:value="0.164724135032061" calcext:value-type="float">
            <text:p>0.1647241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0645566059711" calcext:value-type="float">
            <text:p>0.1106455661</text:p>
          </table:table-cell>
          <table:table-cell office:value-type="float" office:value="0.297538715471625" calcext:value-type="float">
            <text:p>0.2975387155</text:p>
          </table:table-cell>
          <table:table-cell office:value-type="float" office:value="0.164708849537232" calcext:value-type="float">
            <text:p>0.164708849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81019349010339" calcext:value-type="float">
            <text:p>0.081019349</text:p>
          </table:table-cell>
          <table:table-cell table:style-name="ce4" office:value-type="float" office:value="0.219169215334078" calcext:value-type="float">
            <text:p>0.2191692153</text:p>
          </table:table-cell>
          <table:table-cell table:style-name="ce4" office:value-type="float" office:value="0.115466627943413" calcext:value-type="float">
            <text:p>0.11546662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Default"/>
          <table:table-cell office:value-type="float" office:value="0.0762277059254662" calcext:value-type="float">
            <text:p>0.0762277059</text:p>
          </table:table-cell>
          <table:table-cell office:value-type="float" office:value="0.213230415715973" calcext:value-type="float">
            <text:p>0.2132304157</text:p>
          </table:table-cell>
          <table:table-cell office:value-type="float" office:value="0.11031541618581" calcext:value-type="float">
            <text:p>0.110315416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</text:p>
          </table:table-cell>
          <table:table-cell table:style-name="Default"/>
          <table:table-cell table:style-name="ce4" office:value-type="string" calcext:value-type="string">
            <text:p>0.11048373107860136</text:p>
          </table:table-cell>
          <table:table-cell table:style-name="ce4" office:value-type="string" calcext:value-type="string">
            <text:p>0.29247374468016246</text:p>
          </table:table-cell>
          <table:table-cell table:style-name="ce4" office:value-type="string" calcext:value-type="string">
            <text:p>0.16209502992135613</text:p>
          </table:table-cell>
          <table:table-cell table:style-name="ce12" office:value-type="string" calcext:value-type="string">
            <text:p>0.10863467824719424</text:p>
          </table:table-cell>
          <table:table-cell table:style-name="ce4" office:value-type="float" office:value="0.286858585368222" calcext:value-type="float">
            <text:p>0.2868585854</text:p>
          </table:table-cell>
          <table:table-cell table:style-name="ce4" office:value-type="float" office:value="0.158418868414818" calcext:value-type="float">
            <text:p>0.1584188684</text:p>
          </table:table-cell>
          <table:table-cell table:style-name="ce4" office:value-type="float" office:value="0.105397223464983" calcext:value-type="float">
            <text:p>0.1053972235</text:p>
          </table:table-cell>
          <table:table-cell table:style-name="ce4" office:value-type="float" office:value="0.278249753224267" calcext:value-type="float">
            <text:p>0.2782497532</text:p>
          </table:table-cell>
          <table:table-cell table:style-name="ce10" office:value-type="float" office:value="0.152809091812325" calcext:value-type="float">
            <text:p>0.1528090918</text:p>
          </table:table-cell>
          <table:table-cell table:style-name="ce4" office:value-type="float" office:value="0.0991531059995869" calcext:value-type="float">
            <text:p>0.099153106</text:p>
          </table:table-cell>
          <table:table-cell table:style-name="ce4" office:value-type="float" office:value="0.261485185364985" calcext:value-type="float">
            <text:p>0.2614851854</text:p>
          </table:table-cell>
          <table:table-cell table:style-name="ce4" office:value-type="float" office:value="0.141375541679723" calcext:value-type="float">
            <text:p>0.1413755417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4" office:value-type="float" office:value="0.112730312541742" calcext:value-type="float">
            <text:p>0.1127303125</text:p>
          </table:table-cell>
          <table:table-cell table:style-name="ce4" office:value-type="float" office:value="0.298056539961487" calcext:value-type="float">
            <text:p>0.29805654</text:p>
          </table:table-cell>
          <table:table-cell table:style-name="ce4" office:value-type="float" office:value="0.165182699876952" calcext:value-type="float">
            <text:p>0.1651826999</text:p>
          </table:table-cell>
          <table:table-cell table:style-name="ce4" office:value-type="float" office:value="0.110637877357169" calcext:value-type="float">
            <text:p>0.1106378774</text:p>
          </table:table-cell>
          <table:table-cell table:style-name="ce4" office:value-type="float" office:value="0.292554654756703" calcext:value-type="float">
            <text:p>0.2925546548</text:p>
          </table:table-cell>
          <table:table-cell table:style-name="ce4" office:value-type="float" office:value="0.161667036066125" calcext:value-type="float">
            <text:p>0.1616670361</text:p>
          </table:table-cell>
          <table:table-cell table:style-name="ce4" office:value-type="float" office:value="0.10693973327105" calcext:value-type="float">
            <text:p>0.1069397333</text:p>
          </table:table-cell>
          <table:table-cell table:style-name="ce10" office:value-type="float" office:value="0.283962004628056" calcext:value-type="float">
            <text:p>0.2839620046</text:p>
          </table:table-cell>
          <table:table-cell table:style-name="ce4" office:value-type="float" office:value="0.155193629005755" calcext:value-type="float">
            <text:p>0.155193629</text:p>
          </table:table-cell>
          <table:table-cell table:style-name="ce10" office:value-type="float" office:value="0.100222612308743" calcext:value-type="float">
            <text:p>0.1002226123</text:p>
          </table:table-cell>
          <table:table-cell table:style-name="ce4" office:value-type="float" office:value="0.267521077074939" calcext:value-type="float">
            <text:p>0.2675210771</text:p>
          </table:table-cell>
          <table:table-cell table:style-name="ce10" office:value-type="float" office:value="0.144065788769747" calcext:value-type="float">
            <text:p>0.1440657888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110368302157347" calcext:value-type="float">
            <text:p>0.1103683022</text:p>
          </table:table-cell>
          <table:table-cell table:style-name="ce4" office:value-type="float" office:value="0.292036830266841" calcext:value-type="float">
            <text:p>0.2920368303</text:p>
          </table:table-cell>
          <table:table-cell table:style-name="ce4" office:value-type="float" office:value="0.161873390246326" calcext:value-type="float">
            <text:p>0.1618733902</text:p>
          </table:table-cell>
          <table:table-cell table:style-name="ce4" office:value-type="float" office:value="0.108737006713032" calcext:value-type="float">
            <text:p>0.1087370067</text:p>
          </table:table-cell>
          <table:table-cell table:style-name="ce4" office:value-type="float" office:value="0.286761493276373" calcext:value-type="float">
            <text:p>0.2867614933</text:p>
          </table:table-cell>
          <table:table-cell table:style-name="ce4" office:value-type="float" office:value="0.158373011930329" calcext:value-type="float">
            <text:p>0.1583730119</text:p>
          </table:table-cell>
          <table:table-cell table:style-name="ce4" office:value-type="float" office:value="0.105293696426746" calcext:value-type="float">
            <text:p>0.1052936964</text:p>
          </table:table-cell>
          <table:table-cell table:style-name="ce4" office:value-type="float" office:value="0.278071751055876" calcext:value-type="float">
            <text:p>0.2780717511</text:p>
          </table:table-cell>
          <table:table-cell table:style-name="ce4" office:value-type="float" office:value="0.15256452389505" calcext:value-type="float">
            <text:p>0.1525645239</text:p>
          </table:table-cell>
          <table:table-cell table:style-name="ce4" office:value-type="float" office:value="0.0990973877652421" calcext:value-type="float">
            <text:p>0.0990973878</text:p>
          </table:table-cell>
          <table:table-cell table:style-name="ce4" office:value-type="float" office:value="0.261371911257828" calcext:value-type="float">
            <text:p>0.2613719113</text:p>
          </table:table-cell>
          <table:table-cell table:style-name="ce4" office:value-type="float" office:value="0.14129147145816" calcext:value-type="float">
            <text:p>0.141291471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12755259548567" calcext:value-type="float">
            <text:p>0.1127552595</text:p>
          </table:table-cell>
          <table:table-cell table:style-name="ce8" office:value-type="float" office:value="0.298088903992103" calcext:value-type="float">
            <text:p>0.298088904</text:p>
          </table:table-cell>
          <table:table-cell table:style-name="ce8" office:value-type="float" office:value="0.165327912077834" calcext:value-type="float">
            <text:p>0.1653279121</text:p>
          </table:table-cell>
          <table:table-cell table:style-name="ce8" office:value-type="float" office:value="0.110766276008079" calcext:value-type="float">
            <text:p>0.110766276</text:p>
          </table:table-cell>
          <table:table-cell table:style-name="ce8" office:value-type="float" office:value="0.292910659093483" calcext:value-type="float">
            <text:p>0.2929106591</text:p>
          </table:table-cell>
          <table:table-cell table:style-name="ce8" office:value-type="float" office:value="0.161781677277348" calcext:value-type="float">
            <text:p>0.1617816773</text:p>
          </table:table-cell>
          <table:table-cell table:style-name="ce8" office:value-type="float" office:value="0.1070037668928" calcext:value-type="float">
            <text:p>0.1070037669</text:p>
          </table:table-cell>
          <table:table-cell office:value-type="float" office:value="0.283686910367817" calcext:value-type="float">
            <text:p>0.2836869104</text:p>
          </table:table-cell>
          <table:table-cell office:value-type="float" office:value="0.155094273289362" calcext:value-type="float">
            <text:p>0.1550942733</text:p>
          </table:table-cell>
          <table:table-cell office:value-type="float" office:value="0.100203976779369" calcext:value-type="float">
            <text:p>0.1002039768</text:p>
          </table:table-cell>
          <table:table-cell table:style-name="ce8" office:value-type="float" office:value="0.267569623120863" calcext:value-type="float">
            <text:p>0.2675696231</text:p>
          </table:table-cell>
          <table:table-cell office:value-type="float" office:value="0.144050503274917" calcext:value-type="float">
            <text:p>0.144050503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string" calcext:value-type="string">
            <text:p>0.0796371919411121</text:p>
          </table:table-cell>
          <table:table-cell table:style-name="ce4" office:value-type="string" calcext:value-type="string">
            <text:p>0.21145039403207275</text:p>
          </table:table-cell>
          <table:table-cell table:style-name="ce4" office:value-type="string" calcext:value-type="string">
            <text:p>0.11021606046941755</text:p>
          </table:table-cell>
          <table:table-cell table:style-name="ce4"/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string" calcext:value-type="string">
            <text:p>0.08110077302263635</text:p>
          </table:table-cell>
          <table:table-cell office:value-type="string" calcext:value-type="string">
            <text:p>0.2188293930126058</text:p>
          </table:table-cell>
          <table:table-cell office:value-type="string" calcext:value-type="string">
            <text:p>0.1137546525224887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51</text:p>
          </table:table-cell>
          <table:table-cell/>
          <table:table-cell table:style-name="ce4" office:value-type="float" office:value="0.111863609110458" calcext:value-type="float">
            <text:p>0.1118636091</text:p>
          </table:table-cell>
          <table:table-cell table:style-name="ce4" office:value-type="float" office:value="0.294690680777384" calcext:value-type="float">
            <text:p>0.2946906808</text:p>
          </table:table-cell>
          <table:table-cell table:style-name="ce4" office:value-type="float" office:value="0.163608293909495" calcext:value-type="float">
            <text:p>0.16360829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808997310736682" calcext:value-type="float">
            <text:p>0.0808997311</text:p>
          </table:table-cell>
          <table:table-cell table:style-name="ce4" office:value-type="float" office:value="0.214185154619156" calcext:value-type="float">
            <text:p>0.2141851546</text:p>
          </table:table-cell>
          <table:table-cell table:style-name="ce4" office:value-type="float" office:value="0.11105676268505" calcext:value-type="float">
            <text:p>0.11105676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40464299097611" calcext:value-type="float">
            <text:p>0.0840464299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680624871029" calcext:value-type="float">
            <text:p>0.115680624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61</text:p>
          </table:table-cell>
          <table:table-cell/>
          <table:table-cell table:style-name="ce4" office:value-type="float" office:value="0.112619876215365" calcext:value-type="float">
            <text:p>0.1126198762</text:p>
          </table:table-cell>
          <table:table-cell table:style-name="ce4" office:value-type="float" office:value="0.296470702461285" calcext:value-type="float">
            <text:p>0.2964707025</text:p>
          </table:table-cell>
          <table:table-cell table:style-name="ce4" office:value-type="float" office:value="0.164555994588935" calcext:value-type="float">
            <text:p>0.16455599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823482005464333" calcext:value-type="float">
            <text:p>0.0823482005</text:p>
          </table:table-cell>
          <table:table-cell table:style-name="ce4" office:value-type="float" office:value="0.219654675793323" calcext:value-type="float">
            <text:p>0.2196546758</text:p>
          </table:table-cell>
          <table:table-cell table:style-name="ce4" office:value-type="float" office:value="0.114113861650986" calcext:value-type="float">
            <text:p>0.114113861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62391674407414" calcext:value-type="float">
            <text:p>0.0862391674</text:p>
          </table:table-cell>
          <table:table-cell office:value-type="float" office:value="0.227211676942246" calcext:value-type="float">
            <text:p>0.2272116769</text:p>
          </table:table-cell>
          <table:table-cell office:value-type="float" office:value="0.118378514708467" calcext:value-type="float">
            <text:p>0.118378514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2</text:p>
          </table:table-cell>
          <table:table-cell/>
          <table:table-cell table:style-name="ce4" office:value-type="string" calcext:value-type="string">
            <text:p>0.09487253876476344</text:p>
          </table:table-cell>
          <table:table-cell table:style-name="ce4" office:value-type="string" calcext:value-type="string">
            <text:p>0.2666148842176805</text:p>
          </table:table-cell>
          <table:table-cell table:style-name="ce4" office:value-type="string" calcext:value-type="string">
            <text:p>0.149041217336808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string" calcext:value-type="string">
            <text:p>0.09292630711802378</text:p>
          </table:table-cell>
          <table:table-cell office:value-type="string" calcext:value-type="string">
            <text:p>0.26234283217631926</text:p>
          </table:table-cell>
          <table:table-cell office:value-type="string" calcext:value-type="string">
            <text:p>0.1441116452542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string" calcext:value-type="string">
            <text:p>0.0821651502449926</text:p>
          </table:table-cell>
          <table:table-cell table:style-name="ce4" office:value-type="string" calcext:value-type="string">
            <text:p>0.23789180704564947</text:p>
          </table:table-cell>
          <table:table-cell table:style-name="ce4" office:value-type="string" calcext:value-type="string">
            <text:p>0.130561054087723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0.07442388332686135</text:p>
          </table:table-cell>
          <table:table-cell office:value-type="string" calcext:value-type="string">
            <text:p>0.2221790701814004</text:p>
          </table:table-cell>
          <table:table-cell office:value-type="string" calcext:value-type="string">
            <text:p>0.1182638734972447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2</text:p>
          </table:table-cell>
          <table:table-cell/>
          <table:table-cell table:style-name="ce4" office:value-type="float" office:value="0.112814438138636" calcext:value-type="float">
            <text:p>0.1128144381</text:p>
          </table:table-cell>
          <table:table-cell table:style-name="ce4" office:value-type="float" office:value="0.300597116364872" calcext:value-type="float">
            <text:p>0.3005971164</text:p>
          </table:table-cell>
          <table:table-cell table:style-name="ce4" office:value-type="float" office:value="0.168599007971386" calcext:value-type="float">
            <text:p>0.1685990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55089337271" calcext:value-type="float">
            <text:p>0.1155089337</text:p>
          </table:table-cell>
          <table:table-cell office:value-type="float" office:value="0.307539200932084" calcext:value-type="float">
            <text:p>0.3075392009</text:p>
          </table:table-cell>
          <table:table-cell office:value-type="float" office:value="0.172405096183976" calcext:value-type="float">
            <text:p>0.172405096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912929355491781" calcext:value-type="float">
            <text:p>0.0912929355</text:p>
          </table:table-cell>
          <table:table-cell table:style-name="ce4" office:value-type="float" office:value="0.24439697719954" calcext:value-type="float">
            <text:p>0.2443969772</text:p>
          </table:table-cell>
          <table:table-cell table:style-name="ce4" office:value-type="float" office:value="0.131524040261993" calcext:value-type="float">
            <text:p>0.13152404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918878438624121" calcext:value-type="float">
            <text:p>0.0918878439</text:p>
          </table:table-cell>
          <table:table-cell office:value-type="float" office:value="0.248830849393984" calcext:value-type="float">
            <text:p>0.2488308494</text:p>
          </table:table-cell>
          <table:table-cell office:value-type="float" office:value="0.13385507822352" calcext:value-type="float">
            <text:p>0.133855078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</text:p>
          </table:table-cell>
          <table:table-cell/>
          <table:table-cell table:style-name="ce4" office:value-type="float" office:value="0.114899727996727" calcext:value-type="float">
            <text:p>0.114899728</text:p>
          </table:table-cell>
          <table:table-cell table:style-name="ce4" office:value-type="float" office:value="0.30490153243685" calcext:value-type="float">
            <text:p>0.3049015324</text:p>
          </table:table-cell>
          <table:table-cell table:style-name="ce4" office:value-type="float" office:value="0.170738977247541" calcext:value-type="float">
            <text:p>0.1707389772</text:p>
          </table:table-cell>
          <table:table-cell table:style-name="ce4" office:value-type="float" office:value="0.113471095183003" calcext:value-type="float">
            <text:p>0.1134710952</text:p>
          </table:table-cell>
          <table:table-cell table:style-name="ce4" office:value-type="float" office:value="0.30177840348237" calcext:value-type="float">
            <text:p>0.3017784035</text:p>
          </table:table-cell>
          <table:table-cell table:style-name="ce4" office:value-type="float" office:value="0.168988788089542" calcext:value-type="float">
            <text:p>0.1689887881</text:p>
          </table:table-cell>
          <table:table-cell table:style-name="ce4" office:value-type="float" office:value="0.111577079208958" calcext:value-type="float">
            <text:p>0.1115770792</text:p>
          </table:table-cell>
          <table:table-cell table:style-name="ce4" office:value-type="float" office:value="0.293849215981358" calcext:value-type="float">
            <text:p>0.293849216</text:p>
          </table:table-cell>
          <table:table-cell table:style-name="ce4" office:value-type="float" office:value="0.163508938193102" calcext:value-type="float">
            <text:p>0.1635089382</text:p>
          </table:table-cell>
          <table:table-cell table:style-name="ce4" office:value-type="float" office:value="0.107496872059752" calcext:value-type="float">
            <text:p>0.1074968721</text:p>
          </table:table-cell>
          <table:table-cell table:style-name="ce4" office:value-type="float" office:value="0.281356700163438" calcext:value-type="float">
            <text:p>0.2813567002</text:p>
          </table:table-cell>
          <table:table-cell table:style-name="ce4" office:value-type="float" office:value="0.155254770985074" calcext:value-type="float">
            <text:p>0.155254771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7028908619527" calcext:value-type="float">
            <text:p>0.1170289086</text:p>
          </table:table-cell>
          <table:table-cell table:style-name="ce10" office:value-type="float" office:value="0.309788501059922" calcext:value-type="float">
            <text:p>0.3097885011</text:p>
          </table:table-cell>
          <table:table-cell table:style-name="ce4" office:value-type="float" office:value="0.173551508296202" calcext:value-type="float">
            <text:p>0.1735515083</text:p>
          </table:table-cell>
          <table:table-cell table:style-name="ce4" office:value-type="float" office:value="0.115769466273316" calcext:value-type="float">
            <text:p>0.1157694663</text:p>
          </table:table-cell>
          <table:table-cell table:style-name="ce4" office:value-type="float" office:value="0.30596954544719" calcext:value-type="float">
            <text:p>0.3059695454</text:p>
          </table:table-cell>
          <table:table-cell table:style-name="ce4" office:value-type="float" office:value="0.171304540556239" calcext:value-type="float">
            <text:p>0.1713045406</text:p>
          </table:table-cell>
          <table:table-cell table:style-name="ce4" office:value-type="float" office:value="0.113869048888597" calcext:value-type="float">
            <text:p>0.1138690489</text:p>
          </table:table-cell>
          <table:table-cell table:style-name="ce10" office:value-type="float" office:value="0.300451478227098" calcext:value-type="float">
            <text:p>0.3004514782</text:p>
          </table:table-cell>
          <table:table-cell table:style-name="ce10" office:value-type="float" office:value="0.167399096627256" calcext:value-type="float">
            <text:p>0.1673990966</text:p>
          </table:table-cell>
          <table:table-cell table:style-name="ce4" office:value-type="float" office:value="0.109788695900624" calcext:value-type="float">
            <text:p>0.1097886959</text:p>
          </table:table-cell>
          <table:table-cell table:style-name="ce10" office:value-type="float" office:value="0.287651504118323" calcext:value-type="float">
            <text:p>0.2876515041</text:p>
          </table:table-cell>
          <table:table-cell table:style-name="ce10" office:value-type="float" office:value="0.158778077543315" calcext:value-type="float">
            <text:p>0.158778077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114852845868231" calcext:value-type="float">
            <text:p>0.1148528459</text:p>
          </table:table-cell>
          <table:table-cell table:style-name="ce4" office:value-type="float" office:value="0.304982442513391" calcext:value-type="float">
            <text:p>0.3049824425</text:p>
          </table:table-cell>
          <table:table-cell table:style-name="ce4" office:value-type="float" office:value="0.170853618458764" calcext:value-type="float">
            <text:p>0.1708536185</text:p>
          </table:table-cell>
          <table:table-cell table:style-name="ce4" office:value-type="float" office:value="0.113418930526798" calcext:value-type="float">
            <text:p>0.1134189305</text:p>
          </table:table-cell>
          <table:table-cell table:style-name="ce4" office:value-type="float" office:value="0.301228214961891" calcext:value-type="float">
            <text:p>0.301228215</text:p>
          </table:table-cell>
          <table:table-cell table:style-name="ce4" office:value-type="float" office:value="0.16863722170846" calcext:value-type="float">
            <text:p>0.1686372217</text:p>
          </table:table-cell>
          <table:table-cell table:style-name="ce4" office:value-type="float" office:value="0.11150756935398" calcext:value-type="float">
            <text:p>0.1115075694</text:p>
          </table:table-cell>
          <table:table-cell table:style-name="ce4" office:value-type="float" office:value="0.294043400165057" calcext:value-type="float">
            <text:p>0.2940434002</text:p>
          </table:table-cell>
          <table:table-cell table:style-name="ce4" office:value-type="float" office:value="0.163638864899154" calcext:value-type="float">
            <text:p>0.1636388649</text:p>
          </table:table-cell>
          <table:table-cell table:style-name="ce4" office:value-type="float" office:value="0.107515924192919" calcext:value-type="float">
            <text:p>0.1075159242</text:p>
          </table:table-cell>
          <table:table-cell table:style-name="ce4" office:value-type="float" office:value="0.281502338301212" calcext:value-type="float">
            <text:p>0.2815023383</text:p>
          </table:table-cell>
          <table:table-cell table:style-name="ce4" office:value-type="float" office:value="0.155361769448882" calcext:value-type="float">
            <text:p>0.1553617694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17081824797894" calcext:value-type="float">
            <text:p>0.1170818248</text:p>
          </table:table-cell>
          <table:table-cell office:value-type="float" office:value="0.309561952845607" calcext:value-type="float">
            <text:p>0.3095619528</text:p>
          </table:table-cell>
          <table:table-cell office:value-type="float" office:value="0.173566793791032" calcext:value-type="float">
            <text:p>0.1735667938</text:p>
          </table:table-cell>
          <table:table-cell table:style-name="ce8" office:value-type="float" office:value="0.115865863845649" calcext:value-type="float">
            <text:p>0.1158658638</text:p>
          </table:table-cell>
          <table:table-cell table:style-name="ce8" office:value-type="float" office:value="0.306697736136058" calcext:value-type="float">
            <text:p>0.3066977361</text:p>
          </table:table-cell>
          <table:table-cell table:style-name="ce8" office:value-type="float" office:value="0.171671392432152" calcext:value-type="float">
            <text:p>0.1716713924</text:p>
          </table:table-cell>
          <table:table-cell table:style-name="ce8" office:value-type="float" office:value="0.11394730472743" calcext:value-type="float">
            <text:p>0.1139473047</text:p>
          </table:table-cell>
          <table:table-cell office:value-type="float" office:value="0.300338204119941" calcext:value-type="float">
            <text:p>0.3003382041</text:p>
          </table:table-cell>
          <table:table-cell office:value-type="float" office:value="0.167330311900522" calcext:value-type="float">
            <text:p>0.1673303119</text:p>
          </table:table-cell>
          <table:table-cell table:style-name="ce8" office:value-type="float" office:value="0.109857902646604" calcext:value-type="float">
            <text:p>0.1098579026</text:p>
          </table:table-cell>
          <table:table-cell office:value-type="float" office:value="0.287424955904008" calcext:value-type="float">
            <text:p>0.2874249559</text:p>
          </table:table-cell>
          <table:table-cell office:value-type="float" office:value="0.158716935563997" calcext:value-type="float">
            <text:p>0.1587169356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8" office:value-type="float" office:value="0.117084113611249" calcext:value-type="float">
            <text:p>0.1170841136</text:p>
          </table:table-cell>
          <table:table-cell office:value-type="float" office:value="0.309561952845607" calcext:value-type="float">
            <text:p>0.3095619528</text:p>
          </table:table-cell>
          <table:table-cell table:style-name="ce8" office:value-type="float" office:value="0.173574436538447" calcext:value-type="float">
            <text:p>0.173574436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952270569105034" calcext:value-type="float">
            <text:p>0.0952270569</text:p>
          </table:table-cell>
          <table:table-cell table:style-name="ce4" office:value-type="float" office:value="0.251533245950451" calcext:value-type="float">
            <text:p>0.251533246</text:p>
          </table:table-cell>
          <table:table-cell table:style-name="ce4" office:value-type="float" office:value="0.135177273526287" calcext:value-type="float">
            <text:p>0.13517727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76946427192774" calcext:value-type="float">
            <text:p>0.0976946427</text:p>
          </table:table-cell>
          <table:table-cell office:value-type="float" office:value="0.258831334854443" calcext:value-type="float">
            <text:p>0.2588313349</text:p>
          </table:table-cell>
          <table:table-cell office:value-type="float" office:value="0.139289071635472" calcext:value-type="float">
            <text:p>0.139289071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3</text:p>
          </table:table-cell>
          <table:table-cell/>
          <table:table-cell table:style-name="ce4" office:value-type="float" office:value="0.107197941032279" calcext:value-type="float">
            <text:p>0.107197941</text:p>
          </table:table-cell>
          <table:table-cell table:style-name="ce4" office:value-type="float" office:value="0.293509393659886" calcext:value-type="float">
            <text:p>0.2935093937</text:p>
          </table:table-cell>
          <table:table-cell table:style-name="ce4" office:value-type="float" office:value="0.166787676834068" calcext:value-type="float">
            <text:p>0.16678767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09150721361368" calcext:value-type="float">
            <text:p>0.1091507214</text:p>
          </table:table-cell>
          <table:table-cell table:style-name="ce4" office:value-type="float" office:value="0.297878537793097" calcext:value-type="float">
            <text:p>0.2978785378</text:p>
          </table:table-cell>
          <table:table-cell table:style-name="ce4" office:value-type="float" office:value="0.168721291930023" calcext:value-type="float">
            <text:p>0.16872129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107086120046632" calcext:value-type="float">
            <text:p>0.10708612</text:p>
          </table:table-cell>
          <table:table-cell table:style-name="ce4" office:value-type="float" office:value="0.292926841108792" calcext:value-type="float">
            <text:p>0.2929268411</text:p>
          </table:table-cell>
          <table:table-cell table:style-name="ce4" office:value-type="float" office:value="0.166520180674549" calcext:value-type="float">
            <text:p>0.166520180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09431295732096" calcext:value-type="float">
            <text:p>0.1094312957</text:p>
          </table:table-cell>
          <table:table-cell table:style-name="ce8" office:value-type="float" office:value="0.298347816237034" calcext:value-type="float">
            <text:p>0.2983478162</text:p>
          </table:table-cell>
          <table:table-cell table:style-name="ce8" office:value-type="float" office:value="0.168965859847298" calcext:value-type="float">
            <text:p>0.16896585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861517760545032" calcext:value-type="float">
            <text:p>0.0861517761</text:p>
          </table:table-cell>
          <table:table-cell table:style-name="ce4" office:value-type="float" office:value="0.243118597990194" calcext:value-type="float">
            <text:p>0.243118598</text:p>
          </table:table-cell>
          <table:table-cell table:style-name="ce4" office:value-type="float" office:value="0.133900934708009" calcext:value-type="float">
            <text:p>0.133900934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809260942218025" calcext:value-type="float">
            <text:p>0.0809260942</text:p>
          </table:table-cell>
          <table:table-cell office:value-type="float" office:value="0.235059954366717" calcext:value-type="float">
            <text:p>0.2350599544</text:p>
          </table:table-cell>
          <table:table-cell office:value-type="float" office:value="0.12712946049846" calcext:value-type="float">
            <text:p>0.127129460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3</text:p>
          </table:table-cell>
          <table:table-cell/>
          <table:table-cell table:style-name="ce4" office:value-type="float" office:value="0.114203657556326" calcext:value-type="float">
            <text:p>0.1142036576</text:p>
          </table:table-cell>
          <table:table-cell table:style-name="ce4" office:value-type="float" office:value="0.30561354111041" calcext:value-type="float">
            <text:p>0.3056135411</text:p>
          </table:table-cell>
          <table:table-cell table:style-name="ce4" office:value-type="float" office:value="0.17173253441147" calcext:value-type="float">
            <text:p>0.171732534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7070923122873" calcext:value-type="float">
            <text:p>0.1170709231</text:p>
          </table:table-cell>
          <table:table-cell table:style-name="ce10" office:value-type="float" office:value="0.313947278994126" calcext:value-type="float">
            <text:p>0.313947279</text:p>
          </table:table-cell>
          <table:table-cell table:style-name="ce10" office:value-type="float" office:value="0.176364039344864" calcext:value-type="float">
            <text:p>0.17636403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114231498058073" calcext:value-type="float">
            <text:p>0.1142314981</text:p>
          </table:table-cell>
          <table:table-cell table:style-name="ce4" office:value-type="float" office:value="0.305516449018561" calcext:value-type="float">
            <text:p>0.305516449</text:p>
          </table:table-cell>
          <table:table-cell table:style-name="ce4" office:value-type="float" office:value="0.171694320674396" calcext:value-type="float">
            <text:p>0.171694320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17221372257064" calcext:value-type="float">
            <text:p>0.1172213723</text:p>
          </table:table-cell>
          <table:table-cell office:value-type="float" office:value="0.313720730779811" calcext:value-type="float">
            <text:p>0.3137207308</text:p>
          </table:table-cell>
          <table:table-cell office:value-type="float" office:value="0.176302897365545" calcext:value-type="float">
            <text:p>0.176302897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951377777851265" calcext:value-type="float">
            <text:p>0.0951377778</text:p>
          </table:table-cell>
          <table:table-cell table:style-name="ce4" office:value-type="float" office:value="0.2561774843439" calcext:value-type="float">
            <text:p>0.2561774843</text:p>
          </table:table-cell>
          <table:table-cell table:style-name="ce4" office:value-type="float" office:value="0.1390980029501" calcext:value-type="float">
            <text:p>0.1390980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74924193441983" calcext:value-type="float">
            <text:p>0.0974924193</text:p>
          </table:table-cell>
          <table:table-cell office:value-type="float" office:value="0.263329935110119" calcext:value-type="float">
            <text:p>0.2633299351</text:p>
          </table:table-cell>
          <table:table-cell office:value-type="float" office:value="0.142682451487661" calcext:value-type="float">
            <text:p>0.142682451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</text:p>
          </table:table-cell>
          <table:table-cell/>
          <table:table-cell table:style-name="ce4" office:value-type="float" office:value="0.115925221195455" calcext:value-type="float">
            <text:p>0.1159252212</text:p>
          </table:table-cell>
          <table:table-cell table:style-name="ce4" office:value-type="float" office:value="0.308623395957733" calcext:value-type="float">
            <text:p>0.308623396</text:p>
          </table:table-cell>
          <table:table-cell table:style-name="ce4" office:value-type="float" office:value="0.173123514440971" calcext:value-type="float">
            <text:p>0.1731235144</text:p>
          </table:table-cell>
          <table:table-cell table:style-name="ce4" office:value-type="float" office:value="0.115221681097153" calcext:value-type="float">
            <text:p>0.1152216811</text:p>
          </table:table-cell>
          <table:table-cell table:style-name="ce4" office:value-type="float" office:value="0.305645905141026" calcext:value-type="float">
            <text:p>0.3056459051</text:p>
          </table:table-cell>
          <table:table-cell table:style-name="ce4" office:value-type="float" office:value="0.171075258133794" calcext:value-type="float">
            <text:p>0.1710752581</text:p>
          </table:table-cell>
          <table:table-cell table:style-name="ce4" office:value-type="float" office:value="0.113354046942375" calcext:value-type="float">
            <text:p>0.1133540469</text:p>
          </table:table-cell>
          <table:table-cell table:style-name="ce4" office:value-type="float" office:value="0.300241112028092" calcext:value-type="float">
            <text:p>0.300241112</text:p>
          </table:table-cell>
          <table:table-cell table:style-name="ce4" office:value-type="float" office:value="0.167995230925613" calcext:value-type="float">
            <text:p>0.1679952309</text:p>
          </table:table-cell>
          <table:table-cell table:style-name="ce4" office:value-type="float" office:value="0.110065052799013" calcext:value-type="float">
            <text:p>0.1100650528</text:p>
          </table:table-cell>
          <table:table-cell table:style-name="ce4" office:value-type="float" office:value="0.289609527970613" calcext:value-type="float">
            <text:p>0.289609528</text:p>
          </table:table-cell>
          <table:table-cell table:style-name="ce4" office:value-type="float" office:value="0.161116758252257" calcext:value-type="float">
            <text:p>0.161116758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8452137836817" calcext:value-type="float">
            <text:p>0.1184521378</text:p>
          </table:table-cell>
          <table:table-cell table:style-name="ce4" office:value-type="float" office:value="0.308542485881192" calcext:value-type="float">
            <text:p>0.3085424859</text:p>
          </table:table-cell>
          <table:table-cell table:style-name="ce4" office:value-type="float" office:value="0.173161728178045" calcext:value-type="float">
            <text:p>0.1731617282</text:p>
          </table:table-cell>
          <table:table-cell table:style-name="ce4" office:value-type="float" office:value="0.117502090805688" calcext:value-type="float">
            <text:p>0.1175020908</text:p>
          </table:table-cell>
          <table:table-cell table:style-name="ce10" office:value-type="float" office:value="0.310824150039646" calcext:value-type="float">
            <text:p>0.31082415</text:p>
          </table:table-cell>
          <table:table-cell table:style-name="ce10" office:value-type="float" office:value="0.174109428857486" calcext:value-type="float">
            <text:p>0.1741094289</text:p>
          </table:table-cell>
          <table:table-cell table:style-name="ce4" office:value-type="float" office:value="0.115965916151265" calcext:value-type="float">
            <text:p>0.1159659162</text:p>
          </table:table-cell>
          <table:table-cell table:style-name="ce4" office:value-type="float" office:value="0.306309367768662" calcext:value-type="float">
            <text:p>0.3063093678</text:p>
          </table:table-cell>
          <table:table-cell table:style-name="ce10" office:value-type="float" office:value="0.171220470334676" calcext:value-type="float">
            <text:p>0.1712204703</text:p>
          </table:table-cell>
          <table:table-cell table:style-name="ce4" office:value-type="float" office:value="0.112699878594115" calcext:value-type="float">
            <text:p>0.1126998786</text:p>
          </table:table-cell>
          <table:table-cell table:style-name="ce4" office:value-type="float" office:value="0.295402689450944" calcext:value-type="float">
            <text:p>0.2954026895</text:p>
          </table:table-cell>
          <table:table-cell table:style-name="ce4" office:value-type="float" office:value="0.164273212934586" calcext:value-type="float">
            <text:p>0.1642732129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table:style-name="ce4" office:value-type="float" office:value="0.115860924956189" calcext:value-type="float">
            <text:p>0.115860925</text:p>
          </table:table-cell>
          <table:table-cell table:style-name="ce4" office:value-type="float" office:value="0.308542485881192" calcext:value-type="float">
            <text:p>0.3085424859</text:p>
          </table:table-cell>
          <table:table-cell table:style-name="ce4" office:value-type="float" office:value="0.173161728178045" calcext:value-type="float">
            <text:p>0.1731617282</text:p>
          </table:table-cell>
          <table:table-cell table:style-name="ce4" office:value-type="float" office:value="0.115215930762675" calcext:value-type="float">
            <text:p>0.1152159308</text:p>
          </table:table-cell>
          <table:table-cell table:style-name="ce4" office:value-type="float" office:value="0.305306082819554" calcext:value-type="float">
            <text:p>0.3053060828</text:p>
          </table:table-cell>
          <table:table-cell table:style-name="ce4" office:value-type="float" office:value="0.170845975711349" calcext:value-type="float">
            <text:p>0.1708459757</text:p>
          </table:table-cell>
          <table:table-cell table:style-name="ce4" office:value-type="float" office:value="0.113291260133" calcext:value-type="float">
            <text:p>0.1132912601</text:p>
          </table:table-cell>
          <table:table-cell table:style-name="ce4" office:value-type="float" office:value="0.299966017767853" calcext:value-type="float">
            <text:p>0.2999660178</text:p>
          </table:table-cell>
          <table:table-cell table:style-name="ce4" office:value-type="float" office:value="0.167865304219561" calcext:value-type="float">
            <text:p>0.1678653042</text:p>
          </table:table-cell>
          <table:table-cell table:style-name="ce4" office:value-type="float" office:value="0.109978648519984" calcext:value-type="float">
            <text:p>0.1099786485</text:p>
          </table:table-cell>
          <table:table-cell table:style-name="ce4" office:value-type="float" office:value="0.289431525802223" calcext:value-type="float">
            <text:p>0.2894315258</text:p>
          </table:table-cell>
          <table:table-cell table:style-name="ce4" office:value-type="float" office:value="0.161017402535864" calcext:value-type="float">
            <text:p>0.161017402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8457928913835" calcext:value-type="float">
            <text:p>0.1184579289</text:p>
          </table:table-cell>
          <table:table-cell table:style-name="ce8" office:value-type="float" office:value="0.314157645193132" calcext:value-type="float">
            <text:p>0.3141576452</text:p>
          </table:table-cell>
          <table:table-cell table:style-name="ce8" office:value-type="float" office:value="0.176471037808671" calcext:value-type="float">
            <text:p>0.1764710378</text:p>
          </table:table-cell>
          <table:table-cell table:style-name="ce8" office:value-type="float" office:value="0.117631625186879" calcext:value-type="float">
            <text:p>0.1176316252</text:p>
          </table:table-cell>
          <table:table-cell office:value-type="float" office:value="0.310662329886564" calcext:value-type="float">
            <text:p>0.3106623299</text:p>
          </table:table-cell>
          <table:table-cell office:value-type="float" office:value="0.174048286878167" calcext:value-type="float">
            <text:p>0.1740482869</text:p>
          </table:table-cell>
          <table:table-cell table:style-name="ce8" office:value-type="float" office:value="0.11607412318666" calcext:value-type="float">
            <text:p>0.1160741232</text:p>
          </table:table-cell>
          <table:table-cell table:style-name="ce8" office:value-type="float" office:value="0.306374095829895" calcext:value-type="float">
            <text:p>0.3063740958</text:p>
          </table:table-cell>
          <table:table-cell office:value-type="float" office:value="0.171174613850187" calcext:value-type="float">
            <text:p>0.1711746139</text:p>
          </table:table-cell>
          <table:table-cell table:style-name="ce8" office:value-type="float" office:value="0.112811382385926" calcext:value-type="float">
            <text:p>0.1128113824</text:p>
          </table:table-cell>
          <table:table-cell table:style-name="ce8" office:value-type="float" office:value="0.295791057818341" calcext:value-type="float">
            <text:p>0.2957910578</text:p>
          </table:table-cell>
          <table:table-cell table:style-name="ce8" office:value-type="float" office:value="0.164410782388053" calcext:value-type="float">
            <text:p>0.1644107824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18457928913835" calcext:value-type="float">
            <text:p>0.1184579289</text:p>
          </table:table-cell>
          <table:table-cell office:value-type="float" office:value="0.314157645193132" calcext:value-type="float">
            <text:p>0.3141576452</text:p>
          </table:table-cell>
          <table:table-cell office:value-type="float" office:value="0.176471037808671" calcext:value-type="float">
            <text:p>0.17647103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table:style-name="ce4" office:value-type="float" office:value="0.0997312214563273" calcext:value-type="float">
            <text:p>0.0997312215</text:p>
          </table:table-cell>
          <table:table-cell table:style-name="ce4" office:value-type="float" office:value="0.262342832176319" calcext:value-type="float">
            <text:p>0.2623428322</text:p>
          </table:table-cell>
          <table:table-cell table:style-name="ce4" office:value-type="float" office:value="0.143049303363573" calcext:value-type="float">
            <text:p>0.14304930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2</text:p>
          </table:table-cell>
          <table:table-cell/>
          <table:table-cell table:style-name="ce4" office:value-type="float" office:value="0.0737195705046881" calcext:value-type="float">
            <text:p>0.0737195705</text:p>
          </table:table-cell>
          <table:table-cell table:style-name="ce4" office:value-type="float" office:value="0.236678155897535" calcext:value-type="float">
            <text:p>0.2366781559</text:p>
          </table:table-cell>
          <table:table-cell table:style-name="ce4" office:value-type="float" office:value="0.132594024900071" calcext:value-type="float">
            <text:p>0.13259402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4" office:value-type="float" office:value="0.107721298638721" calcext:value-type="float">
            <text:p>0.1077212986</text:p>
          </table:table-cell>
          <table:table-cell table:style-name="ce4" office:value-type="float" office:value="0.30596954544719" calcext:value-type="float">
            <text:p>0.3059695454</text:p>
          </table:table-cell>
          <table:table-cell table:style-name="ce4" office:value-type="float" office:value="0.169554351398241" calcext:value-type="float">
            <text:p>0.169554351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0729574082886474" calcext:value-type="float">
            <text:p>0.0729574083</text:p>
          </table:table-cell>
          <table:table-cell table:style-name="ce4" office:value-type="float" office:value="0.235626324902503" calcext:value-type="float">
            <text:p>0.2356263249</text:p>
          </table:table-cell>
          <table:table-cell table:style-name="ce4" office:value-type="float" office:value="0.132036104338788" calcext:value-type="float">
            <text:p>0.13203610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office:value-type="float" office:value="0.108854367806923" calcext:value-type="float">
            <text:p>0.1088543678</text:p>
          </table:table-cell>
          <table:table-cell office:value-type="float" office:value="0.306940466365681" calcext:value-type="float">
            <text:p>0.3069404664</text:p>
          </table:table-cell>
          <table:table-cell office:value-type="float" office:value="0.170035844485376" calcext:value-type="float">
            <text:p>0.17003584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table:style-name="ce8" office:value-type="float" office:value="0.108861801283975" calcext:value-type="float">
            <text:p>0.1088618013</text:p>
          </table:table-cell>
          <table:table-cell table:style-name="ce8" office:value-type="float" office:value="0.306989012411606" calcext:value-type="float">
            <text:p>0.3069890124</text:p>
          </table:table-cell>
          <table:table-cell table:style-name="ce8" office:value-type="float" office:value="0.170089343717279" calcext:value-type="float">
            <text:p>0.17008934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253018259215865" calcext:value-type="float">
            <text:p>0.0253018259</text:p>
          </table:table-cell>
          <table:table-cell table:style-name="ce4" office:value-type="float" office:value="0.118824538408013" calcext:value-type="float">
            <text:p>0.1188245384</text:p>
          </table:table-cell>
          <table:table-cell table:style-name="ce4" office:value-type="float" office:value="0.0626017440749601" calcext:value-type="float">
            <text:p>0.062601744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681709856963708" calcext:value-type="float">
            <text:p>0.0681709857</text:p>
          </table:table-cell>
          <table:table-cell office:value-type="float" office:value="0.205398320306811" calcext:value-type="float">
            <text:p>0.2053983203</text:p>
          </table:table-cell>
          <table:table-cell office:value-type="float" office:value="0.106394686761997" calcext:value-type="float">
            <text:p>0.106394686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0</text:p>
          </table:table-cell>
          <table:table-cell/>
          <table:table-cell table:style-name="ce4" office:value-type="float" office:value="0.112077333668826" calcext:value-type="float">
            <text:p>0.1120773337</text:p>
          </table:table-cell>
          <table:table-cell table:style-name="ce4" office:value-type="float" office:value="0.292538472741395" calcext:value-type="float">
            <text:p>0.2925384727</text:p>
          </table:table-cell>
          <table:table-cell table:style-name="ce4" office:value-type="float" office:value="0.162759948946447" calcext:value-type="float">
            <text:p>0.162759948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4" office:value-type="float" office:value="0.112775884657001" calcext:value-type="float">
            <text:p>0.1127758847</text:p>
          </table:table-cell>
          <table:table-cell table:style-name="ce4" office:value-type="float" office:value="0.294399404501837" calcext:value-type="float">
            <text:p>0.2943994045</text:p>
          </table:table-cell>
          <table:table-cell table:style-name="ce4" office:value-type="float" office:value="0.16333315500256" calcext:value-type="float">
            <text:p>0.16333315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111972600238962" calcext:value-type="float">
            <text:p>0.1119726002</text:p>
          </table:table-cell>
          <table:table-cell table:style-name="ce4" office:value-type="float" office:value="0.292263378481156" calcext:value-type="float">
            <text:p>0.2922633785</text:p>
          </table:table-cell>
          <table:table-cell table:style-name="ce4" office:value-type="float" office:value="0.16265295048264" calcext:value-type="float">
            <text:p>0.16265295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2807799471784" calcext:value-type="float">
            <text:p>0.1128077995</text:p>
          </table:table-cell>
          <table:table-cell office:value-type="float" office:value="0.294609770700843" calcext:value-type="float">
            <text:p>0.2946097707</text:p>
          </table:table-cell>
          <table:table-cell office:value-type="float" office:value="0.163508938193102" calcext:value-type="float">
            <text:p>0.16350893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12799089223783" calcext:value-type="float">
            <text:p>0.1127990892</text:p>
          </table:table-cell>
          <table:table-cell table:style-name="ce8" office:value-type="float" office:value="0.294658316746768" calcext:value-type="float">
            <text:p>0.2946583167</text:p>
          </table:table-cell>
          <table:table-cell table:style-name="ce8" office:value-type="float" office:value="0.163524223687931" calcext:value-type="float">
            <text:p>0.16352422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857159973628131" calcext:value-type="float">
            <text:p>0.0857159974</text:p>
          </table:table-cell>
          <table:table-cell table:style-name="ce4" office:value-type="float" office:value="0.223570723497904" calcext:value-type="float">
            <text:p>0.2235707235</text:p>
          </table:table-cell>
          <table:table-cell table:style-name="ce4" office:value-type="float" office:value="0.116888178962573" calcext:value-type="float">
            <text:p>0.1168881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848600150998969" calcext:value-type="float">
            <text:p>0.0848600151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902264546059" calcext:value-type="float">
            <text:p>0.115902264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7</text:p>
          </table:table-cell>
          <table:table-cell/>
          <table:table-cell table:style-name="ce4" office:value-type="float" office:value="0.11238093672743" calcext:value-type="float">
            <text:p>0.1123809367</text:p>
          </table:table-cell>
          <table:table-cell table:style-name="ce4" office:value-type="float" office:value="0.293752123889509" calcext:value-type="float">
            <text:p>0.2937521239</text:p>
          </table:table-cell>
          <table:table-cell table:style-name="ce4" office:value-type="float" office:value="0.163539509182761" calcext:value-type="float">
            <text:p>0.16353950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3426983821872" calcext:value-type="float">
            <text:p>0.1134269838</text:p>
          </table:table-cell>
          <table:table-cell table:style-name="ce4" office:value-type="float" office:value="0.296697250675599" calcext:value-type="float">
            <text:p>0.2966972507</text:p>
          </table:table-cell>
          <table:table-cell table:style-name="ce4" office:value-type="float" office:value="0.164464281619957" calcext:value-type="float">
            <text:p>0.16446428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table:style-name="ce4" office:value-type="float" office:value="0.112319682335674" calcext:value-type="float">
            <text:p>0.1123196823</text:p>
          </table:table-cell>
          <table:table-cell table:style-name="ce4" office:value-type="float" office:value="0.293865397996666" calcext:value-type="float">
            <text:p>0.293865398</text:p>
          </table:table-cell>
          <table:table-cell table:style-name="ce4" office:value-type="float" office:value="0.163486009950857" calcext:value-type="float">
            <text:p>0.163486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2"/>
          <table:table-cell table:style-name="ce8" office:value-type="float" office:value="0.113457668426024" calcext:value-type="float">
            <text:p>0.1134576684</text:p>
          </table:table-cell>
          <table:table-cell table:style-name="ce8" office:value-type="float" office:value="0.296826706798065" calcext:value-type="float">
            <text:p>0.2968267068</text:p>
          </table:table-cell>
          <table:table-cell office:value-type="float" office:value="0.164502495357031" calcext:value-type="float">
            <text:p>0.16450249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1344808732446" calcext:value-type="float">
            <text:p>0.1134480873</text:p>
          </table:table-cell>
          <table:table-cell office:value-type="float" office:value="0.296810524782756" calcext:value-type="float">
            <text:p>0.2968105248</text:p>
          </table:table-cell>
          <table:table-cell table:style-name="ce8" office:value-type="float" office:value="0.164487209862201" calcext:value-type="float">
            <text:p>0.16448720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table:style-name="ce4" office:value-type="float" office:value="0.0832018560378908" calcext:value-type="float">
            <text:p>0.083201856</text:p>
          </table:table-cell>
          <table:table-cell table:style-name="ce4" office:value-type="float" office:value="0.218295386507436" calcext:value-type="float">
            <text:p>0.2182953865</text:p>
          </table:table-cell>
          <table:table-cell table:style-name="ce4" office:value-type="float" office:value="0.113922792965615" calcext:value-type="float">
            <text:p>0.1139227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39356305564802" calcext:value-type="float">
            <text:p>0.0839356306</text:p>
          </table:table-cell>
          <table:table-cell office:value-type="float" office:value="0.221515607553765" calcext:value-type="float">
            <text:p>0.2215156076</text:p>
          </table:table-cell>
          <table:table-cell office:value-type="float" office:value="0.114992777603693" calcext:value-type="float">
            <text:p>0.114992777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2</text:p>
          </table:table-cell>
          <table:table-cell/>
          <table:table-cell table:style-name="ce4" office:value-type="float" office:value="0.0839941334921194" calcext:value-type="float">
            <text:p>0.0839941335</text:p>
          </table:table-cell>
          <table:table-cell table:style-name="ce4" office:value-type="float" office:value="0.255530203731573" calcext:value-type="float">
            <text:p>0.2555302037</text:p>
          </table:table-cell>
          <table:table-cell table:style-name="ce4" office:value-type="float" office:value="0.143591938430027" calcext:value-type="float">
            <text:p>0.143591938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4443929408597" calcext:value-type="float">
            <text:p>0.1144439294</text:p>
          </table:table-cell>
          <table:table-cell table:style-name="ce4" office:value-type="float" office:value="0.321698464326747" calcext:value-type="float">
            <text:p>0.3216984643</text:p>
          </table:table-cell>
          <table:table-cell table:style-name="ce4" office:value-type="float" office:value="0.181301254174851" calcext:value-type="float">
            <text:p>0.18130125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0832302729046756" calcext:value-type="float">
            <text:p>0.0832302729</text:p>
          </table:table-cell>
          <table:table-cell table:style-name="ce4" office:value-type="float" office:value="0.254348916614075" calcext:value-type="float">
            <text:p>0.2543489166</text:p>
          </table:table-cell>
          <table:table-cell table:style-name="ce4" office:value-type="float" office:value="0.14298051863684" calcext:value-type="float">
            <text:p>0.142980518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5501557990099" calcext:value-type="float">
            <text:p>0.115501558</text:p>
          </table:table-cell>
          <table:table-cell table:style-name="ce8" office:value-type="float" office:value="0.323154845704484" calcext:value-type="float">
            <text:p>0.3231548457</text:p>
          </table:table-cell>
          <table:table-cell table:style-name="ce8" office:value-type="float" office:value="0.181973815947357" calcext:value-type="float">
            <text:p>0.181973815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452359601500801" calcext:value-type="float">
            <text:p>0.0452359602</text:p>
          </table:table-cell>
          <table:table-cell table:style-name="ce4" office:value-type="float" office:value="0.169781704613493" calcext:value-type="float">
            <text:p>0.1697817046</text:p>
          </table:table-cell>
          <table:table-cell table:style-name="ce4" office:value-type="float" office:value="0.0914149018289095" calcext:value-type="float">
            <text:p>0.09141490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850867021804331" calcext:value-type="float">
            <text:p>0.0850867022</text:p>
          </table:table-cell>
          <table:table-cell office:value-type="float" office:value="0.249089761638914" calcext:value-type="float">
            <text:p>0.2490897616</text:p>
          </table:table-cell>
          <table:table-cell office:value-type="float" office:value="0.133274229419992" calcext:value-type="float">
            <text:p>0.1332742294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0</text:p>
          </table:table-cell>
          <table:table-cell/>
          <table:table-cell table:style-name="ce4" office:value-type="float" office:value="0.115491947431688" calcext:value-type="float">
            <text:p>0.1154919474</text:p>
          </table:table-cell>
          <table:table-cell table:style-name="ce4" office:value-type="float" office:value="0.30231240998754" calcext:value-type="float">
            <text:p>0.30231241</text:p>
          </table:table-cell>
          <table:table-cell table:style-name="ce4" office:value-type="float" office:value="0.168675435445534" calcext:value-type="float">
            <text:p>0.16867543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658796874449" calcext:value-type="float">
            <text:p>0.1165879687</text:p>
          </table:table-cell>
          <table:table-cell table:style-name="ce10" office:value-type="float" office:value="0.30462643817661" calcext:value-type="float">
            <text:p>0.3046264382</text:p>
          </table:table-cell>
          <table:table-cell table:style-name="ce4" office:value-type="float" office:value="0.169730134588782" calcext:value-type="float">
            <text:p>0.16973013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115414914572535" calcext:value-type="float">
            <text:p>0.1154149146</text:p>
          </table:table-cell>
          <table:table-cell table:style-name="ce4" office:value-type="float" office:value="0.302085861773225" calcext:value-type="float">
            <text:p>0.3020858618</text:p>
          </table:table-cell>
          <table:table-cell table:style-name="ce4" office:value-type="float" office:value="0.168614293466215" calcext:value-type="float">
            <text:p>0.16861429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6621988571168" calcext:value-type="float">
            <text:p>0.1166219886</text:p>
          </table:table-cell>
          <table:table-cell office:value-type="float" office:value="0.169783633820686" calcext:value-type="float">
            <text:p>0.1697836338</text:p>
          </table:table-cell>
          <table:table-cell table:style-name="ce8" office:value-type="float" office:value="0.169783633820686" calcext:value-type="float">
            <text:p>0.169783633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981757437203306" calcext:value-type="float">
            <text:p>0.0981757437</text:p>
          </table:table-cell>
          <table:table-cell table:style-name="ce4" office:value-type="float" office:value="0.253831092124213" calcext:value-type="float">
            <text:p>0.2538310921</text:p>
          </table:table-cell>
          <table:table-cell table:style-name="ce4" office:value-type="float" office:value="0.136919819936871" calcext:value-type="float">
            <text:p>0.1369198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94483322463408" calcext:value-type="float">
            <text:p>0.0994483322</text:p>
          </table:table-cell>
          <table:table-cell office:value-type="float" office:value="0.256808582940919" calcext:value-type="float">
            <text:p>0.2568085829</text:p>
          </table:table-cell>
          <table:table-cell office:value-type="float" office:value="0.13816558776549" calcext:value-type="float">
            <text:p>0.138165587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7</text:p>
          </table:table-cell>
          <table:table-cell/>
          <table:table-cell table:style-name="ce4" office:value-type="float" office:value="0.114800100434144" calcext:value-type="float">
            <text:p>0.1148001004</text:p>
          </table:table-cell>
          <table:table-cell table:style-name="ce4" office:value-type="float" office:value="0.302716960370245" calcext:value-type="float">
            <text:p>0.3027169604</text:p>
          </table:table-cell>
          <table:table-cell table:style-name="ce4" office:value-type="float" office:value="0.169256284249062" calcext:value-type="float">
            <text:p>0.16925628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653807730655" calcext:value-type="float">
            <text:p>0.1165380773</text:p>
          </table:table-cell>
          <table:table-cell table:style-name="ce10" office:value-type="float" office:value="0.306115183584964" calcext:value-type="float">
            <text:p>0.3061151836</text:p>
          </table:table-cell>
          <table:table-cell table:style-name="ce4" office:value-type="float" office:value="0.170868903953593" calcext:value-type="float">
            <text:p>0.1708689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114787689385411" calcext:value-type="float">
            <text:p>0.1147876894</text:p>
          </table:table-cell>
          <table:table-cell table:style-name="ce4" office:value-type="float" office:value="0.302506594171238" calcext:value-type="float">
            <text:p>0.3025065942</text:p>
          </table:table-cell>
          <table:table-cell table:style-name="ce4" office:value-type="float" office:value="0.169011716331787" calcext:value-type="float">
            <text:p>0.169011716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office:value-type="float" office:value="0.116626099068075" calcext:value-type="float">
            <text:p>0.1166260991</text:p>
          </table:table-cell>
          <table:table-cell office:value-type="float" office:value="0.306034273508423" calcext:value-type="float">
            <text:p>0.3060342735</text:p>
          </table:table-cell>
          <table:table-cell table:style-name="ce8" office:value-type="float" office:value="0.170891832195838" calcext:value-type="float">
            <text:p>0.17089183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table:style-name="ce8" office:value-type="float" office:value="0.116628812634635" calcext:value-type="float">
            <text:p>0.1166288126</text:p>
          </table:table-cell>
          <table:table-cell office:value-type="float" office:value="0.306050455523731" calcext:value-type="float">
            <text:p>0.3060504555</text:p>
          </table:table-cell>
          <table:table-cell office:value-type="float" office:value="0.170876546701008" calcext:value-type="float">
            <text:p>0.170876546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967379758443583" calcext:value-type="float">
            <text:p>0.0967379758</text:p>
          </table:table-cell>
          <table:table-cell table:style-name="ce4" office:value-type="float" office:value="0.254332734598767" calcext:value-type="float">
            <text:p>0.2543327346</text:p>
          </table:table-cell>
          <table:table-cell table:style-name="ce4" office:value-type="float" office:value="0.136560610808373" calcext:value-type="float">
            <text:p>0.13656061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88375895248386" calcext:value-type="float">
            <text:p>0.0988375895</text:p>
          </table:table-cell>
          <table:table-cell office:value-type="float" office:value="0.258976972992216" calcext:value-type="float">
            <text:p>0.258976973</text:p>
          </table:table-cell>
          <table:table-cell office:value-type="float" office:value="0.138914577012144" calcext:value-type="float">
            <text:p>0.13891457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2</text:p>
          </table:table-cell>
          <table:table-cell/>
          <table:table-cell table:style-name="ce4" office:value-type="float" office:value="0.0886643241411004" calcext:value-type="float">
            <text:p>0.0886643241</text:p>
          </table:table-cell>
          <table:table-cell table:style-name="ce4" office:value-type="float" office:value="0.264753952457239" calcext:value-type="float">
            <text:p>0.2647539525</text:p>
          </table:table-cell>
          <table:table-cell table:style-name="ce4" office:value-type="float" office:value="0.148918933378171" calcext:value-type="float">
            <text:p>0.14891893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7021083716818" calcext:value-type="float">
            <text:p>0.1170210837</text:p>
          </table:table-cell>
          <table:table-cell table:style-name="ce4" office:value-type="float" office:value="0.327701992006084" calcext:value-type="float">
            <text:p>0.327701992</text:p>
          </table:table-cell>
          <table:table-cell table:style-name="ce4" office:value-type="float" office:value="0.185443623273694" calcext:value-type="float">
            <text:p>0.185443623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088338401032671" calcext:value-type="float">
            <text:p>0.088338401</text:p>
          </table:table-cell>
          <table:table-cell table:style-name="ce4" office:value-type="float" office:value="0.263540301309125" calcext:value-type="float">
            <text:p>0.2635403013</text:p>
          </table:table-cell>
          <table:table-cell table:style-name="ce4" office:value-type="float" office:value="0.148399226553962" calcext:value-type="float">
            <text:p>0.148399226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7952830885071" calcext:value-type="float">
            <text:p>0.1179528309</text:p>
          </table:table-cell>
          <table:table-cell office:value-type="float" office:value="0.329902746087998" calcext:value-type="float">
            <text:p>0.3299027461</text:p>
          </table:table-cell>
          <table:table-cell office:value-type="float" office:value="0.186674105607484" calcext:value-type="float">
            <text:p>0.186674105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57312295809598" calcext:value-type="float">
            <text:p>0.0573122958</text:p>
          </table:table-cell>
          <table:table-cell table:style-name="ce4" office:value-type="float" office:value="0.193763451300225" calcext:value-type="float">
            <text:p>0.1937634513</text:p>
          </table:table-cell>
          <table:table-cell table:style-name="ce4" office:value-type="float" office:value="0.105714482242076" calcext:value-type="float">
            <text:p>0.10571448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13154504946452" calcext:value-type="float">
            <text:p>0.0913154505</text:p>
          </table:table-cell>
          <table:table-cell office:value-type="float" office:value="0.264252309982685" calcext:value-type="float">
            <text:p>0.26425231</text:p>
          </table:table-cell>
          <table:table-cell office:value-type="float" office:value="0.143882362831791" calcext:value-type="float">
            <text:p>0.143882362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0</text:p>
          </table:table-cell>
          <table:table-cell/>
          <table:table-cell table:style-name="ce4" office:value-type="float" office:value="0.11670667738699" calcext:value-type="float">
            <text:p>0.1167066774</text:p>
          </table:table-cell>
          <table:table-cell table:style-name="ce4" office:value-type="float" office:value="0.30721556062592" calcext:value-type="float">
            <text:p>0.3072155606</text:p>
          </table:table-cell>
          <table:table-cell table:style-name="ce4" office:value-type="float" office:value="0.172076458045138" calcext:value-type="float">
            <text:p>0.1720764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7655886187808" calcext:value-type="float">
            <text:p>0.1176558862</text:p>
          </table:table-cell>
          <table:table-cell table:style-name="ce4" office:value-type="float" office:value="0.309578134860916" calcext:value-type="float">
            <text:p>0.3095781349</text:p>
          </table:table-cell>
          <table:table-cell table:style-name="ce4" office:value-type="float" office:value="0.173352796863416" calcext:value-type="float">
            <text:p>0.173352796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116630942970831" calcext:value-type="float">
            <text:p>0.116630943</text:p>
          </table:table-cell>
          <table:table-cell table:style-name="ce4" office:value-type="float" office:value="0.306713918151367" calcext:value-type="float">
            <text:p>0.3067139182</text:p>
          </table:table-cell>
          <table:table-cell table:style-name="ce4" office:value-type="float" office:value="0.171870103864937" calcext:value-type="float">
            <text:p>0.17187010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7657464151974" calcext:value-type="float">
            <text:p>0.1176574642</text:p>
          </table:table-cell>
          <table:table-cell table:style-name="ce8" office:value-type="float" office:value="0.309594316876224" calcext:value-type="float">
            <text:p>0.3095943169</text:p>
          </table:table-cell>
          <table:table-cell table:style-name="ce8" office:value-type="float" office:value="0.17342158159015" calcext:value-type="float">
            <text:p>0.17342158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103546212606347" calcext:value-type="float">
            <text:p>0.1035462126</text:p>
          </table:table-cell>
          <table:table-cell table:style-name="ce4" office:value-type="float" office:value="0.268621454115896" calcext:value-type="float">
            <text:p>0.2686214541</text:p>
          </table:table-cell>
          <table:table-cell table:style-name="ce4" office:value-type="float" office:value="0.146633751901133" calcext:value-type="float">
            <text:p>0.14663375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04474594658668" calcext:value-type="float">
            <text:p>0.1044745947</text:p>
          </table:table-cell>
          <table:table-cell office:value-type="float" office:value="0.271906403223457" calcext:value-type="float">
            <text:p>0.2719064032</text:p>
          </table:table-cell>
          <table:table-cell office:value-type="float" office:value="0.148406869301376" calcext:value-type="float">
            <text:p>0.148406869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7</text:p>
          </table:table-cell>
          <table:table-cell/>
          <table:table-cell table:style-name="ce4" office:value-type="float" office:value="0.116542936413771" calcext:value-type="float">
            <text:p>0.1165429364</text:p>
          </table:table-cell>
          <table:table-cell table:style-name="ce4" office:value-type="float" office:value="0.307911387284172" calcext:value-type="float">
            <text:p>0.3079113873</text:p>
          </table:table-cell>
          <table:table-cell table:style-name="ce4" office:value-type="float" office:value="0.173001230482334" calcext:value-type="float">
            <text:p>0.17300123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810003000471" calcext:value-type="float">
            <text:p>0.11810003</text:p>
          </table:table-cell>
          <table:table-cell table:style-name="ce4" office:value-type="float" office:value="0.31069469391718" calcext:value-type="float">
            <text:p>0.3106946939</text:p>
          </table:table-cell>
          <table:table-cell table:style-name="ce4" office:value-type="float" office:value="0.174346354027346" calcext:value-type="float">
            <text:p>0.1743463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116510451632374" calcext:value-type="float">
            <text:p>0.1165104516</text:p>
          </table:table-cell>
          <table:table-cell table:style-name="ce4" office:value-type="float" office:value="0.307943751314789" calcext:value-type="float">
            <text:p>0.3079437513</text:p>
          </table:table-cell>
          <table:table-cell table:style-name="ce4" office:value-type="float" office:value="0.172924803008185" calcext:value-type="float">
            <text:p>0.1729248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8226630548635" calcext:value-type="float">
            <text:p>0.1182266305</text:p>
          </table:table-cell>
          <table:table-cell table:style-name="ce8" office:value-type="float" office:value="0.310905060116187" calcext:value-type="float">
            <text:p>0.3109050601</text:p>
          </table:table-cell>
          <table:table-cell table:style-name="ce8" office:value-type="float" office:value="0.174659706671354" calcext:value-type="float">
            <text:p>0.174659706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101970752263395" calcext:value-type="float">
            <text:p>0.1019707523</text:p>
          </table:table-cell>
          <table:table-cell table:style-name="ce4" office:value-type="float" office:value="0.265352687023642" calcext:value-type="float">
            <text:p>0.265352687</text:p>
          </table:table-cell>
          <table:table-cell table:style-name="ce4" office:value-type="float" office:value="0.14536505583027" calcext:value-type="float">
            <text:p>0.1453650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04216403702755" calcext:value-type="float">
            <text:p>0.1042164037</text:p>
          </table:table-cell>
          <table:table-cell office:value-type="float" office:value="0.270385293784488" calcext:value-type="float">
            <text:p>0.2703852938</text:p>
          </table:table-cell>
          <table:table-cell office:value-type="float" office:value="0.147795449508189" calcext:value-type="float">
            <text:p>0.147795449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ained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 table:number-rows-repeated="104833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LinRegSVD" table:style-name="ta1">
        <table:table-column table:style-name="co1" table:default-cell-style-name="ce5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Over iteratio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gRegSVD</text:p>
          </table:table-cell>
          <table:table-cell table:number-columns-repeated="2"/>
          <table:table-cell office:value-type="string" calcext:value-type="string">
            <text:p>LinRegSV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o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  <table:table-cell table:style-name="ce5"/>
          <table:table-cell/>
          <table:table-cell table:style-name="ce4"/>
          <table:table-cell table:style-name="ce10" table:number-columns-repeated="2"/>
        </table:table-row>
        <table:table-row table:style-name="ro1">
          <table:table-cell office:value-type="string" calcext:value-type="string">
            <text:p>03</text:p>
          </table:table-cell>
          <table:table-cell table:style-name="ce4" office:value-type="float" office:value="0.087687883605773" calcext:value-type="float">
            <text:p>0.0876878836</text:p>
          </table:table-cell>
          <table:table-cell table:style-name="ce4" office:value-type="float" office:value="0.276485913555674" calcext:value-type="float">
            <text:p>0.2764859136</text:p>
          </table:table-cell>
          <table:table-cell table:style-name="ce4" office:value-type="float" office:value="0.158403582919988" calcext:value-type="float">
            <text:p>0.1584035829</text:p>
          </table:table-cell>
          <table:table-cell office:value-type="float" office:value="0.085999983114008" calcext:value-type="float">
            <text:p>0.0859999831</text:p>
          </table:table-cell>
          <table:table-cell office:value-type="float" office:value="0.237390164571096" calcext:value-type="float">
            <text:p>0.2373901646</text:p>
          </table:table-cell>
          <table:table-cell office:value-type="float" office:value="0.13096611970071" calcext:value-type="float">
            <text:p>0.1309661197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 office:value-type="float" office:value="0.0930548006639511" calcext:value-type="float">
            <text:p>0.0930548007</text:p>
          </table:table-cell>
          <table:table-cell table:style-name="ce4" office:value-type="float" office:value="0.272391863682703" calcext:value-type="float">
            <text:p>0.2723918637</text:p>
          </table:table-cell>
          <table:table-cell table:style-name="ce4" office:value-type="float" office:value="0.152373455209679" calcext:value-type="float">
            <text:p>0.1523734552</text:p>
          </table:table-cell>
          <table:table-cell office:value-type="float" office:value="0.0905623458655944" calcext:value-type="float">
            <text:p>0.0905623459</text:p>
          </table:table-cell>
          <table:table-cell office:value-type="float" office:value="0.266307425926825" calcext:value-type="float">
            <text:p>0.2663074259</text:p>
          </table:table-cell>
          <table:table-cell office:value-type="float" office:value="0.147084673998609" calcext:value-type="float">
            <text:p>0.147084674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table:style-name="Default"/>
          <table:table-cell table:style-name="ce4" office:value-type="float" office:value="0.0873472697523198" calcext:value-type="float">
            <text:p>0.0873472698</text:p>
          </table:table-cell>
          <table:table-cell table:style-name="ce10" office:value-type="float" office:value="0.275660630774957" calcext:value-type="float">
            <text:p>0.2756606308</text:p>
          </table:table-cell>
          <table:table-cell table:style-name="ce10" office:value-type="float" office:value="0.157967946317342" calcext:value-type="float">
            <text:p>0.1579679463</text:p>
          </table:table-cell>
          <table:table-cell office:value-type="float" office:value="0.0856623077351133" calcext:value-type="float">
            <text:p>0.0856623077</text:p>
          </table:table-cell>
          <table:table-cell office:value-type="float" office:value="0.236500153729145" calcext:value-type="float">
            <text:p>0.2365001537</text:p>
          </table:table-cell>
          <table:table-cell office:value-type="float" office:value="0.13049226936099" calcext:value-type="float">
            <text:p>0.1304922694</text:p>
          </table:table-cell>
          <table:table-cell table:number-columns-repeated="3"/>
          <table:table-cell table:style-name="ce7"/>
          <table:table-cell table:style-name="ce11" table:number-columns-repeated="2"/>
        </table:table-row>
        <table:table-row table:style-name="ro1">
          <table:table-cell table:style-name="Default"/>
          <table:table-cell table:style-name="ce8" office:value-type="float" office:value="0.09366675015192" calcext:value-type="float">
            <text:p>0.0936667502</text:p>
          </table:table-cell>
          <table:table-cell office:value-type="float" office:value="0.274479343657459" calcext:value-type="float">
            <text:p>0.2744793437</text:p>
          </table:table-cell>
          <table:table-cell office:value-type="float" office:value="0.153504581827075" calcext:value-type="float">
            <text:p>0.1535045818</text:p>
          </table:table-cell>
          <table:table-cell office:value-type="float" office:value="0.0906923685339573" calcext:value-type="float">
            <text:p>0.0906923685</text:p>
          </table:table-cell>
          <table:table-cell office:value-type="float" office:value="0.266873796462611" calcext:value-type="float">
            <text:p>0.2668737965</text:p>
          </table:table-cell>
          <table:table-cell office:value-type="float" office:value="0.147573809833159" calcext:value-type="float">
            <text:p>0.1475738098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style-name="Default"/>
          <table:table-cell table:style-name="ce4" office:value-type="float" office:value="0.0629244535144561" calcext:value-type="float">
            <text:p>0.0629244535</text:p>
          </table:table-cell>
          <table:table-cell table:style-name="ce4" office:value-type="float" office:value="0.215447351813195" calcext:value-type="float">
            <text:p>0.2154473518</text:p>
          </table:table-cell>
          <table:table-cell table:style-name="ce4" office:value-type="float" office:value="0.119158074944781" calcext:value-type="float">
            <text:p>0.1191580749</text:p>
          </table:table-cell>
          <table:table-cell office:value-type="float" office:value="0.013819652012926" calcext:value-type="float">
            <text:p>0.013819652</text:p>
          </table:table-cell>
          <table:table-cell office:value-type="float" office:value="0.0678188261566095" calcext:value-type="float">
            <text:p>0.0678188262</text:p>
          </table:table-cell>
          <table:table-cell office:value-type="float" office:value="0.0339490840167223" calcext:value-type="float">
            <text:p>0.033949084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 table:style-name="Default"/>
          <table:table-cell office:value-type="float" office:value="0.0552276412855313" calcext:value-type="float">
            <text:p>0.0552276413</text:p>
          </table:table-cell>
          <table:table-cell office:value-type="float" office:value="0.191675971325469" calcext:value-type="float">
            <text:p>0.1916759713</text:p>
          </table:table-cell>
          <table:table-cell office:value-type="float" office:value="0.101740253586359" calcext:value-type="float">
            <text:p>0.1017402536</text:p>
          </table:table-cell>
          <table:table-cell office:value-type="float" office:value="0.0227916167686438" calcext:value-type="float">
            <text:p>0.0227916168</text:p>
          </table:table-cell>
          <table:table-cell office:value-type="float" office:value="0.109390423483341" calcext:value-type="float">
            <text:p>0.1093904235</text:p>
          </table:table-cell>
          <table:table-cell office:value-type="float" office:value="0.0551806363351498" calcext:value-type="float">
            <text:p>0.0551806363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style-name="ce4" office:value-type="float" office:value="0.0952462812863936" calcext:value-type="float">
            <text:p>0.0952462813</text:p>
          </table:table-cell>
          <table:table-cell table:style-name="ce4" office:value-type="float" office:value="0.280660873505186" calcext:value-type="float">
            <text:p>0.2806608735</text:p>
          </table:table-cell>
          <table:table-cell table:style-name="ce4" office:value-type="float" office:value="0.162179100142919" calcext:value-type="float">
            <text:p>0.1621791001</text:p>
          </table:table-cell>
          <table:table-cell office:value-type="float" office:value="0.0986035393397724" calcext:value-type="float">
            <text:p>0.0986035393</text:p>
          </table:table-cell>
          <table:table-cell office:value-type="float" office:value="0.268475815978122" calcext:value-type="float">
            <text:p>0.268475816</text:p>
          </table:table-cell>
          <table:table-cell office:value-type="float" office:value="0.151953104101863" calcext:value-type="float">
            <text:p>0.1519531041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01747238834119" calcext:value-type="float">
            <text:p>0.1017472388</text:p>
          </table:table-cell>
          <table:table-cell table:style-name="ce4" office:value-type="float" office:value="0.289075521465443" calcext:value-type="float">
            <text:p>0.2890755215</text:p>
          </table:table-cell>
          <table:table-cell table:style-name="ce4" office:value-type="float" office:value="0.163080944337871" calcext:value-type="float">
            <text:p>0.1630809443</text:p>
          </table:table-cell>
          <table:table-cell office:value-type="float" office:value="0.100362693098087" calcext:value-type="float">
            <text:p>0.1003626931</text:p>
          </table:table-cell>
          <table:table-cell office:value-type="float" office:value="0.280790329627652" calcext:value-type="float">
            <text:p>0.2807903296</text:p>
          </table:table-cell>
          <table:table-cell office:value-type="float" office:value="0.157539952462111" calcext:value-type="float">
            <text:p>0.157539952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0946561911063074" calcext:value-type="float">
            <text:p>0.0946561911</text:p>
          </table:table-cell>
          <table:table-cell table:style-name="ce4" office:value-type="float" office:value="0.279495768402997" calcext:value-type="float">
            <text:p>0.2794957684</text:p>
          </table:table-cell>
          <table:table-cell table:style-name="ce4" office:value-type="float" office:value="0.161644107823881" calcext:value-type="float">
            <text:p>0.1616441078</text:p>
          </table:table-cell>
          <table:table-cell office:value-type="float" office:value="0.0981116195255414" calcext:value-type="float">
            <text:p>0.0981116195</text:p>
          </table:table-cell>
          <table:table-cell office:value-type="float" office:value="0.26777998931987" calcext:value-type="float">
            <text:p>0.2677799893</text:p>
          </table:table-cell>
          <table:table-cell office:value-type="float" office:value="0.151670322447513" calcext:value-type="float">
            <text:p>0.1516703224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float" office:value="0.102380546019277" calcext:value-type="float">
            <text:p>0.102380546</text:p>
          </table:table-cell>
          <table:table-cell office:value-type="float" office:value="0.29035390067479" calcext:value-type="float">
            <text:p>0.2903539007</text:p>
          </table:table-cell>
          <table:table-cell table:style-name="ce8" office:value-type="float" office:value="0.163944574795748" calcext:value-type="float">
            <text:p>0.1639445748</text:p>
          </table:table-cell>
          <table:table-cell office:value-type="float" office:value="0.100595649492559" calcext:value-type="float">
            <text:p>0.1005956495</text:p>
          </table:table-cell>
          <table:table-cell office:value-type="float" office:value="0.281291972102206" calcext:value-type="float">
            <text:p>0.2812919721</text:p>
          </table:table-cell>
          <table:table-cell office:value-type="float" office:value="0.157960303569927" calcext:value-type="float">
            <text:p>0.1579603036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0662503907948912" calcext:value-type="float">
            <text:p>0.0662503908</text:p>
          </table:table-cell>
          <table:table-cell table:style-name="ce4" office:value-type="float" office:value="0.218845575027914" calcext:value-type="float">
            <text:p>0.218845575</text:p>
          </table:table-cell>
          <table:table-cell table:style-name="ce4" office:value-type="float" office:value="0.122253387647792" calcext:value-type="float">
            <text:p>0.1222533876</text:p>
          </table:table-cell>
          <table:table-cell office:value-type="float" office:value="0.0361711128728145" calcext:value-type="float">
            <text:p>0.0361711129</text:p>
          </table:table-cell>
          <table:table-cell office:value-type="float" office:value="0.131915788792336" calcext:value-type="float">
            <text:p>0.1319157888</text:p>
          </table:table-cell>
          <table:table-cell office:value-type="float" office:value="0.0682955908990164" calcext:value-type="float">
            <text:p>0.0682955909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float" office:value="0.0715784194107432" calcext:value-type="float">
            <text:p>0.0715784194</text:p>
          </table:table-cell>
          <table:table-cell office:value-type="float" office:value="0.220010680130103" calcext:value-type="float">
            <text:p>0.2200106801</text:p>
          </table:table-cell>
          <table:table-cell office:value-type="float" office:value="0.11847787042486" calcext:value-type="float">
            <text:p>0.1184778704</text:p>
          </table:table-cell>
          <table:table-cell office:value-type="float" office:value="0.0401710386352371" calcext:value-type="float">
            <text:p>0.0401710386</text:p>
          </table:table-cell>
          <table:table-cell office:value-type="float" office:value="0.151431299254009" calcext:value-type="float">
            <text:p>0.1514312993</text:p>
          </table:table-cell>
          <table:table-cell office:value-type="float" office:value="0.0777420267037595" calcext:value-type="float">
            <text:p>0.07774202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3</text:p>
          </table:table-cell>
          <table:table-cell table:style-name="ce4" office:value-type="float" office:value="0.107197941032279" calcext:value-type="float">
            <text:p>0.107197941</text:p>
          </table:table-cell>
          <table:table-cell table:style-name="ce4" office:value-type="float" office:value="0.293509393659886" calcext:value-type="float">
            <text:p>0.2935093937</text:p>
          </table:table-cell>
          <table:table-cell table:style-name="ce4" office:value-type="float" office:value="0.166787676834068" calcext:value-type="float">
            <text:p>0.1667876768</text:p>
          </table:table-cell>
          <table:table-cell office:value-type="float" office:value="0.109524699101707" calcext:value-type="float">
            <text:p>0.1095246991</text:p>
          </table:table-cell>
          <table:table-cell office:value-type="float" office:value="0.2929430231241" calcext:value-type="float">
            <text:p>0.2929430231</text:p>
          </table:table-cell>
          <table:table-cell office:value-type="float" office:value="0.166130400556392" calcext:value-type="float">
            <text:p>0.1661304006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09150721361368" calcext:value-type="float">
            <text:p>0.1091507214</text:p>
          </table:table-cell>
          <table:table-cell table:style-name="ce4" office:value-type="float" office:value="0.297878537793097" calcext:value-type="float">
            <text:p>0.2978785378</text:p>
          </table:table-cell>
          <table:table-cell table:style-name="ce4" office:value-type="float" office:value="0.168721291930023" calcext:value-type="float">
            <text:p>0.1687212919</text:p>
          </table:table-cell>
          <table:table-cell office:value-type="float" office:value="0.108753389691719" calcext:value-type="float">
            <text:p>0.1087533897</text:p>
          </table:table-cell>
          <table:table-cell office:value-type="float" office:value="0.291794100037219" calcext:value-type="float">
            <text:p>0.2917941</text:p>
          </table:table-cell>
          <table:table-cell office:value-type="float" office:value="0.164166214470778" calcext:value-type="float">
            <text:p>0.164166214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107086120046632" calcext:value-type="float">
            <text:p>0.10708612</text:p>
          </table:table-cell>
          <table:table-cell table:style-name="ce4" office:value-type="float" office:value="0.292926841108792" calcext:value-type="float">
            <text:p>0.2929268411</text:p>
          </table:table-cell>
          <table:table-cell table:style-name="ce4" office:value-type="float" office:value="0.166520180674549" calcext:value-type="float">
            <text:p>0.1665201807</text:p>
          </table:table-cell>
          <table:table-cell office:value-type="float" office:value="0.109555078696841" calcext:value-type="float">
            <text:p>0.1095550787</text:p>
          </table:table-cell>
          <table:table-cell office:value-type="float" office:value="0.292635564833244" calcext:value-type="float">
            <text:p>0.2926355648</text:p>
          </table:table-cell>
          <table:table-cell office:value-type="float" office:value="0.166031044839999" calcext:value-type="float">
            <text:p>0.1660310448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8" office:value-type="float" office:value="0.109431295732096" calcext:value-type="float">
            <text:p>0.1094312957</text:p>
          </table:table-cell>
          <table:table-cell table:style-name="ce8" office:value-type="float" office:value="0.298347816237034" calcext:value-type="float">
            <text:p>0.2983478162</text:p>
          </table:table-cell>
          <table:table-cell table:style-name="ce8" office:value-type="float" office:value="0.168965859847298" calcext:value-type="float">
            <text:p>0.1689658598</text:p>
          </table:table-cell>
          <table:table-cell office:value-type="float" office:value="0.108715026265359" calcext:value-type="float">
            <text:p>0.1087150263</text:p>
          </table:table-cell>
          <table:table-cell office:value-type="float" office:value="0.291551369807596" calcext:value-type="float">
            <text:p>0.2915513698</text:p>
          </table:table-cell>
          <table:table-cell office:value-type="float" office:value="0.164066858754385" calcext:value-type="float">
            <text:p>0.1640668588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0861517760545032" calcext:value-type="float">
            <text:p>0.0861517761</text:p>
          </table:table-cell>
          <table:table-cell table:style-name="ce4" office:value-type="float" office:value="0.243118597990194" calcext:value-type="float">
            <text:p>0.243118598</text:p>
          </table:table-cell>
          <table:table-cell table:style-name="ce4" office:value-type="float" office:value="0.133900934708009" calcext:value-type="float">
            <text:p>0.1339009347</text:p>
          </table:table-cell>
          <table:table-cell office:value-type="float" office:value="0.0536601183157249" calcext:value-type="float">
            <text:p>0.0536601183</text:p>
          </table:table-cell>
          <table:table-cell office:value-type="float" office:value="0.16730585627134" calcext:value-type="float">
            <text:p>0.1673058563</text:p>
          </table:table-cell>
          <table:table-cell office:value-type="float" office:value="0.0879680227448163" calcext:value-type="float">
            <text:p>0.0879680227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float" office:value="0.0809260942218025" calcext:value-type="float">
            <text:p>0.0809260942</text:p>
          </table:table-cell>
          <table:table-cell office:value-type="float" office:value="0.235059954366717" calcext:value-type="float">
            <text:p>0.2350599544</text:p>
          </table:table-cell>
          <table:table-cell office:value-type="float" office:value="0.12712946049846" calcext:value-type="float">
            <text:p>0.1271294605</text:p>
          </table:table-cell>
          <table:table-cell office:value-type="float" office:value="0.0540670786167014" calcext:value-type="float">
            <text:p>0.0540670786</text:p>
          </table:table-cell>
          <table:table-cell office:value-type="float" office:value="0.17578523229283" calcext:value-type="float">
            <text:p>0.1757852323</text:p>
          </table:table-cell>
          <table:table-cell office:value-type="float" office:value="0.0920033933798522" calcext:value-type="float">
            <text:p>0.09200339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</text:p>
          </table:table-cell>
          <table:table-cell table:style-name="ce4" office:value-type="float" office:value="0.114203657556326" calcext:value-type="float">
            <text:p>0.1142036576</text:p>
          </table:table-cell>
          <table:table-cell table:style-name="ce4" office:value-type="float" office:value="0.30561354111041" calcext:value-type="float">
            <text:p>0.3056135411</text:p>
          </table:table-cell>
          <table:table-cell table:style-name="ce4" office:value-type="float" office:value="0.17173253441147" calcext:value-type="float">
            <text:p>0.1717325344</text:p>
          </table:table-cell>
          <table:table-cell office:value-type="float" office:value="0.110342702136948" calcext:value-type="float">
            <text:p>0.1103427021</text:p>
          </table:table-cell>
          <table:table-cell office:value-type="float" office:value="0.293315209476188" calcext:value-type="float">
            <text:p>0.2933152095</text:p>
          </table:table-cell>
          <table:table-cell office:value-type="float" office:value="0.166512537927134" calcext:value-type="float">
            <text:p>0.1665125379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17070923122873" calcext:value-type="float">
            <text:p>0.1170709231</text:p>
          </table:table-cell>
          <table:table-cell table:style-name="ce10" office:value-type="float" office:value="0.313947278994126" calcext:value-type="float">
            <text:p>0.313947279</text:p>
          </table:table-cell>
          <table:table-cell table:style-name="ce10" office:value-type="float" office:value="0.176364039344864" calcext:value-type="float">
            <text:p>0.1763640393</text:p>
          </table:table-cell>
          <table:table-cell office:value-type="float" office:value="0.10927280279229" calcext:value-type="float">
            <text:p>0.1092728028</text:p>
          </table:table-cell>
          <table:table-cell office:value-type="float" office:value="0.291680825930061" calcext:value-type="float">
            <text:p>0.2916808259</text:p>
          </table:table-cell>
          <table:table-cell office:value-type="float" office:value="0.16431142667166" calcext:value-type="float">
            <text:p>0.1643114267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14231498058073" calcext:value-type="float">
            <text:p>0.1142314981</text:p>
          </table:table-cell>
          <table:table-cell table:style-name="ce4" office:value-type="float" office:value="0.305516449018561" calcext:value-type="float">
            <text:p>0.305516449</text:p>
          </table:table-cell>
          <table:table-cell table:style-name="ce4" office:value-type="float" office:value="0.171694320674396" calcext:value-type="float">
            <text:p>0.1716943207</text:p>
          </table:table-cell>
          <table:table-cell office:value-type="float" office:value="0.11021900661034" calcext:value-type="float">
            <text:p>0.1102190066</text:p>
          </table:table-cell>
          <table:table-cell office:value-type="float" office:value="0.293347573506805" calcext:value-type="float">
            <text:p>0.2933475735</text:p>
          </table:table-cell>
          <table:table-cell office:value-type="float" office:value="0.166390253968497" calcext:value-type="float">
            <text:p>0.166390254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float" office:value="0.117221372257064" calcext:value-type="float">
            <text:p>0.1172213723</text:p>
          </table:table-cell>
          <table:table-cell office:value-type="float" office:value="0.313720730779811" calcext:value-type="float">
            <text:p>0.3137207308</text:p>
          </table:table-cell>
          <table:table-cell office:value-type="float" office:value="0.176302897365545" calcext:value-type="float">
            <text:p>0.1763028974</text:p>
          </table:table-cell>
          <table:table-cell office:value-type="float" office:value="0.109441801691617" calcext:value-type="float">
            <text:p>0.1094418017</text:p>
          </table:table-cell>
          <table:table-cell office:value-type="float" office:value="0.29223101445054" calcext:value-type="float">
            <text:p>0.2922310145</text:p>
          </table:table-cell>
          <table:table-cell office:value-type="float" office:value="0.164510138104446" calcext:value-type="float">
            <text:p>0.1645101381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0951377777851265" calcext:value-type="float">
            <text:p>0.0951377778</text:p>
          </table:table-cell>
          <table:table-cell table:style-name="ce4" office:value-type="float" office:value="0.2561774843439" calcext:value-type="float">
            <text:p>0.2561774843</text:p>
          </table:table-cell>
          <table:table-cell table:style-name="ce4" office:value-type="float" office:value="0.1390980029501" calcext:value-type="float">
            <text:p>0.139098003</text:p>
          </table:table-cell>
          <table:table-cell office:value-type="float" office:value="0.0741197756939261" calcext:value-type="float">
            <text:p>0.0741197757</text:p>
          </table:table-cell>
          <table:table-cell office:value-type="float" office:value="0.204896677832257" calcext:value-type="float">
            <text:p>0.2048966778</text:p>
          </table:table-cell>
          <table:table-cell office:value-type="float" office:value="0.110682268061723" calcext:value-type="float">
            <text:p>0.1106822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974924193441983" calcext:value-type="float">
            <text:p>0.0974924193</text:p>
          </table:table-cell>
          <table:table-cell office:value-type="float" office:value="0.263329935110119" calcext:value-type="float">
            <text:p>0.2633299351</text:p>
          </table:table-cell>
          <table:table-cell office:value-type="float" office:value="0.142682451487661" calcext:value-type="float">
            <text:p>0.1426824515</text:p>
          </table:table-cell>
          <table:table-cell office:value-type="float" office:value="0.0714993162250021" calcext:value-type="float">
            <text:p>0.0714993162</text:p>
          </table:table-cell>
          <table:table-cell office:value-type="float" office:value="0.204686311633251" calcext:value-type="float">
            <text:p>0.2046863116</text:p>
          </table:table-cell>
          <table:table-cell office:value-type="float" office:value="0.109283645284807" calcext:value-type="float">
            <text:p>0.10928364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</text:p>
          </table:table-cell>
          <table:table-cell table:style-name="ce13" office:value-type="float" office:value="0.0997312214563273" calcext:value-type="float">
            <text:p>0.0997312215</text:p>
          </table:table-cell>
          <table:table-cell table:style-name="ce13" office:value-type="float" office:value="0.262342832176319" calcext:value-type="float">
            <text:p>0.2623428322</text:p>
          </table:table-cell>
          <table:table-cell table:style-name="ce13" office:value-type="float" office:value="0.143049303363573" calcext:value-type="float">
            <text:p>0.1430493034</text:p>
          </table:table-cell>
          <table:table-cell office:value-type="float" office:value="0.0831280197599903" calcext:value-type="float">
            <text:p>0.0831280198</text:p>
          </table:table-cell>
          <table:table-cell office:value-type="float" office:value="0.221418515461916" calcext:value-type="float">
            <text:p>0.2214185155</text:p>
          </table:table-cell>
          <table:table-cell office:value-type="float" office:value="0.120732480912238" calcext:value-type="float">
            <text:p>0.1207324809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float" office:value="0.102409318673021" calcext:value-type="float">
            <text:p>0.1024093187</text:p>
          </table:table-cell>
          <table:table-cell table:style-name="ce13" office:value-type="float" office:value="0.2690260044986" calcext:value-type="float">
            <text:p>0.2690260045</text:p>
          </table:table-cell>
          <table:table-cell table:style-name="ce13" office:value-type="float" office:value="0.146931819050312" calcext:value-type="float">
            <text:p>0.1469318191</text:p>
          </table:table-cell>
          <table:table-cell office:value-type="float" office:value="0.0804852978909535" calcext:value-type="float">
            <text:p>0.0804852979</text:p>
          </table:table-cell>
          <table:table-cell office:value-type="float" office:value="0.217890836124731" calcext:value-type="float">
            <text:p>0.2178908361</text:p>
          </table:table-cell>
          <table:table-cell office:value-type="float" office:value="0.117499598755761" calcext:value-type="float">
            <text:p>0.1174995988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Over featur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1</text:p>
          </table:table-cell>
          <table:table-cell table:style-name="ce4" office:value-type="string" calcext:value-type="string">
            <text:p>0.11048373107860136</text:p>
          </table:table-cell>
          <table:table-cell table:style-name="ce4" office:value-type="string" calcext:value-type="string">
            <text:p>0.29247374468016246</text:p>
          </table:table-cell>
          <table:table-cell table:style-name="ce4" office:value-type="string" calcext:value-type="string">
            <text:p>0.16209502992135613</text:p>
          </table:table-cell>
          <table:table-cell office:value-type="float" office:value="0.11413909601236" calcext:value-type="float">
            <text:p>0.114139096</text:p>
          </table:table-cell>
          <table:table-cell office:value-type="float" office:value="0.298509636390116" calcext:value-type="float">
            <text:p>0.2985096364</text:p>
          </table:table-cell>
          <table:table-cell office:value-type="float" office:value="0.167123957720321" calcext:value-type="float">
            <text:p>0.1671239577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12730312541742" calcext:value-type="float">
            <text:p>0.1127303125</text:p>
          </table:table-cell>
          <table:table-cell table:style-name="ce4" office:value-type="float" office:value="0.298056539961487" calcext:value-type="float">
            <text:p>0.29805654</text:p>
          </table:table-cell>
          <table:table-cell table:style-name="ce4" office:value-type="float" office:value="0.165182699876952" calcext:value-type="float">
            <text:p>0.1651826999</text:p>
          </table:table-cell>
          <table:table-cell office:value-type="float" office:value="0.110273256964159" calcext:value-type="float">
            <text:p>0.110273257</text:p>
          </table:table-cell>
          <table:table-cell office:value-type="float" office:value="0.289933168276777" calcext:value-type="float">
            <text:p>0.2899331683</text:p>
          </table:table-cell>
          <table:table-cell office:value-type="float" office:value="0.160383054500432" calcext:value-type="float">
            <text:p>0.160383054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110368302157347" calcext:value-type="float">
            <text:p>0.1103683022</text:p>
          </table:table-cell>
          <table:table-cell table:style-name="ce4" office:value-type="float" office:value="0.292036830266841" calcext:value-type="float">
            <text:p>0.2920368303</text:p>
          </table:table-cell>
          <table:table-cell table:style-name="ce4" office:value-type="float" office:value="0.161873390246326" calcext:value-type="float">
            <text:p>0.1618733902</text:p>
          </table:table-cell>
          <table:table-cell office:value-type="float" office:value="0.113986650577936" calcext:value-type="float">
            <text:p>0.1139866506</text:p>
          </table:table-cell>
          <table:table-cell office:value-type="float" office:value="0.298169814068644" calcext:value-type="float">
            <text:p>0.2981698141</text:p>
          </table:table-cell>
          <table:table-cell office:value-type="float" office:value="0.166887032550461" calcext:value-type="float">
            <text:p>0.1668870326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8" office:value-type="float" office:value="0.112755259548567" calcext:value-type="float">
            <text:p>0.1127552595</text:p>
          </table:table-cell>
          <table:table-cell table:style-name="ce8" office:value-type="float" office:value="0.298088903992103" calcext:value-type="float">
            <text:p>0.298088904</text:p>
          </table:table-cell>
          <table:table-cell table:style-name="ce8" office:value-type="float" office:value="0.165327912077834" calcext:value-type="float">
            <text:p>0.1653279121</text:p>
          </table:table-cell>
          <table:table-cell office:value-type="float" office:value="0.110291374236661" calcext:value-type="float">
            <text:p>0.1102913742</text:p>
          </table:table-cell>
          <table:table-cell office:value-type="float" office:value="0.2901758985064" calcext:value-type="float">
            <text:p>0.2901758985</text:p>
          </table:table-cell>
          <table:table-cell office:value-type="float" office:value="0.160444196479751" calcext:value-type="float">
            <text:p>0.160444196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string" calcext:value-type="string">
            <text:p>0.0796371919411121</text:p>
          </table:table-cell>
          <table:table-cell table:style-name="ce4" office:value-type="string" calcext:value-type="string">
            <text:p>0.21145039403207275</text:p>
          </table:table-cell>
          <table:table-cell table:style-name="ce4" office:value-type="string" calcext:value-type="string">
            <text:p>0.11021606046941755</text:p>
          </table:table-cell>
          <table:table-cell office:value-type="float" office:value="0.0750406286712508" calcext:value-type="float">
            <text:p>0.0750406287</text:p>
          </table:table-cell>
          <table:table-cell office:value-type="float" office:value="0.202161917245174" calcext:value-type="float">
            <text:p>0.2021619172</text:p>
          </table:table-cell>
          <table:table-cell office:value-type="float" office:value="0.105775624221395" calcext:value-type="float">
            <text:p>0.1057756242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0.08110077302263635</text:p>
          </table:table-cell>
          <table:table-cell office:value-type="string" calcext:value-type="string">
            <text:p>0.2188293930126058</text:p>
          </table:table-cell>
          <table:table-cell office:value-type="string" calcext:value-type="string">
            <text:p>0.11375465252248879</text:p>
          </table:table-cell>
          <table:table-cell office:value-type="float" office:value="0.0662099033852642" calcext:value-type="float">
            <text:p>0.0662099034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4365002331038" calcext:value-type="float">
            <text:p>0.09436500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</text:p>
          </table:table-cell>
          <table:table-cell table:style-name="ce4" office:value-type="float" office:value="0.114899727996727" calcext:value-type="float">
            <text:p>0.114899728</text:p>
          </table:table-cell>
          <table:table-cell table:style-name="ce4" office:value-type="float" office:value="0.30490153243685" calcext:value-type="float">
            <text:p>0.3049015324</text:p>
          </table:table-cell>
          <table:table-cell table:style-name="ce4" office:value-type="float" office:value="0.170738977247541" calcext:value-type="float">
            <text:p>0.1707389772</text:p>
          </table:table-cell>
          <table:table-cell office:value-type="float" office:value="0.113607291598827" calcext:value-type="float">
            <text:p>0.1136072916</text:p>
          </table:table-cell>
          <table:table-cell office:value-type="float" office:value="0.298105086007411" calcext:value-type="float">
            <text:p>0.298105086</text:p>
          </table:table-cell>
          <table:table-cell office:value-type="float" office:value="0.168537865992067" calcext:value-type="float">
            <text:p>0.168537866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17028908619527" calcext:value-type="float">
            <text:p>0.1170289086</text:p>
          </table:table-cell>
          <table:table-cell table:style-name="ce10" office:value-type="float" office:value="0.309788501059922" calcext:value-type="float">
            <text:p>0.3097885011</text:p>
          </table:table-cell>
          <table:table-cell table:style-name="ce4" office:value-type="float" office:value="0.173551508296202" calcext:value-type="float">
            <text:p>0.1735515083</text:p>
          </table:table-cell>
          <table:table-cell office:value-type="float" office:value="0.111547348964556" calcext:value-type="float">
            <text:p>0.111547349</text:p>
          </table:table-cell>
          <table:table-cell office:value-type="float" office:value="0.292781202971018" calcext:value-type="float">
            <text:p>0.292781203</text:p>
          </table:table-cell>
          <table:table-cell office:value-type="float" office:value="0.164181499965608" calcext:value-type="float">
            <text:p>0.164181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114852845868231" calcext:value-type="float">
            <text:p>0.1148528459</text:p>
          </table:table-cell>
          <table:table-cell table:style-name="ce4" office:value-type="float" office:value="0.304982442513391" calcext:value-type="float">
            <text:p>0.3049824425</text:p>
          </table:table-cell>
          <table:table-cell table:style-name="ce4" office:value-type="float" office:value="0.170853618458764" calcext:value-type="float">
            <text:p>0.1708536185</text:p>
          </table:table-cell>
          <table:table-cell office:value-type="float" office:value="0.113566880748265" calcext:value-type="float">
            <text:p>0.1135668807</text:p>
          </table:table-cell>
          <table:table-cell office:value-type="float" office:value="0.298088903992103" calcext:value-type="float">
            <text:p>0.298088904</text:p>
          </table:table-cell>
          <table:table-cell office:value-type="float" office:value="0.168553151486896" calcext:value-type="float">
            <text:p>0.1685531515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float" office:value="0.117081824797894" calcext:value-type="float">
            <text:p>0.1170818248</text:p>
          </table:table-cell>
          <table:table-cell office:value-type="float" office:value="0.309561952845607" calcext:value-type="float">
            <text:p>0.3095619528</text:p>
          </table:table-cell>
          <table:table-cell office:value-type="float" office:value="0.173566793791032" calcext:value-type="float">
            <text:p>0.1735667938</text:p>
          </table:table-cell>
          <table:table-cell office:value-type="float" office:value="0.111637264832716" calcext:value-type="float">
            <text:p>0.1116372648</text:p>
          </table:table-cell>
          <table:table-cell office:value-type="float" office:value="0.293412301568037" calcext:value-type="float">
            <text:p>0.2934123016</text:p>
          </table:table-cell>
          <table:table-cell office:value-type="float" office:value="0.164471924367372" calcext:value-type="float">
            <text:p>0.1644719244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0952270569105034" calcext:value-type="float">
            <text:p>0.0952270569</text:p>
          </table:table-cell>
          <table:table-cell table:style-name="ce4" office:value-type="float" office:value="0.251533245950451" calcext:value-type="float">
            <text:p>0.251533246</text:p>
          </table:table-cell>
          <table:table-cell table:style-name="ce4" office:value-type="float" office:value="0.135177273526287" calcext:value-type="float">
            <text:p>0.1351772735</text:p>
          </table:table-cell>
          <table:table-cell office:value-type="float" office:value="0.0815755528647136" calcext:value-type="float">
            <text:p>0.0815755529</text:p>
          </table:table-cell>
          <table:table-cell office:value-type="float" office:value="0.21611081444083" calcext:value-type="float">
            <text:p>0.2161108144</text:p>
          </table:table-cell>
          <table:table-cell office:value-type="float" office:value="0.116261473674557" calcext:value-type="float">
            <text:p>0.1162614737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float" office:value="0.0976946427192774" calcext:value-type="float">
            <text:p>0.0976946427</text:p>
          </table:table-cell>
          <table:table-cell office:value-type="float" office:value="0.258831334854443" calcext:value-type="float">
            <text:p>0.2588313349</text:p>
          </table:table-cell>
          <table:table-cell office:value-type="float" office:value="0.139289071635472" calcext:value-type="float">
            <text:p>0.1392890716</text:p>
          </table:table-cell>
          <table:table-cell office:value-type="float" office:value="0.0771392508022036" calcext:value-type="float">
            <text:p>0.0771392508</text:p>
          </table:table-cell>
          <table:table-cell office:value-type="float" office:value="0.210657475281972" calcext:value-type="float">
            <text:p>0.2106574753</text:p>
          </table:table-cell>
          <table:table-cell office:value-type="float" office:value="0.112050319848979" calcext:value-type="float">
            <text:p>0.1120503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</text:p>
          </table:table-cell>
          <table:table-cell table:style-name="ce4" office:value-type="float" office:value="0.115925221195455" calcext:value-type="float">
            <text:p>0.1159252212</text:p>
          </table:table-cell>
          <table:table-cell table:style-name="ce4" office:value-type="float" office:value="0.308623395957733" calcext:value-type="float">
            <text:p>0.308623396</text:p>
          </table:table-cell>
          <table:table-cell table:style-name="ce4" office:value-type="float" office:value="0.173123514440971" calcext:value-type="float">
            <text:p>0.1731235144</text:p>
          </table:table-cell>
          <table:table-cell office:value-type="float" office:value="0.112336011080453" calcext:value-type="float">
            <text:p>0.1123360111</text:p>
          </table:table-cell>
          <table:table-cell office:value-type="float" office:value="0.29624415424697" calcext:value-type="float">
            <text:p>0.2962441542</text:p>
          </table:table-cell>
          <table:table-cell office:value-type="float" office:value="0.168125157631665" calcext:value-type="float">
            <text:p>0.1681251576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18452137836817" calcext:value-type="float">
            <text:p>0.1184521378</text:p>
          </table:table-cell>
          <table:table-cell table:style-name="ce4" office:value-type="float" office:value="0.308542485881192" calcext:value-type="float">
            <text:p>0.3085424859</text:p>
          </table:table-cell>
          <table:table-cell table:style-name="ce4" office:value-type="float" office:value="0.173161728178045" calcext:value-type="float">
            <text:p>0.1731617282</text:p>
          </table:table-cell>
          <table:table-cell office:value-type="float" office:value="0.110511566292588" calcext:value-type="float">
            <text:p>0.1105115663</text:p>
          </table:table-cell>
          <table:table-cell office:value-type="float" office:value="0.29159991585352" calcext:value-type="float">
            <text:p>0.2915999159</text:p>
          </table:table-cell>
          <table:table-cell office:value-type="float" office:value="0.164181499965608" calcext:value-type="float">
            <text:p>0.164181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115860924956189" calcext:value-type="float">
            <text:p>0.115860925</text:p>
          </table:table-cell>
          <table:table-cell table:style-name="ce4" office:value-type="float" office:value="0.308542485881192" calcext:value-type="float">
            <text:p>0.3085424859</text:p>
          </table:table-cell>
          <table:table-cell table:style-name="ce4" office:value-type="float" office:value="0.173161728178045" calcext:value-type="float">
            <text:p>0.1731617282</text:p>
          </table:table-cell>
          <table:table-cell office:value-type="float" office:value="0.112321229378423" calcext:value-type="float">
            <text:p>0.1123212294</text:p>
          </table:table-cell>
          <table:table-cell office:value-type="float" office:value="0.296227972231662" calcext:value-type="float">
            <text:p>0.2962279722</text:p>
          </table:table-cell>
          <table:table-cell office:value-type="float" office:value="0.16816337136874" calcext:value-type="float">
            <text:p>0.1681633714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8" office:value-type="float" office:value="0.118457928913835" calcext:value-type="float">
            <text:p>0.1184579289</text:p>
          </table:table-cell>
          <table:table-cell table:style-name="ce8" office:value-type="float" office:value="0.314157645193132" calcext:value-type="float">
            <text:p>0.3141576452</text:p>
          </table:table-cell>
          <table:table-cell table:style-name="ce8" office:value-type="float" office:value="0.176471037808671" calcext:value-type="float">
            <text:p>0.1764710378</text:p>
          </table:table-cell>
          <table:table-cell office:value-type="float" office:value="0.110609048242946" calcext:value-type="float">
            <text:p>0.1106090482</text:p>
          </table:table-cell>
          <table:table-cell office:value-type="float" office:value="0.291729371975986" calcext:value-type="float">
            <text:p>0.291729372</text:p>
          </table:table-cell>
          <table:table-cell office:value-type="float" office:value="0.16429614117683" calcext:value-type="float">
            <text:p>0.1642961412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3" office:value-type="float" office:value="0.0997312214563273" calcext:value-type="float">
            <text:p>0.0997312215</text:p>
          </table:table-cell>
          <table:table-cell table:style-name="ce13" office:value-type="float" office:value="0.262342832176319" calcext:value-type="float">
            <text:p>0.2623428322</text:p>
          </table:table-cell>
          <table:table-cell table:style-name="ce13" office:value-type="float" office:value="0.143049303363573" calcext:value-type="float">
            <text:p>0.1430493034</text:p>
          </table:table-cell>
          <table:table-cell office:value-type="float" office:value="0.0831280197599903" calcext:value-type="float">
            <text:p>0.0831280198</text:p>
          </table:table-cell>
          <table:table-cell office:value-type="float" office:value="0.221418515461916" calcext:value-type="float">
            <text:p>0.2214185155</text:p>
          </table:table-cell>
          <table:table-cell office:value-type="float" office:value="0.120732480912238" calcext:value-type="float">
            <text:p>0.1207324809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3" office:value-type="float" office:value="0.102409318673021" calcext:value-type="float">
            <text:p>0.1024093187</text:p>
          </table:table-cell>
          <table:table-cell table:style-name="ce13" office:value-type="float" office:value="0.2690260044986" calcext:value-type="float">
            <text:p>0.2690260045</text:p>
          </table:table-cell>
          <table:table-cell table:style-name="ce13" office:value-type="float" office:value="0.146931819050312" calcext:value-type="float">
            <text:p>0.1469318191</text:p>
          </table:table-cell>
          <table:table-cell office:value-type="float" office:value="0.0804852978909535" calcext:value-type="float">
            <text:p>0.0804852979</text:p>
          </table:table-cell>
          <table:table-cell office:value-type="float" office:value="0.217890836124731" calcext:value-type="float">
            <text:p>0.2178908361</text:p>
          </table:table-cell>
          <table:table-cell office:value-type="float" office:value="0.117499598755761" calcext:value-type="float">
            <text:p>0.1174995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</text:p>
          </table:table-cell>
          <table:table-cell table:style-name="ce11" office:value-type="float" office:value="0.0502113707842064" calcext:value-type="float">
            <text:p>0.0502113708</text:p>
          </table:table-cell>
          <table:table-cell table:style-name="ce11" office:value-type="float" office:value="0.190429956146738" calcext:value-type="float">
            <text:p>0.1904299561</text:p>
          </table:table-cell>
          <table:table-cell table:style-name="ce11" office:value-type="float" office:value="0.103597441208166" calcext:value-type="float">
            <text:p>0.1035974412</text:p>
          </table:table-cell>
          <table:table-cell office:value-type="float" office:value="0.0218545118098032" calcext:value-type="float">
            <text:p>0.0218545118</text:p>
          </table:table-cell>
          <table:table-cell office:value-type="float" office:value="0.0797287894234348" calcext:value-type="float">
            <text:p>0.0797287894</text:p>
          </table:table-cell>
          <table:table-cell office:value-type="float" office:value="0.0396658590830232" calcext:value-type="float">
            <text:p>0.039665859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float" office:value="0.0495895541300226" calcext:value-type="float">
            <text:p>0.0495895541</text:p>
          </table:table-cell>
          <table:table-cell table:style-name="ce11" office:value-type="float" office:value="0.174636309205948" calcext:value-type="float">
            <text:p>0.1746363092</text:p>
          </table:table-cell>
          <table:table-cell table:style-name="ce11" office:value-type="float" office:value="0.0902990607063427" calcext:value-type="float">
            <text:p>0.0902990607</text:p>
          </table:table-cell>
          <table:table-cell office:value-type="float" office:value="0.0211862305354296" calcext:value-type="float">
            <text:p>0.0211862305</text:p>
          </table:table-cell>
          <table:table-cell office:value-type="float" office:value="0.0946324255222746" calcext:value-type="float">
            <text:p>0.0946324255</text:p>
          </table:table-cell>
          <table:table-cell office:value-type="float" office:value="0.0470028966012702" calcext:value-type="float">
            <text:p>0.04700289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</text:p>
          </table:table-cell>
          <table:table-cell table:style-name="ce4" office:value-type="float" office:value="0.0852197736113419" calcext:value-type="float">
            <text:p>0.0852197736</text:p>
          </table:table-cell>
          <table:table-cell table:style-name="ce10" office:value-type="float" office:value="0.272553683835785" calcext:value-type="float">
            <text:p>0.2725536838</text:p>
          </table:table-cell>
          <table:table-cell table:style-name="ce10" office:value-type="float" office:value="0.155415268680785" calcext:value-type="float">
            <text:p>0.1554152687</text:p>
          </table:table-cell>
          <table:table-cell office:value-type="float" office:value="0.087304925180518" calcext:value-type="float">
            <text:p>0.0873049252</text:p>
          </table:table-cell>
          <table:table-cell office:value-type="float" office:value="0.239154004239688" calcext:value-type="float">
            <text:p>0.2391540042</text:p>
          </table:table-cell>
          <table:table-cell office:value-type="float" office:value="0.130943191458466" calcext:value-type="float">
            <text:p>0.1309431915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0906438423309532" calcext:value-type="float">
            <text:p>0.0906438423</text:p>
          </table:table-cell>
          <table:table-cell table:style-name="ce4" office:value-type="float" office:value="0.265514507176724" calcext:value-type="float">
            <text:p>0.2655145072</text:p>
          </table:table-cell>
          <table:table-cell table:style-name="ce4" office:value-type="float" office:value="0.146878319818408" calcext:value-type="float">
            <text:p>0.1468783198</text:p>
          </table:table-cell>
          <table:table-cell office:value-type="float" office:value="0.0906880324406776" calcext:value-type="float">
            <text:p>0.0906880324</text:p>
          </table:table-cell>
          <table:table-cell office:value-type="float" office:value="0.263427027201968" calcext:value-type="float">
            <text:p>0.2634270272</text:p>
          </table:table-cell>
          <table:table-cell office:value-type="float" office:value="0.144027575032673" calcext:value-type="float">
            <text:p>0.144027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4" office:value-type="float" office:value="0.0850464475500978" calcext:value-type="float">
            <text:p>0.0850464476</text:p>
          </table:table-cell>
          <table:table-cell table:style-name="ce4" office:value-type="float" office:value="0.272100587407156" calcext:value-type="float">
            <text:p>0.2721005874</text:p>
          </table:table-cell>
          <table:table-cell table:style-name="ce4" office:value-type="float" office:value="0.154971989330725" calcext:value-type="float">
            <text:p>0.1549719893</text:p>
          </table:table-cell>
          <table:table-cell office:value-type="float" office:value="0.0871002506413988" calcext:value-type="float">
            <text:p>0.0871002506</text:p>
          </table:table-cell>
          <table:table-cell office:value-type="float" office:value="0.238522905642669" calcext:value-type="float">
            <text:p>0.2385229056</text:p>
          </table:table-cell>
          <table:table-cell office:value-type="float" office:value="0.130614553319627" calcext:value-type="float">
            <text:p>0.13061455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91084285978548" calcext:value-type="float">
            <text:p>0.091084286</text:p>
          </table:table-cell>
          <table:table-cell office:value-type="float" office:value="0.266566338171756" calcext:value-type="float">
            <text:p>0.2665663382</text:p>
          </table:table-cell>
          <table:table-cell office:value-type="float" office:value="0.14751266785384" calcext:value-type="float">
            <text:p>0.1475126679</text:p>
          </table:table-cell>
          <table:table-cell office:value-type="float" office:value="0.0908504866604593" calcext:value-type="float">
            <text:p>0.0908504867</text:p>
          </table:table-cell>
          <table:table-cell office:value-type="float" office:value="0.264640678350082" calcext:value-type="float">
            <text:p>0.2646406784</text:p>
          </table:table-cell>
          <table:table-cell office:value-type="float" office:value="0.144730707794838" calcext:value-type="float">
            <text:p>0.1447307078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0555524099980888" calcext:value-type="float">
            <text:p>0.05555241</text:p>
          </table:table-cell>
          <table:table-cell table:style-name="ce4" office:value-type="float" office:value="0.206870883699856" calcext:value-type="float">
            <text:p>0.2068708837</text:p>
          </table:table-cell>
          <table:table-cell table:style-name="ce4" office:value-type="float" office:value="0.11393043571303" calcext:value-type="float">
            <text:p>0.1139304357</text:p>
          </table:table-cell>
          <table:table-cell office:value-type="float" office:value="0.0177528195370097" calcext:value-type="float">
            <text:p>0.0177528195</text:p>
          </table:table-cell>
          <table:table-cell office:value-type="float" office:value="0.0743401783258087" calcext:value-type="float">
            <text:p>0.0743401783</text:p>
          </table:table-cell>
          <table:table-cell office:value-type="float" office:value="0.0369221127610954" calcext:value-type="float">
            <text:p>0.0369221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528426458300679" calcext:value-type="float">
            <text:p>0.0528426458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69023944727651" calcext:value-type="float">
            <text:p>0.0969023945</text:p>
          </table:table-cell>
          <table:table-cell office:value-type="float" office:value="0.0230260030374349" calcext:value-type="float">
            <text:p>0.023026003</text:p>
          </table:table-cell>
          <table:table-cell office:value-type="float" office:value="0.10537728368691" calcext:value-type="float">
            <text:p>0.1053772837</text:p>
          </table:table-cell>
          <table:table-cell office:value-type="float" office:value="0.052864883868453" calcext:value-type="float">
            <text:p>0.05286488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2</text:p>
          </table:table-cell>
          <table:table-cell office:value-type="float" office:value="0.0913154504946452" calcext:value-type="float">
            <text:p>0.0913154505</text:p>
          </table:table-cell>
          <table:table-cell office:value-type="float" office:value="0.264252309982685" calcext:value-type="float">
            <text:p>0.26425231</text:p>
          </table:table-cell>
          <table:table-cell office:value-type="float" office:value="0.143882362831791" calcext:value-type="float">
            <text:p>0.1438823628</text:p>
          </table:table-cell>
          <table:table-cell office:value-type="float" office:value="0.0640589799035949" calcext:value-type="float">
            <text:p>0.0640589799</text:p>
          </table:table-cell>
          <table:table-cell office:value-type="float" office:value="0.200996812142984" calcext:value-type="float">
            <text:p>0.2009968121</text:p>
          </table:table-cell>
          <table:table-cell office:value-type="float" office:value="0.106753895890495" calcext:value-type="float">
            <text:p>0.10675389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0.0570186074679703" calcext:value-type="float">
            <text:p>0.0570186075</text:p>
          </table:table-cell>
          <table:table-cell office:value-type="float" office:value="0.186643364564623" calcext:value-type="float">
            <text:p>0.1866433646</text:p>
          </table:table-cell>
          <table:table-cell office:value-type="float" office:value="0.0964361868804598" calcext:value-type="float">
            <text:p>0.0964361869</text:p>
          </table:table-cell>
          <table:table-cell office:value-type="float" office:value="0.0334007143090652" calcext:value-type="float">
            <text:p>0.0334007143</text:p>
          </table:table-cell>
          <table:table-cell office:value-type="float" office:value="0.121834393255336" calcext:value-type="float">
            <text:p>0.1218343933</text:p>
          </table:table-cell>
          <table:table-cell office:value-type="float" office:value="0.0606757717264202" calcext:value-type="float">
            <text:p>0.06067577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0.066458625503912" calcext:value-type="float">
            <text:p>0.0664586255</text:p>
          </table:table-cell>
          <table:table-cell office:value-type="float" office:value="0.208861271582763" calcext:value-type="float">
            <text:p>0.2088612716</text:p>
          </table:table-cell>
          <table:table-cell office:value-type="float" office:value="0.110705196303967" calcext:value-type="float">
            <text:p>0.1107051963</text:p>
          </table:table-cell>
          <table:table-cell office:value-type="float" office:value="0.0393472083010778" calcext:value-type="float">
            <text:p>0.0393472083</text:p>
          </table:table-cell>
          <table:table-cell office:value-type="float" office:value="0.145411589559364" calcext:value-type="float">
            <text:p>0.1454115896</text:p>
          </table:table-cell>
          <table:table-cell office:value-type="float" office:value="0.0737677980480423" calcext:value-type="float">
            <text:p>0.0737677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0.0603913562969666" calcext:value-type="float">
            <text:p>0.0603913563</text:p>
          </table:table-cell>
          <table:table-cell office:value-type="float" office:value="0.19318089874913" calcext:value-type="float">
            <text:p>0.1931808987</text:p>
          </table:table-cell>
          <table:table-cell office:value-type="float" office:value="0.100333988062029" calcext:value-type="float">
            <text:p>0.1003339881</text:p>
          </table:table-cell>
          <table:table-cell office:value-type="float" office:value="0.0435499145946819" calcext:value-type="float">
            <text:p>0.0435499146</text:p>
          </table:table-cell>
          <table:table-cell office:value-type="float" office:value="0.145638137773678" calcext:value-type="float">
            <text:p>0.1456381378</text:p>
          </table:table-cell>
          <table:table-cell office:value-type="float" office:value="0.0733092332031519" calcext:value-type="float">
            <text:p>0.07330923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.07442388332686135</text:p>
          </table:table-cell>
          <table:table-cell office:value-type="string" calcext:value-type="string">
            <text:p>0.2221790701814004</text:p>
          </table:table-cell>
          <table:table-cell office:value-type="string" calcext:value-type="string">
            <text:p>0.11826387349724479</text:p>
          </table:table-cell>
          <table:table-cell office:value-type="float" office:value="0.0515458954182064" calcext:value-type="float">
            <text:p>0.0515458954</text:p>
          </table:table-cell>
          <table:table-cell office:value-type="float" office:value="0.16766186060812" calcext:value-type="float">
            <text:p>0.1676618606</text:p>
          </table:table-cell>
          <table:table-cell office:value-type="float" office:value="0.0860496931436913" calcext:value-type="float">
            <text:p>0.08604969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</text:p>
          </table:table-cell>
          <table:table-cell office:value-type="float" office:value="0.0762277059254662" calcext:value-type="float">
            <text:p>0.0762277059</text:p>
          </table:table-cell>
          <table:table-cell office:value-type="float" office:value="0.213230415715973" calcext:value-type="float">
            <text:p>0.2132304157</text:p>
          </table:table-cell>
          <table:table-cell office:value-type="float" office:value="0.11031541618581" calcext:value-type="float">
            <text:p>0.1103154162</text:p>
          </table:table-cell>
          <table:table-cell office:value-type="float" office:value="0.0566669479897122" calcext:value-type="float">
            <text:p>0.056666948</text:p>
          </table:table-cell>
          <table:table-cell office:value-type="float" office:value="0.167710406654045" calcext:value-type="float">
            <text:p>0.1677104067</text:p>
          </table:table-cell>
          <table:table-cell office:value-type="float" office:value="0.0851249207064956" calcext:value-type="float">
            <text:p>0.08512492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</text:p>
          </table:table-cell>
          <table:table-cell office:value-type="float" office:value="0.0918878438624121" calcext:value-type="float">
            <text:p>0.0918878439</text:p>
          </table:table-cell>
          <table:table-cell office:value-type="float" office:value="0.248830849393984" calcext:value-type="float">
            <text:p>0.2488308494</text:p>
          </table:table-cell>
          <table:table-cell office:value-type="float" office:value="0.13385507822352" calcext:value-type="float">
            <text:p>0.1338550782</text:p>
          </table:table-cell>
          <table:table-cell office:value-type="float" office:value="0.0696778299698083" calcext:value-type="float">
            <text:p>0.06967783</text:p>
          </table:table-cell>
          <table:table-cell office:value-type="float" office:value="0.199200608443776" calcext:value-type="float">
            <text:p>0.1992006084</text:p>
          </table:table-cell>
          <table:table-cell office:value-type="float" office:value="0.104751496067806" calcext:value-type="float">
            <text:p>0.10475149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0.0681709856963708" calcext:value-type="float">
            <text:p>0.0681709857</text:p>
          </table:table-cell>
          <table:table-cell office:value-type="float" office:value="0.205398320306811" calcext:value-type="float">
            <text:p>0.2053983203</text:p>
          </table:table-cell>
          <table:table-cell office:value-type="float" office:value="0.106394686761997" calcext:value-type="float">
            <text:p>0.1063946868</text:p>
          </table:table-cell>
          <table:table-cell office:value-type="float" office:value="0.0484979223274158" calcext:value-type="float">
            <text:p>0.0484979223</text:p>
          </table:table-cell>
          <table:table-cell office:value-type="float" office:value="0.155136980759584" calcext:value-type="float">
            <text:p>0.1551369808</text:p>
          </table:table-cell>
          <table:table-cell office:value-type="float" office:value="0.0780859503374273" calcext:value-type="float">
            <text:p>0.07808595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2</text:p>
          </table:table-cell>
          <table:table-cell office:value-type="float" office:value="0.0850867021804331" calcext:value-type="float">
            <text:p>0.0850867022</text:p>
          </table:table-cell>
          <table:table-cell office:value-type="float" office:value="0.249089761638914" calcext:value-type="float">
            <text:p>0.2490897616</text:p>
          </table:table-cell>
          <table:table-cell office:value-type="float" office:value="0.133274229419992" calcext:value-type="float">
            <text:p>0.1332742294</text:p>
          </table:table-cell>
          <table:table-cell office:value-type="float" office:value="0.0607379102087671" calcext:value-type="float">
            <text:p>0.0607379102</text:p>
          </table:table-cell>
          <table:table-cell office:value-type="float" office:value="0.192614528213344" calcext:value-type="float">
            <text:p>0.1926145282</text:p>
          </table:table-cell>
          <table:table-cell office:value-type="float" office:value="0.100418058283592" calcext:value-type="float">
            <text:p>0.10041805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0.0839356305564802" calcext:value-type="float">
            <text:p>0.0839356306</text:p>
          </table:table-cell>
          <table:table-cell office:value-type="float" office:value="0.221515607553765" calcext:value-type="float">
            <text:p>0.2215156076</text:p>
          </table:table-cell>
          <table:table-cell office:value-type="float" office:value="0.114992777603693" calcext:value-type="float">
            <text:p>0.1149927776</text:p>
          </table:table-cell>
          <table:table-cell office:value-type="float" office:value="0.0713908550518116" calcext:value-type="float">
            <text:p>0.0713908551</text:p>
          </table:table-cell>
          <table:table-cell office:value-type="float" office:value="0.193504539055294" calcext:value-type="float">
            <text:p>0.1935045391</text:p>
          </table:table-cell>
          <table:table-cell office:value-type="float" office:value="0.0995697133205445" calcext:value-type="float">
            <text:p>0.09956971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7</text:p>
          </table:table-cell>
          <table:table-cell office:value-type="float" office:value="0.0988375895248386" calcext:value-type="float">
            <text:p>0.0988375895</text:p>
          </table:table-cell>
          <table:table-cell office:value-type="float" office:value="0.258976972992216" calcext:value-type="float">
            <text:p>0.258976973</text:p>
          </table:table-cell>
          <table:table-cell office:value-type="float" office:value="0.138914577012144" calcext:value-type="float">
            <text:p>0.138914577</text:p>
          </table:table-cell>
          <table:table-cell office:value-type="float" office:value="0.0824049266079285" calcext:value-type="float">
            <text:p>0.0824049266</text:p>
          </table:table-cell>
          <table:table-cell office:value-type="float" office:value="0.220075408191336" calcext:value-type="float">
            <text:p>0.2200754082</text:p>
          </table:table-cell>
          <table:table-cell office:value-type="float" office:value="0.117362029302294" calcext:value-type="float">
            <text:p>0.11736202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7</text:p>
          </table:table-cell>
          <table:table-cell office:value-type="float" office:value="0.104216403702755" calcext:value-type="float">
            <text:p>0.1042164037</text:p>
          </table:table-cell>
          <table:table-cell office:value-type="float" office:value="0.270385293784488" calcext:value-type="float">
            <text:p>0.2703852938</text:p>
          </table:table-cell>
          <table:table-cell office:value-type="float" office:value="0.147795449508189" calcext:value-type="float">
            <text:p>0.1477954495</text:p>
          </table:table-cell>
          <table:table-cell office:value-type="float" office:value="0.0848741131164732" calcext:value-type="float">
            <text:p>0.0848741131</text:p>
          </table:table-cell>
          <table:table-cell office:value-type="float" office:value="0.22459019046232" calcext:value-type="float">
            <text:p>0.2245901905</text:p>
          </table:table-cell>
          <table:table-cell office:value-type="float" office:value="0.121817751045146" calcext:value-type="float">
            <text:p>0.1218177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0.0848600150998969" calcext:value-type="float">
            <text:p>0.0848600151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902264546059" calcext:value-type="float">
            <text:p>0.1159022645</text:p>
          </table:table-cell>
          <table:table-cell office:value-type="float" office:value="0.0767698989707284" calcext:value-type="float">
            <text:p>0.076769899</text:p>
          </table:table-cell>
          <table:table-cell office:value-type="float" office:value="0.206255967118145" calcext:value-type="float">
            <text:p>0.2062559671</text:p>
          </table:table-cell>
          <table:table-cell office:value-type="float" office:value="0.10699846380777" calcext:value-type="float">
            <text:p>0.10699846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0</text:p>
          </table:table-cell>
          <table:table-cell office:value-type="float" office:value="0.0994483322463408" calcext:value-type="float">
            <text:p>0.0994483322</text:p>
          </table:table-cell>
          <table:table-cell office:value-type="float" office:value="0.256808582940919" calcext:value-type="float">
            <text:p>0.2568085829</text:p>
          </table:table-cell>
          <table:table-cell office:value-type="float" office:value="0.13816558776549" calcext:value-type="float">
            <text:p>0.1381655878</text:p>
          </table:table-cell>
          <table:table-cell office:value-type="float" office:value="0.0872099664488865" calcext:value-type="float">
            <text:p>0.0872099664</text:p>
          </table:table-cell>
          <table:table-cell office:value-type="float" office:value="0.227697137401492" calcext:value-type="float">
            <text:p>0.2276971374</text:p>
          </table:table-cell>
          <table:table-cell office:value-type="float" office:value="0.121955320498613" calcext:value-type="float">
            <text:p>0.12195532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2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315</text:p>
          </table:table-cell>
          <table:table-cell table:number-columns-repeated="12"/>
        </table:table-row>
        <table:table-row table:style-name="ro1" table:number-rows-repeated="104850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iteration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 iterations</text:p>
          </table:table-cell>
          <table:table-cell table:style-name="ce1" office:value-type="string" calcext:value-type="string">
            <text:p>100 features LogReg</text:p>
          </table:table-cell>
          <table:table-cell office:value-type="string" calcext:value-type="string">
            <text:p>200 features LogReg</text:p>
          </table:table-cell>
          <table:table-cell office:value-type="string" calcext:value-type="string">
            <text:p>300 features LogReg</text:p>
          </table:table-cell>
          <table:table-cell office:value-type="string" calcext:value-type="string">
            <text:p>100 features LinReg</text:p>
          </table:table-cell>
          <table:table-cell office:value-type="string" calcext:value-type="string">
            <text:p>200 features LinReg</text:p>
          </table:table-cell>
          <table:table-cell office:value-type="string" calcext:value-type="string">
            <text:p>300 features LinReg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95895541300226" calcext:value-type="float">
            <text:p>0.0495895541</text:p>
          </table:table-cell>
          <table:table-cell office:value-type="float" office:value="0.0528426458300679" calcext:value-type="float">
            <text:p>0.0528426458</text:p>
          </table:table-cell>
          <table:table-cell office:value-type="float" office:value="0.0552276412855313" calcext:value-type="float">
            <text:p>0.0552276413</text:p>
          </table:table-cell>
          <table:table-cell office:value-type="float" office:value="0.0211862305354296" calcext:value-type="float">
            <text:p>0.0211862305</text:p>
          </table:table-cell>
          <table:table-cell office:value-type="float" office:value="0.0230260030374349" calcext:value-type="float">
            <text:p>0.023026003</text:p>
          </table:table-cell>
          <table:table-cell office:value-type="float" office:value="0.0227916167686438" calcext:value-type="float">
            <text:p>0.022791616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570186074679703" calcext:value-type="float">
            <text:p>0.0570186075</text:p>
          </table:table-cell>
          <table:table-cell office:value-type="float" office:value="0.066458625503912" calcext:value-type="float">
            <text:p>0.0664586255</text:p>
          </table:table-cell>
          <table:table-cell office:value-type="float" office:value="0.0715784194107432" calcext:value-type="float">
            <text:p>0.0715784194</text:p>
          </table:table-cell>
          <table:table-cell office:value-type="float" office:value="0.0334007143090652" calcext:value-type="float">
            <text:p>0.0334007143</text:p>
          </table:table-cell>
          <table:table-cell office:value-type="float" office:value="0.0393472083010778" calcext:value-type="float">
            <text:p>0.0393472083</text:p>
          </table:table-cell>
          <table:table-cell office:value-type="float" office:value="0.0401710386352371" calcext:value-type="float">
            <text:p>0.04017103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603913562969666" calcext:value-type="float">
            <text:p>0.0603913563</text:p>
          </table:table-cell>
          <table:table-cell office:value-type="string" calcext:value-type="string">
            <text:p>0.07442388332686135</text:p>
          </table:table-cell>
          <table:table-cell office:value-type="float" office:value="0.0809260942218025" calcext:value-type="float">
            <text:p>0.0809260942</text:p>
          </table:table-cell>
          <table:table-cell office:value-type="float" office:value="0.0435499145946819" calcext:value-type="float">
            <text:p>0.0435499146</text:p>
          </table:table-cell>
          <table:table-cell office:value-type="float" office:value="0.0515458954182064" calcext:value-type="float">
            <text:p>0.0515458954</text:p>
          </table:table-cell>
          <table:table-cell office:value-type="float" office:value="0.0540670786167014" calcext:value-type="float">
            <text:p>0.054067078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762277059254662" calcext:value-type="float">
            <text:p>0.0762277059</text:p>
          </table:table-cell>
          <table:table-cell office:value-type="float" office:value="0.0918878438624121" calcext:value-type="float">
            <text:p>0.0918878439</text:p>
          </table:table-cell>
          <table:table-cell office:value-type="float" office:value="0.0974924193441983" calcext:value-type="float">
            <text:p>0.0974924193</text:p>
          </table:table-cell>
          <table:table-cell office:value-type="float" office:value="0.0566669479897122" calcext:value-type="float">
            <text:p>0.056666948</text:p>
          </table:table-cell>
          <table:table-cell office:value-type="float" office:value="0.0696778299698083" calcext:value-type="float">
            <text:p>0.06967783</text:p>
          </table:table-cell>
          <table:table-cell office:value-type="float" office:value="0.0714993162250021" calcext:value-type="float">
            <text:p>0.07149931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8110077302263635</text:p>
          </table:table-cell>
          <table:table-cell office:value-type="float" office:value="0.0976946427192774" calcext:value-type="float">
            <text:p>0.0976946427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0662099033852642" calcext:value-type="float">
            <text:p>0.0662099034</text:p>
          </table:table-cell>
          <table:table-cell office:value-type="float" office:value="0.0771392508022036" calcext:value-type="float">
            <text:p>0.0771392508</text:p>
          </table:table-cell>
          <table:table-cell office:value-type="float" office:value="0.0804852978909535" calcext:value-type="float">
            <text:p>0.0804852979</text:p>
          </table:table-cell>
        </table:table-row>
      </table:table>
      <table:table table:name="# models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# models</text:p>
          </table:table-cell>
          <table:table-cell office:value-type="string" calcext:value-type="string">
            <text:p>Log 100 features</text:p>
          </table:table-cell>
          <table:table-cell office:value-type="string" calcext:value-type="string">
            <text:p>Log 200 features</text:p>
          </table:table-cell>
          <table:table-cell office:value-type="string" calcext:value-type="string">
            <text:p>Log 300 features</text:p>
          </table:table-cell>
          <table:table-cell office:value-type="string" calcext:value-type="string">
            <text:p>Lin 100 features</text:p>
          </table:table-cell>
          <table:table-cell office:value-type="string" calcext:value-type="string">
            <text:p>Lin 200 features</text:p>
          </table:table-cell>
          <table:table-cell office:value-type="string" calcext:value-type="string">
            <text:p>Lin 300 feature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8110077302263635</text:p>
          </table:table-cell>
          <table:table-cell office:value-type="float" office:value="0.0976946427192774" calcext:value-type="float">
            <text:p>0.0976946427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0662099033852642" calcext:value-type="float">
            <text:p>0.0662099034</text:p>
          </table:table-cell>
          <table:table-cell office:value-type="float" office:value="0.0771392508022036" calcext:value-type="float">
            <text:p>0.0771392508</text:p>
          </table:table-cell>
          <table:table-cell office:value-type="float" office:value="0.0804852978909535" calcext:value-type="float">
            <text:p>0.080485297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0203976779369" calcext:value-type="float">
            <text:p>0.1002039768</text:p>
          </table:table-cell>
          <table:table-cell table:style-name="ce8" office:value-type="float" office:value="0.109857902646604" calcext:value-type="float">
            <text:p>0.1098579026</text:p>
          </table:table-cell>
          <table:table-cell table:style-name="ce8" office:value-type="float" office:value="0.112811382385926" calcext:value-type="float">
            <text:p>0.1128113824</text:p>
          </table:table-cell>
          <table:table-cell office:value-type="float" office:value="0.0911107413959023" calcext:value-type="float">
            <text:p>0.0911107414</text:p>
          </table:table-cell>
          <table:table-cell office:value-type="float" office:value="0.097013595910084" calcext:value-type="float">
            <text:p>0.0970135959</text:p>
          </table:table-cell>
          <table:table-cell office:value-type="float" office:value="0.0974527541399037" calcext:value-type="float">
            <text:p>0.097452754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0.1070037668928" calcext:value-type="float">
            <text:p>0.1070037669</text:p>
          </table:table-cell>
          <table:table-cell table:style-name="ce8" office:value-type="float" office:value="0.11394730472743" calcext:value-type="float">
            <text:p>0.1139473047</text:p>
          </table:table-cell>
          <table:table-cell table:style-name="ce8" office:value-type="float" office:value="0.11607412318666" calcext:value-type="float">
            <text:p>0.1160741232</text:p>
          </table:table-cell>
          <table:table-cell office:value-type="float" office:value="0.101513498401704" calcext:value-type="float">
            <text:p>0.1015134984</text:p>
          </table:table-cell>
          <table:table-cell office:value-type="float" office:value="0.104883972603295" calcext:value-type="float">
            <text:p>0.1048839726</text:p>
          </table:table-cell>
          <table:table-cell office:value-type="float" office:value="0.104405165447684" calcext:value-type="float">
            <text:p>0.104405165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0.110766276008079" calcext:value-type="float">
            <text:p>0.110766276</text:p>
          </table:table-cell>
          <table:table-cell table:style-name="ce8" office:value-type="float" office:value="0.115865863845649" calcext:value-type="float">
            <text:p>0.1158658638</text:p>
          </table:table-cell>
          <table:table-cell table:style-name="ce8" office:value-type="float" office:value="0.117631625186879" calcext:value-type="float">
            <text:p>0.1176316252</text:p>
          </table:table-cell>
          <table:table-cell office:value-type="float" office:value="0.106776898414559" calcext:value-type="float">
            <text:p>0.1067768984</text:p>
          </table:table-cell>
          <table:table-cell office:value-type="float" office:value="0.108825428661009" calcext:value-type="float">
            <text:p>0.1088254287</text:p>
          </table:table-cell>
          <table:table-cell office:value-type="float" office:value="0.108398314903843" calcext:value-type="float">
            <text:p>0.108398314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0.112755259548567" calcext:value-type="float">
            <text:p>0.1127552595</text:p>
          </table:table-cell>
          <table:table-cell office:value-type="float" office:value="0.117081824797894" calcext:value-type="float">
            <text:p>0.1170818248</text:p>
          </table:table-cell>
          <table:table-cell table:style-name="ce8" office:value-type="float" office:value="0.118457928913835" calcext:value-type="float">
            <text:p>0.1184579289</text:p>
          </table:table-cell>
          <table:table-cell office:value-type="float" office:value="0.110291374236661" calcext:value-type="float">
            <text:p>0.1102913742</text:p>
          </table:table-cell>
          <table:table-cell office:value-type="float" office:value="0.111637264832716" calcext:value-type="float">
            <text:p>0.1116372648</text:p>
          </table:table-cell>
          <table:table-cell office:value-type="float" office:value="0.110609048242946" calcext:value-type="float">
            <text:p>0.1106090482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8" table:number-columns-repeated="2"/>
          <table:table-cell table:number-columns-repeated="4"/>
          <table:table-cell table:style-name="ce8"/>
          <table:table-cell table:number-columns-repeated="2"/>
          <table:table-cell table:style-name="ce8"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table:style-name="ce8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ce8"/>
          <table:table-cell table:number-columns-repeated="9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4" table:number-columns-repeated="4"/>
          <table:table-cell table:number-columns-repeated="9"/>
        </table:table-row>
      </table:table>
      <table:table table:name="neg weigh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Log 100 features</text:p>
          </table:table-cell>
          <table:table-cell office:value-type="string" calcext:value-type="string">
            <text:p>Log 200 features</text:p>
          </table:table-cell>
          <table:table-cell office:value-type="string" calcext:value-type="string">
            <text:p>Log 300 features</text:p>
          </table:table-cell>
          <table:table-cell office:value-type="string" calcext:value-type="string">
            <text:p>Lin 100 features</text:p>
          </table:table-cell>
          <table:table-cell office:value-type="string" calcext:value-type="string">
            <text:p>Lin 200 features</text:p>
          </table:table-cell>
          <table:table-cell office:value-type="string" calcext:value-type="string">
            <text:p>Lin 300 features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681709856963708" calcext:value-type="float">
            <text:p>0.0681709857</text:p>
          </table:table-cell>
          <table:table-cell office:value-type="float" office:value="0.0850867021804331" calcext:value-type="float">
            <text:p>0.0850867022</text:p>
          </table:table-cell>
          <table:table-cell office:value-type="float" office:value="0.0913154504946452" calcext:value-type="float">
            <text:p>0.0913154505</text:p>
          </table:table-cell>
          <table:table-cell office:value-type="float" office:value="0.0484979223274158" calcext:value-type="float">
            <text:p>0.0484979223</text:p>
          </table:table-cell>
          <table:table-cell office:value-type="float" office:value="0.0607379102087671" calcext:value-type="float">
            <text:p>0.0607379102</text:p>
          </table:table-cell>
          <table:table-cell office:value-type="float" office:value="0.0640589799035949" calcext:value-type="float">
            <text:p>0.06405897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0.08110077302263635</text:p>
          </table:table-cell>
          <table:table-cell office:value-type="float" office:value="0.0976946427192774" calcext:value-type="float">
            <text:p>0.0976946427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0662099033852642" calcext:value-type="float">
            <text:p>0.0662099034</text:p>
          </table:table-cell>
          <table:table-cell office:value-type="float" office:value="0.0771392508022036" calcext:value-type="float">
            <text:p>0.0771392508</text:p>
          </table:table-cell>
          <table:table-cell office:value-type="float" office:value="0.0804852978909535" calcext:value-type="float">
            <text:p>0.080485297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839356305564802" calcext:value-type="float">
            <text:p>0.0839356306</text:p>
          </table:table-cell>
          <table:table-cell office:value-type="float" office:value="0.0988375895248386" calcext:value-type="float">
            <text:p>0.0988375895</text:p>
          </table:table-cell>
          <table:table-cell office:value-type="float" office:value="0.104216403702755" calcext:value-type="float">
            <text:p>0.1042164037</text:p>
          </table:table-cell>
          <table:table-cell office:value-type="float" office:value="0.0713908550518116" calcext:value-type="float">
            <text:p>0.0713908551</text:p>
          </table:table-cell>
          <table:table-cell office:value-type="float" office:value="0.0824049266079285" calcext:value-type="float">
            <text:p>0.0824049266</text:p>
          </table:table-cell>
          <table:table-cell office:value-type="float" office:value="0.0848741131164732" calcext:value-type="float">
            <text:p>0.08487411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48600150998969" calcext:value-type="float">
            <text:p>0.0848600151</text:p>
          </table:table-cell>
          <table:table-cell office:value-type="float" office:value="0.0994483322463408" calcext:value-type="float">
            <text:p>0.0994483322</text:p>
          </table:table-cell>
          <table:table-cell office:value-type="float" office:value="0.104474594658668" calcext:value-type="float">
            <text:p>0.1044745947</text:p>
          </table:table-cell>
          <table:table-cell office:value-type="float" office:value="0.0767698989707284" calcext:value-type="float">
            <text:p>0.076769899</text:p>
          </table:table-cell>
          <table:table-cell office:value-type="float" office:value="0.0872099664488865" calcext:value-type="float">
            <text:p>0.0872099664</text:p>
          </table:table-cell>
          <table:table-cell office:value-type="float" office:value="0.0894977084605424" calcext:value-type="float">
            <text:p>0.0894977085</text:p>
          </table:table-cell>
        </table:table-row>
      </table:table>
      <table:table table:name="prediction over featues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log model 5</text:p>
          </table:table-cell>
          <table:table-cell office:value-type="string" calcext:value-type="string">
            <text:p>log article 5</text:p>
          </table:table-cell>
          <table:table-cell office:value-type="string" calcext:value-type="string">
            <text:p>log user 5</text:p>
          </table:table-cell>
          <table:table-cell office:value-type="string" calcext:value-type="string">
            <text:p>log articleUser 5</text:p>
          </table:table-cell>
          <table:table-cell office:value-type="string" calcext:value-type="string">
            <text:p>log none 1</text:p>
          </table:table-cell>
          <table:table-cell office:value-type="string" calcext:value-type="string">
            <text:p>log article 1</text:p>
          </table:table-cell>
          <table:table-cell office:value-type="string" calcext:value-type="string">
            <text:p>lin model 5</text:p>
          </table:table-cell>
          <table:table-cell office:value-type="string" calcext:value-type="string">
            <text:p>lin article 5</text:p>
          </table:table-cell>
          <table:table-cell office:value-type="string" calcext:value-type="string">
            <text:p>lin user 5</text:p>
          </table:table-cell>
          <table:table-cell office:value-type="string" calcext:value-type="string">
            <text:p>lin articleUser 5</text:p>
          </table:table-cell>
          <table:table-cell office:value-type="string" calcext:value-type="string">
            <text:p>lin none 1</text:p>
          </table:table-cell>
          <table:table-cell office:value-type="string" calcext:value-type="string">
            <text:p>lin article 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8" office:value-type="float" office:value="0.112755259548567" calcext:value-type="float">
            <text:p>0.1127552595</text:p>
          </table:table-cell>
          <table:table-cell table:style-name="ce4" office:value-type="string" calcext:value-type="string">
            <text:p>0.11048373107860136</text:p>
          </table:table-cell>
          <table:table-cell table:style-name="ce4" office:value-type="float" office:value="0.112730312541742" calcext:value-type="float">
            <text:p>0.1127303125</text:p>
          </table:table-cell>
          <table:table-cell table:style-name="ce4" office:value-type="float" office:value="0.110368302157347" calcext:value-type="float">
            <text:p>0.1103683022</text:p>
          </table:table-cell>
          <table:table-cell office:value-type="string" calcext:value-type="string">
            <text:p>0.08110077302263635</text:p>
          </table:table-cell>
          <table:table-cell table:style-name="ce4" office:value-type="string" calcext:value-type="string">
            <text:p>0.0796371919411121</text:p>
          </table:table-cell>
          <table:table-cell office:value-type="float" office:value="0.110291374236661" calcext:value-type="float">
            <text:p>0.1102913742</text:p>
          </table:table-cell>
          <table:table-cell office:value-type="float" office:value="0.11413909601236" calcext:value-type="float">
            <text:p>0.114139096</text:p>
          </table:table-cell>
          <table:table-cell office:value-type="float" office:value="0.110273256964159" calcext:value-type="float">
            <text:p>0.110273257</text:p>
          </table:table-cell>
          <table:table-cell office:value-type="float" office:value="0.113986650577936" calcext:value-type="float">
            <text:p>0.1139866506</text:p>
          </table:table-cell>
          <table:table-cell office:value-type="float" office:value="0.0662099033852642" calcext:value-type="float">
            <text:p>0.0662099034</text:p>
          </table:table-cell>
          <table:table-cell office:value-type="float" office:value="0.0750406286712508" calcext:value-type="float">
            <text:p>0.07504062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17081824797894" calcext:value-type="float">
            <text:p>0.1170818248</text:p>
          </table:table-cell>
          <table:table-cell table:style-name="ce4" office:value-type="float" office:value="0.114899727996727" calcext:value-type="float">
            <text:p>0.114899728</text:p>
          </table:table-cell>
          <table:table-cell table:style-name="ce4" office:value-type="float" office:value="0.117028908619527" calcext:value-type="float">
            <text:p>0.1170289086</text:p>
          </table:table-cell>
          <table:table-cell table:style-name="ce4" office:value-type="float" office:value="0.114852845868231" calcext:value-type="float">
            <text:p>0.1148528459</text:p>
          </table:table-cell>
          <table:table-cell office:value-type="float" office:value="0.0976946427192774" calcext:value-type="float">
            <text:p>0.0976946427</text:p>
          </table:table-cell>
          <table:table-cell table:style-name="ce4" office:value-type="float" office:value="0.0952270569105034" calcext:value-type="float">
            <text:p>0.0952270569</text:p>
          </table:table-cell>
          <table:table-cell office:value-type="float" office:value="0.111637264832716" calcext:value-type="float">
            <text:p>0.1116372648</text:p>
          </table:table-cell>
          <table:table-cell office:value-type="float" office:value="0.113607291598827" calcext:value-type="float">
            <text:p>0.1136072916</text:p>
          </table:table-cell>
          <table:table-cell office:value-type="float" office:value="0.111547348964556" calcext:value-type="float">
            <text:p>0.111547349</text:p>
          </table:table-cell>
          <table:table-cell office:value-type="float" office:value="0.113566880748265" calcext:value-type="float">
            <text:p>0.1135668807</text:p>
          </table:table-cell>
          <table:table-cell office:value-type="float" office:value="0.0771392508022036" calcext:value-type="float">
            <text:p>0.0771392508</text:p>
          </table:table-cell>
          <table:table-cell office:value-type="float" office:value="0.0815755528647136" calcext:value-type="float">
            <text:p>0.08157555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8" office:value-type="float" office:value="0.118457928913835" calcext:value-type="float">
            <text:p>0.1184579289</text:p>
          </table:table-cell>
          <table:table-cell table:style-name="ce4" office:value-type="float" office:value="0.115925221195455" calcext:value-type="float">
            <text:p>0.1159252212</text:p>
          </table:table-cell>
          <table:table-cell table:style-name="ce4" office:value-type="float" office:value="0.118452137836817" calcext:value-type="float">
            <text:p>0.1184521378</text:p>
          </table:table-cell>
          <table:table-cell table:style-name="ce4" office:value-type="float" office:value="0.115860924956189" calcext:value-type="float">
            <text:p>0.115860925</text:p>
          </table:table-cell>
          <table:table-cell office:value-type="float" office:value="0.102409318673021" calcext:value-type="float">
            <text:p>0.1024093187</text:p>
          </table:table-cell>
          <table:table-cell table:style-name="ce4" office:value-type="float" office:value="0.0997312214563273" calcext:value-type="float">
            <text:p>0.0997312215</text:p>
          </table:table-cell>
          <table:table-cell office:value-type="float" office:value="0.110609048242946" calcext:value-type="float">
            <text:p>0.1106090482</text:p>
          </table:table-cell>
          <table:table-cell office:value-type="float" office:value="0.112336011080453" calcext:value-type="float">
            <text:p>0.1123360111</text:p>
          </table:table-cell>
          <table:table-cell office:value-type="float" office:value="0.110511566292588" calcext:value-type="float">
            <text:p>0.1105115663</text:p>
          </table:table-cell>
          <table:table-cell office:value-type="float" office:value="0.112321229378423" calcext:value-type="float">
            <text:p>0.1123212294</text:p>
          </table:table-cell>
          <table:table-cell office:value-type="float" office:value="0.0804852978909535" calcext:value-type="float">
            <text:p>0.0804852979</text:p>
          </table:table-cell>
          <table:table-cell office:value-type="float" office:value="0.0831280197599903" calcext:value-type="float">
            <text:p>0.0831280198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4"/>
          <table:table-cell table:number-columns-repeated="11"/>
        </table:table-row>
        <table:table-row table:style-name="ro1" table:number-rows-repeated="10">
          <table:table-cell table:number-columns-repeated="13"/>
        </table:table-row>
        <table:table-row table:style-name="ro1" table:number-rows-repeated="3">
          <table:table-cell table:number-columns-repeated="2"/>
          <table:table-cell table:style-name="ce4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8" table:number-columns-repeated="3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3"/>
          <table:table-cell table:number-columns-repeated="8"/>
        </table:table-row>
      </table:table>
      <table:table table:name="prediction over iterations" table:style-name="ta1">
        <table:table-column table:style-name="co1" table:default-cell-style-name="Default"/>
        <table:table-column table:style-name="co1" table:default-cell-style-name="ce8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log model 5</text:p>
          </table:table-cell>
          <table:table-cell table:style-name="Default" office:value-type="string" calcext:value-type="string">
            <text:p>log article 5</text:p>
          </table:table-cell>
          <table:table-cell table:style-name="Default" office:value-type="string" calcext:value-type="string">
            <text:p>log user 5</text:p>
          </table:table-cell>
          <table:table-cell table:style-name="Default" office:value-type="string" calcext:value-type="string">
            <text:p>log articleUser 5</text:p>
          </table:table-cell>
          <table:table-cell office:value-type="string" calcext:value-type="string">
            <text:p>log none 1</text:p>
          </table:table-cell>
          <table:table-cell table:style-name="Default" office:value-type="string" calcext:value-type="string">
            <text:p>log article 1</text:p>
          </table:table-cell>
          <table:table-cell office:value-type="string" calcext:value-type="string">
            <text:p>lin model 5</text:p>
          </table:table-cell>
          <table:table-cell office:value-type="string" calcext:value-type="string">
            <text:p>lin article 5</text:p>
          </table:table-cell>
          <table:table-cell office:value-type="string" calcext:value-type="string">
            <text:p>lin user 5</text:p>
          </table:table-cell>
          <table:table-cell office:value-type="string" calcext:value-type="string">
            <text:p>lin articleUser 5</text:p>
          </table:table-cell>
          <table:table-cell office:value-type="string" calcext:value-type="string">
            <text:p>lin none 1</text:p>
          </table:table-cell>
          <table:table-cell office:value-type="string" calcext:value-type="string">
            <text:p>lin article 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9366675015192" calcext:value-type="float">
            <text:p>0.0936667502</text:p>
          </table:table-cell>
          <table:table-cell office:value-type="float" office:value="0.087687883605773" calcext:value-type="float">
            <text:p>0.0876878836</text:p>
          </table:table-cell>
          <table:table-cell office:value-type="float" office:value="0.0930548006639511" calcext:value-type="float">
            <text:p>0.0930548007</text:p>
          </table:table-cell>
          <table:table-cell office:value-type="float" office:value="0.0873472697523198" calcext:value-type="float">
            <text:p>0.0873472698</text:p>
          </table:table-cell>
          <table:table-cell office:value-type="float" office:value="0.0552276412855313" calcext:value-type="float">
            <text:p>0.0552276413</text:p>
          </table:table-cell>
          <table:table-cell office:value-type="float" office:value="0.0629244535144561" calcext:value-type="float">
            <text:p>0.0629244535</text:p>
          </table:table-cell>
          <table:table-cell office:value-type="float" office:value="0.0906923685339573" calcext:value-type="float">
            <text:p>0.0906923685</text:p>
          </table:table-cell>
          <table:table-cell office:value-type="float" office:value="0.085999983114008" calcext:value-type="float">
            <text:p>0.0859999831</text:p>
          </table:table-cell>
          <table:table-cell office:value-type="float" office:value="0.0905623458655944" calcext:value-type="float">
            <text:p>0.0905623459</text:p>
          </table:table-cell>
          <table:table-cell office:value-type="float" office:value="0.0856623077351133" calcext:value-type="float">
            <text:p>0.0856623077</text:p>
          </table:table-cell>
          <table:table-cell office:value-type="float" office:value="0.0227916167686438" calcext:value-type="float">
            <text:p>0.0227916168</text:p>
          </table:table-cell>
          <table:table-cell office:value-type="float" office:value="0.013819652012926" calcext:value-type="float">
            <text:p>0.01381965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Default" office:value-type="float" office:value="0.102380546019277" calcext:value-type="float">
            <text:p>0.102380546</text:p>
          </table:table-cell>
          <table:table-cell office:value-type="float" office:value="0.0952462812863936" calcext:value-type="float">
            <text:p>0.0952462813</text:p>
          </table:table-cell>
          <table:table-cell office:value-type="float" office:value="0.101747238834119" calcext:value-type="float">
            <text:p>0.1017472388</text:p>
          </table:table-cell>
          <table:table-cell office:value-type="float" office:value="0.0946561911063074" calcext:value-type="float">
            <text:p>0.0946561911</text:p>
          </table:table-cell>
          <table:table-cell office:value-type="float" office:value="0.0715784194107432" calcext:value-type="float">
            <text:p>0.0715784194</text:p>
          </table:table-cell>
          <table:table-cell office:value-type="float" office:value="0.0662503907948912" calcext:value-type="float">
            <text:p>0.0662503908</text:p>
          </table:table-cell>
          <table:table-cell office:value-type="float" office:value="0.100595649492559" calcext:value-type="float">
            <text:p>0.1005956495</text:p>
          </table:table-cell>
          <table:table-cell office:value-type="float" office:value="0.0986035393397724" calcext:value-type="float">
            <text:p>0.0986035393</text:p>
          </table:table-cell>
          <table:table-cell office:value-type="float" office:value="0.100362693098087" calcext:value-type="float">
            <text:p>0.1003626931</text:p>
          </table:table-cell>
          <table:table-cell office:value-type="float" office:value="0.0981116195255414" calcext:value-type="float">
            <text:p>0.0981116195</text:p>
          </table:table-cell>
          <table:table-cell office:value-type="float" office:value="0.0401710386352371" calcext:value-type="float">
            <text:p>0.0401710386</text:p>
          </table:table-cell>
          <table:table-cell office:value-type="float" office:value="0.0361711128728145" calcext:value-type="float">
            <text:p>0.03617111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09431295732096" calcext:value-type="float">
            <text:p>0.1094312957</text:p>
          </table:table-cell>
          <table:table-cell office:value-type="float" office:value="0.107197941032279" calcext:value-type="float">
            <text:p>0.107197941</text:p>
          </table:table-cell>
          <table:table-cell office:value-type="float" office:value="0.109150721361368" calcext:value-type="float">
            <text:p>0.1091507214</text:p>
          </table:table-cell>
          <table:table-cell office:value-type="float" office:value="0.107086120046632" calcext:value-type="float">
            <text:p>0.10708612</text:p>
          </table:table-cell>
          <table:table-cell office:value-type="float" office:value="0.0809260942218025" calcext:value-type="float">
            <text:p>0.0809260942</text:p>
          </table:table-cell>
          <table:table-cell office:value-type="float" office:value="0.0861517760545032" calcext:value-type="float">
            <text:p>0.0861517761</text:p>
          </table:table-cell>
          <table:table-cell office:value-type="float" office:value="0.108715026265359" calcext:value-type="float">
            <text:p>0.1087150263</text:p>
          </table:table-cell>
          <table:table-cell office:value-type="float" office:value="0.109524699101707" calcext:value-type="float">
            <text:p>0.1095246991</text:p>
          </table:table-cell>
          <table:table-cell office:value-type="float" office:value="0.108753389691719" calcext:value-type="float">
            <text:p>0.1087533897</text:p>
          </table:table-cell>
          <table:table-cell office:value-type="float" office:value="0.109555078696841" calcext:value-type="float">
            <text:p>0.1095550787</text:p>
          </table:table-cell>
          <table:table-cell office:value-type="float" office:value="0.0540670786167014" calcext:value-type="float">
            <text:p>0.0540670786</text:p>
          </table:table-cell>
          <table:table-cell office:value-type="float" office:value="0.0536601183157249" calcext:value-type="float">
            <text:p>0.053660118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17221372257064" calcext:value-type="float">
            <text:p>0.1172213723</text:p>
          </table:table-cell>
          <table:table-cell office:value-type="float" office:value="0.114203657556326" calcext:value-type="float">
            <text:p>0.1142036576</text:p>
          </table:table-cell>
          <table:table-cell office:value-type="float" office:value="0.117070923122873" calcext:value-type="float">
            <text:p>0.1170709231</text:p>
          </table:table-cell>
          <table:table-cell office:value-type="float" office:value="0.114231498058073" calcext:value-type="float">
            <text:p>0.1142314981</text:p>
          </table:table-cell>
          <table:table-cell office:value-type="float" office:value="0.0974924193441983" calcext:value-type="float">
            <text:p>0.0974924193</text:p>
          </table:table-cell>
          <table:table-cell office:value-type="float" office:value="0.0951377777851265" calcext:value-type="float">
            <text:p>0.0951377778</text:p>
          </table:table-cell>
          <table:table-cell office:value-type="float" office:value="0.109441801691617" calcext:value-type="float">
            <text:p>0.1094418017</text:p>
          </table:table-cell>
          <table:table-cell office:value-type="float" office:value="0.110342702136948" calcext:value-type="float">
            <text:p>0.1103427021</text:p>
          </table:table-cell>
          <table:table-cell office:value-type="float" office:value="0.10927280279229" calcext:value-type="float">
            <text:p>0.1092728028</text:p>
          </table:table-cell>
          <table:table-cell office:value-type="float" office:value="0.11021900661034" calcext:value-type="float">
            <text:p>0.1102190066</text:p>
          </table:table-cell>
          <table:table-cell office:value-type="float" office:value="0.0714993162250021" calcext:value-type="float">
            <text:p>0.0714993162</text:p>
          </table:table-cell>
          <table:table-cell office:value-type="float" office:value="0.0741197756939261" calcext:value-type="float">
            <text:p>0.07411977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18457928913835" calcext:value-type="float">
            <text:p>0.1184579289</text:p>
          </table:table-cell>
          <table:table-cell office:value-type="float" office:value="0.115925221195455" calcext:value-type="float">
            <text:p>0.1159252212</text:p>
          </table:table-cell>
          <table:table-cell office:value-type="float" office:value="0.118452137836817" calcext:value-type="float">
            <text:p>0.1184521378</text:p>
          </table:table-cell>
          <table:table-cell office:value-type="float" office:value="0.115860924956189" calcext:value-type="float">
            <text:p>0.115860925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0997312214563273" calcext:value-type="float">
            <text:p>0.0997312215</text:p>
          </table:table-cell>
          <table:table-cell office:value-type="float" office:value="0.110609048242946" calcext:value-type="float">
            <text:p>0.1106090482</text:p>
          </table:table-cell>
          <table:table-cell office:value-type="float" office:value="0.112336011080453" calcext:value-type="float">
            <text:p>0.1123360111</text:p>
          </table:table-cell>
          <table:table-cell office:value-type="float" office:value="0.110511566292588" calcext:value-type="float">
            <text:p>0.1105115663</text:p>
          </table:table-cell>
          <table:table-cell office:value-type="float" office:value="0.112321229378423" calcext:value-type="float">
            <text:p>0.1123212294</text:p>
          </table:table-cell>
          <table:table-cell office:value-type="float" office:value="0.0804852978909535" calcext:value-type="float">
            <text:p>0.0804852979</text:p>
          </table:table-cell>
          <table:table-cell office:value-type="float" office:value="0.0831280197599903" calcext:value-type="float">
            <text:p>0.0831280198</text:p>
          </table:table-cell>
        </table:table-row>
      </table:table>
      <table:table table:name="neg weights boosted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Log 100 features</text:p>
          </table:table-cell>
          <table:table-cell office:value-type="string" calcext:value-type="string">
            <text:p>Log 200 features</text:p>
          </table:table-cell>
          <table:table-cell office:value-type="string" calcext:value-type="string">
            <text:p>Log 300 features</text:p>
          </table:table-cell>
          <table:table-cell office:value-type="string" calcext:value-type="string">
            <text:p>Lin 100 features</text:p>
          </table:table-cell>
          <table:table-cell office:value-type="string" calcext:value-type="string">
            <text:p>Lin 200 features</text:p>
          </table:table-cell>
          <table:table-cell office:value-type="string" calcext:value-type="string">
            <text:p>Lin 300 features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 style:data-style-name="N2" text:time-value="09:10:12.60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9:17.071000000</meta:creation-date>
    <dc:date>2017-01-23T17:26:28.907000000</dc:date>
    <meta:editing-duration>P4DT22H58M16S</meta:editing-duration>
    <meta:editing-cycles>446</meta:editing-cycles>
    <meta:generator>LibreOffice/5.1.6.2$Windows_x86 LibreOffice_project/07ac168c60a517dba0f0d7bc7540f5afa45f0909</meta:generator>
    <meta:document-statistic meta:table-count="14" meta:cell-count="2962" meta:object-count="0"/>
  </office:meta>
</office:document-meta>
</file>